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 svg:font-family=""/>
    <style:font-face style:name="Linux Libertine Mono O" svg:font-family="'Linux Libertine Mono O'"/>
    <style:font-face style:name="Times New Roman1"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ew Century Schoolbook" svg:font-family="'New Century Schoolbook'" style:font-family-generic="system" style:font-pitch="variable"/>
    <style:font-face style:name="Times New Roman2" svg:font-family="'Times New Roman'" style:font-family-generic="system" style:font-pitch="variable"/>
  </office:font-face-decls>
  <office:automatic-styles>
    <style:style style:name="Table3" style:family="table" style:master-page-name="">
      <style:table-properties style:width="17cm" style:page-number="auto" table:align="center" fo:background-color="transparent" style:shadow="none" style:may-break-between-rows="false" table:border-model="collapsing">
        <style:background-image/>
      </style:table-properties>
    </style:style>
    <style:style style:name="Table3.A" style:family="table-column">
      <style:table-column-properties style:column-width="7.318cm"/>
    </style:style>
    <style:style style:name="Table3.B" style:family="table-column">
      <style:table-column-properties style:column-width="3.909cm"/>
    </style:style>
    <style:style style:name="Table3.C" style:family="table-column">
      <style:table-column-properties style:column-width="3.62cm"/>
    </style:style>
    <style:style style:name="Table3.D" style:family="table-column">
      <style:table-column-properties style:column-width="2.154cm"/>
    </style:style>
    <style:style style:name="Table3.1" style:family="table-row">
      <style:table-row-properties style:min-row-height="0.877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cm" fo:border="none" style:writing-mode="page">
        <style:background-image/>
      </style:table-cell-properties>
    </style:style>
    <style:style style:name="Table3.B2" style:family="table-cell" style:data-style-name="N20000">
      <style:table-cell-properties style:vertical-align="middle" fo:background-color="transparent" fo:padding="0cm" fo:border="none" style:writing-mode="page">
        <style:background-image/>
      </style:table-cell-properties>
    </style:style>
    <style:style style:name="Table3.3" style:family="table-row">
      <style:table-row-properties style:min-row-height="0.877cm" fo:keep-together="auto"/>
    </style:style>
    <style:style style:name="Table3.A3" style:family="table-cell">
      <style:table-cell-properties fo:background-color="transparent" fo:padding="0cm" fo:border="none" style:writing-mode="page">
        <style:background-image/>
      </style:table-cell-properties>
    </style:style>
    <style:style style:name="Table3.B3" style:family="table-cell" style:data-style-name="N20000">
      <style:table-cell-properties fo:background-color="transparent" fo:padding="0cm" fo:border="none" style:writing-mode="page">
        <style:background-image/>
      </style:table-cell-properties>
    </style:style>
    <style:style style:name="Table3.C3" style:family="table-cell" style:data-style-name="N20000">
      <style:table-cell-properties fo:background-color="transparent" fo:padding="0cm" fo:border="none" style:writing-mode="page">
        <style:background-image/>
      </style:table-cell-properties>
    </style:style>
    <style:style style:name="Table3.D3" style:family="table-cell" style:data-style-name="N20000">
      <style:table-cell-properties fo:background-color="transparent" fo:padding="0cm" fo:border="none" style:writing-mode="page">
        <style:background-image/>
      </style:table-cell-properties>
    </style:style>
    <style:style style:name="Table3.4" style:family="table-row">
      <style:table-row-properties style:min-row-height="0.877cm" fo:background-color="transparent">
        <style:background-image/>
      </style:table-row-properties>
    </style:style>
    <style:style style:name="Table3.A4" style:family="table-cell">
      <style:table-cell-properties fo:background-color="transparent" fo:padding="0cm" fo:border="none" style:writing-mode="page">
        <style:background-image/>
      </style:table-cell-properties>
    </style:style>
    <style:style style:name="Table3.B4" style:family="table-cell" style:data-style-name="N20000">
      <style:table-cell-properties fo:background-color="transparent" fo:padding="0cm" fo:border="none" style:writing-mode="page">
        <style:background-image/>
      </style:table-cell-properties>
    </style:style>
    <style:style style:name="Table3.C4" style:family="table-cell" style:data-style-name="N20000">
      <style:table-cell-properties fo:background-color="transparent" fo:padding="0cm" fo:border="none" style:writing-mode="page">
        <style:background-image/>
      </style:table-cell-properties>
    </style:style>
    <style:style style:name="Table3.D4" style:family="table-cell" style:data-style-name="N20000">
      <style:table-cell-properties fo:background-color="transparent" fo:padding="0cm" fo:border="none" style:writing-mode="page">
        <style:background-image/>
      </style:table-cell-properties>
    </style:style>
    <style:style style:name="Table3.5" style:family="table-row">
      <style:table-row-properties style:min-row-height="0.877cm"/>
    </style:style>
    <style:style style:name="Table3.A5" style:family="table-cell">
      <style:table-cell-properties fo:background-color="transparent" fo:padding="0cm" fo:border="none" style:writing-mode="page">
        <style:background-image/>
      </style:table-cell-properties>
    </style:style>
    <style:style style:name="Table3.B5" style:family="table-cell" style:data-style-name="N20000">
      <style:table-cell-properties fo:background-color="transparent" fo:padding="0cm" fo:border="none" style:writing-mode="page">
        <style:background-image/>
      </style:table-cell-properties>
    </style:style>
    <style:style style:name="Table3.C5" style:family="table-cell" style:data-style-name="N20000">
      <style:table-cell-properties fo:background-color="transparent" fo:padding="0cm" fo:border="none" style:writing-mode="page">
        <style:background-image/>
      </style:table-cell-properties>
    </style:style>
    <style:style style:name="Table3.D5" style:family="table-cell" style:data-style-name="N20000">
      <style:table-cell-properties fo:background-color="transparent" fo:padding="0cm" fo:border="none" style:writing-mode="page">
        <style:background-image/>
      </style:table-cell-properties>
    </style:style>
    <style:style style:name="Table3.6" style:family="table-row">
      <style:table-row-properties style:min-row-height="0.877cm" fo:keep-together="auto"/>
    </style:style>
    <style:style style:name="Table3.A6" style:family="table-cell">
      <style:table-cell-properties fo:background-color="transparent" fo:padding="0cm" fo:border="none" style:writing-mode="page">
        <style:background-image/>
      </style:table-cell-properties>
    </style:style>
    <style:style style:name="Table3.B6" style:family="table-cell" style:data-style-name="N20000">
      <style:table-cell-properties fo:background-color="transparent" fo:padding="0cm" fo:border="none" style:writing-mode="page">
        <style:background-image/>
      </style:table-cell-properties>
    </style:style>
    <style:style style:name="Table3.C6" style:family="table-cell" style:data-style-name="N20000">
      <style:table-cell-properties fo:background-color="transparent" fo:padding="0cm" fo:border="none" style:writing-mode="page">
        <style:background-image/>
      </style:table-cell-properties>
    </style:style>
    <style:style style:name="Table3.D6" style:family="table-cell" style:data-style-name="N20000">
      <style:table-cell-properties fo:background-color="transparent" fo:padding="0cm" fo:border="none" style:writing-mode="page">
        <style:background-image/>
      </style:table-cell-properties>
    </style:style>
    <style:style style:name="Table3.7" style:family="table-row">
      <style:table-row-properties style:min-row-height="0.877cm"/>
    </style:style>
    <style:style style:name="Table3.A7" style:family="table-cell">
      <style:table-cell-properties fo:background-color="transparent" fo:padding="0cm" fo:border="none" style:writing-mode="page">
        <style:background-image/>
      </style:table-cell-properties>
    </style:style>
    <style:style style:name="Table3.B7" style:family="table-cell" style:data-style-name="N20000">
      <style:table-cell-properties fo:background-color="transparent" fo:padding="0cm" fo:border="none" style:writing-mode="page">
        <style:background-image/>
      </style:table-cell-properties>
    </style:style>
    <style:style style:name="Table3.C7" style:family="table-cell" style:data-style-name="N20000">
      <style:table-cell-properties fo:background-color="transparent" fo:padding="0cm" fo:border="none" style:writing-mode="page">
        <style:background-image/>
      </style:table-cell-properties>
    </style:style>
    <style:style style:name="Table3.D7" style:family="table-cell" style:data-style-name="N20000">
      <style:table-cell-properties fo:background-color="transparent" fo:padding="0cm" fo:border="none" style:writing-mode="page">
        <style:background-image/>
      </style:table-cell-properties>
    </style:style>
    <style:style style:name="Table3.8" style:family="table-row">
      <style:table-row-properties style:min-row-height="0.877cm"/>
    </style:style>
    <style:style style:name="Table3.A8" style:family="table-cell">
      <style:table-cell-properties fo:background-color="transparent" fo:padding="0cm" fo:border="none" style:writing-mode="page">
        <style:background-image/>
      </style:table-cell-properties>
    </style:style>
    <style:style style:name="Table3.B8" style:family="table-cell" style:data-style-name="N20000">
      <style:table-cell-properties fo:background-color="transparent" fo:padding="0cm" fo:border="none" style:writing-mode="page">
        <style:background-image/>
      </style:table-cell-properties>
    </style:style>
    <style:style style:name="Table3.C8" style:family="table-cell" style:data-style-name="N20000">
      <style:table-cell-properties fo:background-color="transparent" fo:padding="0cm" fo:border="none" style:writing-mode="page">
        <style:background-image/>
      </style:table-cell-properties>
    </style:style>
    <style:style style:name="Table3.D8" style:family="table-cell" style:data-style-name="N20000">
      <style:table-cell-properties fo:background-color="transparent" fo:padding="0cm" fo:border="none" style:writing-mode="page">
        <style:background-image/>
      </style:table-cell-properties>
    </style:style>
    <style:style style:name="Table3.9" style:family="table-row">
      <style:table-row-properties style:min-row-height="0.877cm" fo:keep-together="auto"/>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3.B9"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3.C9"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3.D9"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8.61cm" fo:margin-top="0cm" fo:margin-bottom="0cm" table:align="center" fo:background-color="transparent" style:may-break-between-rows="false" style:writing-mode="lr-tb">
        <style:background-image/>
      </style:table-properties>
    </style:style>
    <style:style style:name="Table1.A" style:family="table-column">
      <style:table-column-properties style:column-width="5.043cm"/>
    </style:style>
    <style:style style:name="Table1.B" style:family="table-column">
      <style:table-column-properties style:column-width="3.567cm"/>
    </style:style>
    <style:style style:name="Table1.1" style:family="table-row">
      <style:table-row-properties style:min-row-height="0.587cm" fo:keep-together="auto"/>
    </style:style>
    <style:style style:name="Table1.A1" style:family="table-cell">
      <style:table-cell-properties fo:background-color="transparent" fo:padding-left="0.191cm" fo:padding-right="0.191cm" fo:padding-top="0cm" fo:padding-bottom="0cm" fo:border-left="none" fo:border-right="none" fo:border-top="0.05pt solid #000000" fo:border-bottom="0.05pt solid #000000">
        <style:background-image/>
      </style:table-cell-properties>
    </style:style>
    <style:style style:name="Table1.2" style:family="table-row">
      <style:table-row-properties style:min-row-height="0.609cm" fo:background-color="transparent" fo:keep-together="auto">
        <style:background-image/>
      </style:table-row-properties>
    </style:style>
    <style:style style:name="Table1.A2" style:family="table-cell">
      <style:table-cell-properties style:vertical-align="middle" fo:background-color="transparent" fo:padding-left="0.191cm" fo:padding-right="0.191cm" fo:padding-top="0cm" fo:padding-bottom="0cm" fo:border-left="none" fo:border-right="none" fo:border-top="none" fo:border-bottom="0.05pt solid #000000">
        <style:background-image/>
      </style:table-cell-properties>
    </style:style>
    <style:style style:name="Table1.B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3" style:family="table-row">
      <style:table-row-properties style:min-row-height="0.497cm" fo:keep-together="auto"/>
    </style:style>
    <style:style style:name="Table1.A3"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3"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4" style:family="table-row">
      <style:table-row-properties style:min-row-height="0.485cm" fo:keep-together="auto"/>
    </style:style>
    <style:style style:name="Table1.A4"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4"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5" style:family="table-row">
      <style:table-row-properties style:min-row-height="0.746cm" fo:keep-together="auto"/>
    </style:style>
    <style:style style:name="Table1.A5"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5"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6" style:family="table-row">
      <style:table-row-properties style:min-row-height="0.746cm" fo:keep-together="auto"/>
    </style:style>
    <style:style style:name="Table1.A6"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7" style:family="table-row">
      <style:table-row-properties style:min-row-height="0.746cm" fo:keep-together="auto"/>
    </style:style>
    <style:style style:name="Table1.A7"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7"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8" style:family="table-row">
      <style:table-row-properties style:min-row-height="0.746cm" fo:keep-together="auto"/>
    </style:style>
    <style:style style:name="Table1.A8"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8"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9" style:family="table-row">
      <style:table-row-properties style:min-row-height="0.746cm" fo:keep-together="auto"/>
    </style:style>
    <style:style style:name="Table1.A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0" style:family="table-row">
      <style:table-row-properties style:min-row-height="0.746cm" fo:keep-together="auto"/>
    </style:style>
    <style:style style:name="Table1.A10"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1" style:family="table-row">
      <style:table-row-properties style:min-row-height="0.746cm" fo:keep-together="auto"/>
    </style:style>
    <style:style style:name="Table1.A11"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11"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2" style:family="table-row">
      <style:table-row-properties style:min-row-height="0.746cm" fo:keep-together="auto"/>
    </style:style>
    <style:style style:name="Table1.A1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1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2" style:family="table" style:master-page-name="">
      <style:table-properties style:width="8.179cm" style:page-number="auto" table:align="center" fo:background-color="transparent" style:shadow="none" style:may-break-between-rows="false" table:border-model="collapsing">
        <style:background-image/>
      </style:table-properties>
    </style:style>
    <style:style style:name="Table2.A" style:family="table-column">
      <style:table-column-properties style:column-width="4.9cm"/>
    </style:style>
    <style:style style:name="Table2.B" style:family="table-column">
      <style:table-column-properties style:column-width="3.279cm"/>
    </style:style>
    <style:style style:name="Table2.1" style:family="table-row">
      <style:table-row-properties style:min-row-height="0.981cm" fo:background-color="transparent">
        <style:background-image/>
      </style:table-row-properties>
    </style:style>
    <style:style style:name="Table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981cm" fo:background-color="transparent" fo:keep-together="auto">
        <style:background-image/>
      </style:table-row-properties>
    </style:style>
    <style:style style:name="Table2.A2" style:family="table-cell">
      <style:table-cell-properties style:vertical-align="middle" fo:background-color="transparent" fo:padding="0cm" fo:border="none" style:writing-mode="page">
        <style:background-image/>
      </style:table-cell-properties>
    </style:style>
    <style:style style:name="Table2.B2" style:family="table-cell" style:data-style-name="N20000">
      <style:table-cell-properties style:vertical-align="middle" fo:background-color="transparent" fo:padding="0cm" fo:border="none" style:writing-mode="page">
        <style:background-image/>
      </style:table-cell-properties>
    </style:style>
    <style:style style:name="Table2.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B7" style:family="table-cell" style:data-style-name="N20000">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Bibliography_20_1">
      <style:paragraph-properties>
        <style:tab-stops/>
      </style:paragraph-properties>
    </style:style>
    <style:style style:name="P2" style:family="paragraph" style:parent-style-name="Table">
      <style:text-properties fo:font-size="10.5pt" style:font-size-asian="10.5pt" style:font-size-complex="10.5pt"/>
    </style:style>
    <style:style style:name="P3" style:family="paragraph" style:parent-style-name="Table" style:list-style-name="WWNum29">
      <style:text-properties fo:font-size="10.5pt" officeooo:paragraph-rsid="0028f83e" style:font-size-asian="10.5pt" style:font-size-complex="10.5pt"/>
    </style:style>
    <style:style style:name="P4" style:family="paragraph" style:parent-style-name="Table" style:list-style-name="WWNum28">
      <style:text-properties fo:font-size="10.5pt" officeooo:paragraph-rsid="0028f83e" style:font-size-asian="10.5pt" style:font-size-complex="10.5pt"/>
    </style:style>
    <style:style style:name="P5" style:family="paragraph" style:parent-style-name="Table" style:list-style-name="WWNum28">
      <style:text-properties fo:font-size="10.5pt" officeooo:paragraph-rsid="00297858" style:font-size-asian="10.5pt" style:font-size-complex="10.5pt"/>
    </style:style>
    <style:style style:name="P6" style:family="paragraph" style:parent-style-name="Table">
      <style:paragraph-properties fo:text-align="center" style:justify-single-word="false"/>
      <style:text-properties fo:font-size="10.5pt" style:font-size-asian="10.5pt" style:font-size-complex="10.5pt"/>
    </style:style>
    <style:style style:name="P7" style:family="paragraph" style:parent-style-name="Table">
      <style:paragraph-properties fo:text-align="center" style:justify-single-word="false"/>
      <style:text-properties fo:font-size="10.5pt" officeooo:paragraph-rsid="0028f83e" style:font-size-asian="10.5pt" style:font-size-complex="10.5pt"/>
    </style:style>
    <style:style style:name="P8" style:family="paragraph" style:parent-style-name="Table">
      <style:paragraph-properties fo:text-align="center" style:justify-single-word="false"/>
      <style:text-properties fo:font-size="10.5pt" officeooo:paragraph-rsid="00297858" style:font-size-asian="10.5pt" style:font-size-complex="10.5pt"/>
    </style:style>
    <style:style style:name="P9" style:family="paragraph" style:parent-style-name="Table" style:list-style-name="WWNum28">
      <style:paragraph-properties fo:text-align="start" style:justify-single-word="false"/>
      <style:text-properties fo:font-size="10.5pt" officeooo:paragraph-rsid="0028f83e" style:font-size-asian="10.5pt" style:font-size-complex="10.5pt"/>
    </style:style>
    <style:style style:name="P10" style:family="paragraph" style:parent-style-name="Table">
      <style:paragraph-properties fo:text-align="start" style:justify-single-word="false"/>
      <style:text-properties fo:font-size="10.5pt" officeooo:paragraph-rsid="0028f83e" style:font-size-asian="10.5pt" style:font-size-complex="10.5pt"/>
    </style:style>
    <style:style style:name="P11" style:family="paragraph" style:parent-style-name="Table">
      <style:text-properties fo:font-size="10.5pt" officeooo:paragraph-rsid="0028f83e" style:font-size-asian="10.5pt" style:font-size-complex="10.5pt"/>
    </style:style>
    <style:style style:name="P12" style:family="paragraph" style:parent-style-name="Table">
      <style:text-properties style:text-underline-style="none"/>
    </style:style>
    <style:style style:name="P13" style:family="paragraph" style:parent-style-name="Table">
      <loext:graphic-properties draw:fill="none"/>
      <style:paragraph-properties fo:margin-left="0cm" fo:margin-right="0cm" fo:margin-top="0.212cm" fo:margin-bottom="0.212cm" style:contextual-spacing="false" fo:text-align="start" style:justify-single-word="false" fo:text-indent="0.801cm" style:auto-text-indent="false" fo:background-color="transparent" text:number-lines="false" text:line-number="0"/>
      <style:text-properties fo:font-size="10.5pt" style:font-size-asian="10.5pt" style:font-size-complex="10.5pt"/>
    </style:style>
    <style:style style:name="P14" style:family="paragraph" style:parent-style-name="Table">
      <loext:graphic-properties draw:fill="none"/>
      <style:paragraph-properties fo:margin-left="0cm" fo:margin-right="0cm" fo:margin-top="0.212cm" fo:margin-bottom="0.212cm" style:contextual-spacing="false" fo:text-indent="0.9cm" style:auto-text-indent="false" fo:background-color="transparent" text:number-lines="false" text:line-number="0"/>
      <style:text-properties fo:font-size="10.5pt" officeooo:paragraph-rsid="0028f83e" style:font-size-asian="10.5pt" style:font-size-complex="10.5pt"/>
    </style:style>
    <style:style style:name="P15" style:family="paragraph" style:parent-style-name="Text_20_body">
      <style:text-properties style:font-name="Times new roman" fo:font-size="14pt" fo:font-weight="bold" officeooo:paragraph-rsid="0016b2aa" style:font-size-asian="14pt" style:font-weight-asian="bold" style:font-size-complex="14pt" style:font-weight-complex="bold"/>
    </style:style>
    <style:style style:name="P16" style:family="paragraph" style:parent-style-name="Text_20_body">
      <style:text-properties style:font-name="Times new roman" fo:font-size="14pt" officeooo:paragraph-rsid="0016b2aa" style:font-size-asian="14pt" style:font-size-complex="14pt"/>
    </style:style>
    <style:style style:name="P17" style:family="paragraph" style:parent-style-name="Text_20_body">
      <style:paragraph-properties fo:text-align="center" style:justify-single-word="false"/>
      <style:text-properties style:font-name="Times new roman" fo:font-size="12pt" fo:font-weight="bold" officeooo:rsid="0010e550" officeooo:paragraph-rsid="0016b2aa" style:font-size-asian="12pt" style:font-weight-asian="bold" style:font-size-complex="12pt" style:font-weight-complex="bold"/>
    </style:style>
    <style:style style:name="P18" style:family="paragraph" style:parent-style-name="Text_20_body">
      <style:paragraph-properties fo:text-align="center" style:justify-single-word="false"/>
      <style:text-properties style:font-name="Times new roman" fo:font-size="12pt" fo:font-weight="bold" officeooo:rsid="0010e550" officeooo:paragraph-rsid="0028f83e" style:font-size-asian="12pt" style:font-weight-asian="bold" style:font-size-complex="12pt" style:font-weight-complex="bold"/>
    </style:style>
    <style:style style:name="P19" style:family="paragraph" style:parent-style-name="Text_20_body">
      <style:paragraph-properties fo:text-align="justify" style:justify-single-word="false"/>
      <style:text-properties style:font-name="Times new roman" fo:font-size="12pt" fo:font-weight="bold" officeooo:rsid="0010e550" officeooo:paragraph-rsid="0028f83e" style:font-size-asian="12pt" style:font-weight-asian="bold" style:font-size-complex="12pt" style:font-weight-complex="bold"/>
    </style:style>
    <style:style style:name="P20" style:family="paragraph" style:parent-style-name="Text_20_body">
      <style:paragraph-properties fo:line-height="100%" fo:text-align="justify" style:justify-single-word="false"/>
      <style:text-properties style:font-name="Times new roman" fo:font-size="12pt" officeooo:rsid="0010e550" officeooo:paragraph-rsid="0028f83e" style:font-size-asian="12pt" style:font-size-complex="12pt"/>
    </style:style>
    <style:style style:name="P21" style:family="paragraph" style:parent-style-name="Text_20_body">
      <style:paragraph-properties fo:text-align="center" style:justify-single-word="false"/>
      <style:text-properties style:font-name="Times new roman" fo:font-size="12pt" officeooo:rsid="0010e550" officeooo:paragraph-rsid="0028f83e" style:font-size-asian="12pt" style:font-size-complex="12pt"/>
    </style:style>
    <style:style style:name="P22" style:family="paragraph" style:parent-style-name="Text_20_body">
      <style:paragraph-properties fo:text-align="center" style:justify-single-word="false"/>
      <style:text-properties style:font-name="Times new roman" fo:font-size="12pt" officeooo:paragraph-rsid="0028f83e" style:font-size-asian="12pt" style:font-size-complex="12pt"/>
    </style:style>
    <style:style style:name="P23" style:family="paragraph" style:parent-style-name="Text_20_body">
      <style:text-properties style:font-name="Times new roman" fo:font-size="12pt" officeooo:paragraph-rsid="0016b2aa" style:font-size-asian="12pt" style:font-size-complex="12pt"/>
    </style:style>
    <style:style style:name="P24" style:family="paragraph" style:parent-style-name="Text_20_body">
      <style:paragraph-properties fo:line-height="100%" fo:text-align="justify" style:justify-single-word="false"/>
      <style:text-properties style:font-name="Times new roman" fo:font-size="12pt" officeooo:paragraph-rsid="0028f83e" style:font-size-asian="12pt" style:font-size-complex="12pt"/>
    </style:style>
    <style:style style:name="P25" style:family="paragraph" style:parent-style-name="Text_20_body">
      <style:text-properties style:font-name="Times new roman" fo:font-size="12pt" officeooo:rsid="002c9f5a" officeooo:paragraph-rsid="002c9f5a" style:font-size-asian="12pt" style:font-size-complex="12pt"/>
    </style:style>
    <style:style style:name="P26" style:family="paragraph" style:parent-style-name="Text_20_body">
      <style:text-properties style:font-name="Times new roman" fo:font-size="12pt" fo:font-weight="normal" officeooo:rsid="0010e550" officeooo:paragraph-rsid="0028f83e" style:font-size-asian="12pt" style:font-weight-asian="normal" style:font-size-complex="12pt" style:font-weight-complex="normal"/>
    </style:style>
    <style:style style:name="P27" style:family="paragraph" style:parent-style-name="Text_20_body">
      <style:text-properties style:font-name="Times new roman" fo:font-size="12pt" fo:font-weight="normal" officeooo:rsid="002add41" officeooo:paragraph-rsid="002c9f5a"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Times new roman" fo:font-size="10.5pt" fo:font-weight="bold" officeooo:rsid="0010e550" officeooo:paragraph-rsid="00297858" style:font-size-asian="10.5pt" style:font-weight-asian="bold" style:font-size-complex="10.5pt" style:font-weight-complex="bold"/>
    </style:style>
    <style:style style:name="P29" style:family="paragraph" style:parent-style-name="Text_20_body">
      <style:text-properties style:font-name="Times new roman" fo:font-size="10.5pt" fo:font-style="italic" officeooo:paragraph-rsid="0016b2aa" style:font-size-asian="10.5pt" style:font-style-asian="italic" style:font-size-complex="10.5pt" style:font-style-complex="italic"/>
    </style:style>
    <style:style style:name="P30" style:family="paragraph" style:parent-style-name="Text_20_body">
      <style:paragraph-properties fo:text-align="center" style:justify-single-word="false"/>
      <style:text-properties fo:font-weight="bold" officeooo:paragraph-rsid="00297858" style:font-weight-asian="bold" style:font-weight-complex="bold"/>
    </style:style>
    <style:style style:name="P31" style:family="paragraph" style:parent-style-name="Text_20_body">
      <style:paragraph-properties fo:text-align="center" style:justify-single-word="false"/>
      <style:text-properties officeooo:paragraph-rsid="0016b2aa"/>
    </style:style>
    <style:style style:name="P32" style:family="paragraph" style:parent-style-name="Text_20_body">
      <style:paragraph-properties fo:text-align="justify" style:justify-single-word="false"/>
      <style:text-properties officeooo:paragraph-rsid="0028f83e"/>
    </style:style>
    <style:style style:name="P33" style:family="paragraph" style:parent-style-name="Text_20_body">
      <style:text-properties fo:font-size="10.5pt" style:text-underline-style="none" officeooo:paragraph-rsid="00297858" style:font-size-asian="10.5pt" style:font-size-complex="10.5pt"/>
    </style:style>
    <style:style style:name="P34" style:family="paragraph" style:parent-style-name="Text_20_body">
      <style:text-properties officeooo:paragraph-rsid="00297858"/>
    </style:style>
    <style:style style:name="P35" style:family="paragraph" style:parent-style-name="Text_20_body">
      <style:text-properties style:text-underline-style="none" officeooo:paragraph-rsid="00297858"/>
    </style:style>
    <style:style style:name="P36" style:family="paragraph" style:parent-style-name="Text_20_body">
      <style:paragraph-properties fo:text-align="center" style:justify-single-word="false"/>
      <style:text-properties style:text-underline-style="none" fo:font-weight="bold" officeooo:paragraph-rsid="00297858" style:font-weight-asian="bold" style:font-weight-complex="bold"/>
    </style:style>
    <style:style style:name="P37" style:family="paragraph" style:parent-style-name="Text_20_body">
      <style:text-properties style:text-underline-style="none" officeooo:paragraph-rsid="002fc2d7"/>
    </style:style>
    <style:style style:name="T1" style:family="text">
      <style:text-properties fo:font-weight="normal" style:font-weight-asian="normal" style:font-weight-complex="normal"/>
    </style:style>
    <style:style style:name="T2" style:family="text">
      <style:text-properties fo:font-weight="normal" officeooo:rsid="003b5103" style:font-weight-asian="normal" style:font-weight-complex="normal"/>
    </style:style>
    <style:style style:name="T3" style:family="text">
      <style:text-properties fo:font-weight="normal" officeooo:rsid="0038e5e0" style:font-weight-asian="normal" style:font-weight-complex="normal"/>
    </style:style>
    <style:style style:name="T4" style:family="text">
      <style:text-properties fo:font-weight="normal" officeooo:rsid="003ab2c5" style:font-weight-asian="normal" style:font-weight-complex="normal"/>
    </style:style>
    <style:style style:name="T5" style:family="text">
      <style:text-properties fo:font-weight="normal" officeooo:rsid="00141547" style:font-weight-asian="normal" style:font-weight-complex="normal"/>
    </style:style>
    <style:style style:name="T6" style:family="text">
      <style:text-properties fo:font-weight="normal" officeooo:rsid="0028f83e" style:font-weight-asian="normal" style:font-weight-complex="normal"/>
    </style:style>
    <style:style style:name="T7" style:family="text">
      <style:text-properties fo:font-weight="normal" officeooo:rsid="00141547" style:font-name-asian="Times New Roman2" style:language-asian="en" style:country-asian="US" style:font-weight-asian="normal" style:font-name-complex="Times New Roman2" style:font-weight-complex="normal"/>
    </style:style>
    <style:style style:name="T8" style:family="text">
      <style:text-properties officeooo:rsid="000fa84f"/>
    </style:style>
    <style:style style:name="T9" style:family="text">
      <style:text-properties fo:font-style="normal" officeooo:rsid="000e7eca" style:font-style-asian="normal" style:font-style-complex="normal"/>
    </style:style>
    <style:style style:name="T10" style:family="text">
      <style:text-properties fo:font-style="normal" officeooo:rsid="000fa84f"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2c9f5a" style:font-style-asian="italic" style:font-style-complex="italic"/>
    </style:style>
    <style:style style:name="T13" style:family="text">
      <style:text-properties fo:font-style="italic" officeooo:rsid="002add41" style:font-style-asian="italic" style:font-style-complex="italic"/>
    </style:style>
    <style:style style:name="T14" style:family="text">
      <style:text-properties fo:font-style="italic" officeooo:rsid="00297858" style:font-style-asian="italic" style:font-name-complex="FreeSans1" style:font-style-complex="italic"/>
    </style:style>
    <style:style style:name="T15" style:family="text">
      <style:text-properties fo:font-style="italic" fo:font-weight="normal" officeooo:rsid="0010e550" style:font-name-asian="Calibri" style:language-asian="en" style:country-asian="US" style:font-style-asian="italic" style:font-weight-asian="normal" style:font-name-complex="New Century Schoolbook" style:font-style-complex="italic" style:font-weight-complex="normal"/>
    </style:style>
    <style:style style:name="T16" style:family="text">
      <style:text-properties fo:font-style="italic" fo:font-weight="normal" officeooo:rsid="0029afab" style:font-name-asian="Calibri" style:language-asian="en" style:country-asian="US" style:font-style-asian="italic" style:font-weight-asian="normal" style:font-name-complex="New Century Schoolbook" style:font-style-complex="italic" style:font-weight-complex="normal"/>
    </style:style>
    <style:style style:name="T17" style:family="text">
      <style:text-properties fo:font-style="italic" fo:font-weight="normal" officeooo:rsid="00141547" style:font-name-asian="Calibri" style:language-asian="en" style:country-asian="US" style:font-style-asian="italic" style:font-weight-asian="normal" style:font-name-complex="New Century Schoolbook" style:font-style-complex="italic" style:font-weight-complex="normal"/>
    </style:style>
    <style:style style:name="T18" style:family="text">
      <style:text-properties fo:font-style="italic" fo:font-weight="bold" officeooo:rsid="002add41" style:font-style-asian="italic" style:font-weight-asian="bold" style:font-style-complex="italic" style:font-weight-complex="bold"/>
    </style:style>
    <style:style style:name="T19" style:family="text">
      <style:text-properties fo:font-style="italic" fo:font-weight="bold" officeooo:rsid="002c9f5a" style:font-style-asian="italic" style:font-weight-asian="bold" style:font-style-complex="italic" style:font-weight-complex="bold"/>
    </style:style>
    <style:style style:name="T20" style:family="text">
      <style:text-properties style:font-name-asian="Calibri" style:language-asian="en" style:country-asian="US" style:font-name-complex="Times New Roman2"/>
    </style:style>
    <style:style style:name="T21" style:family="text">
      <style:text-properties officeooo:rsid="0012ccbf" style:font-name-asian="Calibri" style:language-asian="en" style:country-asian="US" style:font-name-complex="Times New Roman2"/>
    </style:style>
    <style:style style:name="T22" style:family="text">
      <style:text-properties officeooo:rsid="00164cd3" style:font-name-asian="Calibri" style:language-asian="en" style:country-asian="US" style:font-name-complex="Times New Roman2"/>
    </style:style>
    <style:style style:name="T23" style:family="text">
      <style:text-properties style:font-name-complex="Times New Roman2"/>
    </style:style>
    <style:style style:name="T24" style:family="text">
      <style:text-properties officeooo:rsid="000e112c" style:font-name-complex="Times New Roman2"/>
    </style:style>
    <style:style style:name="T25" style:family="text">
      <style:text-properties officeooo:rsid="002f60ae" style:font-name-complex="Times New Roman2"/>
    </style:style>
    <style:style style:name="T26" style:family="text">
      <style:text-properties officeooo:rsid="001224e3" style:font-name-complex="Times New Roman2"/>
    </style:style>
    <style:style style:name="T27" style:family="text">
      <style:text-properties officeooo:rsid="00141547" style:font-name-complex="Times New Roman2"/>
    </style:style>
    <style:style style:name="T28" style:family="text">
      <style:text-properties officeooo:rsid="000e9daa"/>
    </style:style>
    <style:style style:name="T29" style:family="text">
      <style:text-properties officeooo:rsid="002f60ae"/>
    </style:style>
    <style:style style:name="T30" style:family="text">
      <style:text-properties fo:font-weight="bold" style:font-weight-asian="bold" style:font-weight-complex="bold"/>
    </style:style>
    <style:style style:name="T31" style:family="text">
      <style:text-properties fo:font-weight="bold" officeooo:rsid="002add41" style:font-weight-asian="bold" style:font-weight-complex="bold"/>
    </style:style>
    <style:style style:name="T32" style:family="text">
      <style:text-properties fo:font-weight="bold" officeooo:rsid="002c9f5a" style:font-weight-asian="bold" style:font-weight-complex="bold"/>
    </style:style>
    <style:style style:name="T33" style:family="text">
      <style:text-properties style:font-name-asian="Times New Roman2" style:language-asian="en" style:country-asian="US" style:font-name-complex="Times New Roman2"/>
    </style:style>
    <style:style style:name="T34" style:family="text">
      <style:text-properties officeooo:rsid="000f0991" style:font-name-asian="Times New Roman2" style:language-asian="en" style:country-asian="US" style:font-name-complex="Times New Roman2"/>
    </style:style>
    <style:style style:name="T35" style:family="text">
      <style:text-properties officeooo:rsid="002f60ae" style:font-name-asian="Times New Roman2" style:language-asian="en" style:country-asian="US" style:font-name-complex="Times New Roman2"/>
    </style:style>
    <style:style style:name="T36" style:family="text">
      <style:text-properties officeooo:rsid="0030247a" style:font-name-asian="Times New Roman2" style:language-asian="en" style:country-asian="US" style:font-name-complex="Times New Roman2"/>
    </style:style>
    <style:style style:name="T37" style:family="text">
      <style:text-properties officeooo:rsid="00141547" style:font-name-asian="Times New Roman2" style:language-asian="en" style:country-asian="US" style:font-name-complex="Times New Roman2"/>
    </style:style>
    <style:style style:name="T38" style:family="text">
      <style:text-properties style:font-name="Times new roman" fo:font-size="12pt" fo:language="en" fo:country="GB" officeooo:rsid="00127d21" style:font-size-asian="12pt" style:font-size-complex="12pt"/>
    </style:style>
    <style:style style:name="T39" style:family="text">
      <style:text-properties style:font-name="Times new roman" fo:font-size="12pt" fo:language="en" fo:country="GB" officeooo:rsid="001c625f" style:font-size-asian="12pt" style:font-size-complex="12pt"/>
    </style:style>
    <style:style style:name="T40" style:family="text">
      <style:text-properties style:font-name="Times new roman" fo:font-size="12pt" fo:language="en" fo:country="GB" officeooo:rsid="001b556a" style:font-size-asian="12pt" style:font-size-complex="12pt"/>
    </style:style>
    <style:style style:name="T41" style:family="text">
      <style:text-properties style:font-name="Times new roman" fo:font-size="12pt" fo:language="en" fo:country="GB" fo:font-weight="normal" officeooo:rsid="00141034" style:font-size-asian="12pt" style:language-asian="en" style:country-asian="US" style:font-weight-asian="normal" style:font-size-complex="12pt" style:font-weight-complex="normal"/>
    </style:style>
    <style:style style:name="T42" style:family="text">
      <style:text-properties style:font-name="Times new roman" fo:font-size="12pt" fo:language="en" fo:country="GB" fo:font-style="italic" fo:font-weight="normal" officeooo:rsid="00174a89" style:font-size-asian="12pt" style:language-asian="en" style:country-asian="US" style:font-style-asian="italic" style:font-weight-asian="normal" style:font-size-complex="12pt" style:font-style-complex="italic" style:font-weight-complex="normal"/>
    </style:style>
    <style:style style:name="T43" style:family="text">
      <style:text-properties style:font-name="Times new roman" fo:font-size="12pt" fo:language="en" fo:country="GB" fo:font-style="italic" fo:font-weight="normal" officeooo:rsid="00fe5c47" style:font-size-asian="12pt" style:language-asian="en" style:country-asian="US" style:font-style-asian="italic" style:font-weight-asian="normal" style:font-size-complex="12pt" style:font-style-complex="italic" style:font-weight-complex="normal"/>
    </style:style>
    <style:style style:name="T44" style:family="text">
      <style:text-properties style:font-name="Times new roman" fo:font-size="12pt" fo:language="en" fo:country="GB" fo:font-style="italic" fo:font-weight="normal" officeooo:rsid="00164cd3" style:font-size-asian="12pt" style:language-asian="en" style:country-asian="US" style:font-style-asian="italic" style:font-weight-asian="normal" style:font-size-complex="12pt" style:font-style-complex="italic" style:font-weight-complex="normal"/>
    </style:style>
    <style:style style:name="T45" style:family="text">
      <style:text-properties style:font-name="Times new roman" fo:font-size="12pt" fo:font-weight="bold" officeooo:rsid="0010e550" style:font-size-asian="12pt" style:font-weight-asian="bold" style:font-size-complex="12pt" style:font-weight-complex="bold"/>
    </style:style>
    <style:style style:name="T46" style:family="text">
      <style:text-properties officeooo:rsid="00141547"/>
    </style:style>
    <style:style style:name="T47" style:family="text">
      <style:text-properties fo:font-variant="normal" fo:text-transform="none" fo:color="#000000" loext:opacity="100%" style:font-name="Times new roman" fo:font-size="14pt" fo:language="en" fo:country="GB" fo:font-weight="normal" officeooo:rsid="00141034" style:font-name-asian="Calibri" style:font-size-asian="14pt" style:language-asian="en" style:country-asian="US" style:font-weight-asian="normal" style:font-name-complex="Times New Roman2" style:font-size-complex="14pt" style:font-weight-complex="normal"/>
    </style:style>
    <style:style style:name="T48" style:family="text">
      <style:text-properties fo:font-variant="normal" fo:text-transform="none" fo:color="#000000" loext:opacity="100%" style:font-name="Times new roman" fo:font-size="14pt" fo:language="en" fo:country="GB" fo:font-weight="normal" officeooo:rsid="00127d21" style:font-name-asian="Calibri" style:font-size-asian="14pt" style:language-asian="en" style:country-asian="US" style:font-weight-asian="normal" style:font-name-complex="Times New Roman2" style:font-size-complex="14pt" style:font-weight-complex="normal"/>
    </style:style>
    <style:style style:name="T49" style:family="text">
      <style:text-properties fo:font-variant="normal" fo:text-transform="none" fo:color="#000000" loext:opacity="100%" style:font-name="Times new roman" fo:font-size="14pt" fo:language="en" fo:country="GB" fo:font-style="normal" fo:font-weight="normal" style:font-name-asian="Calibri" style:font-size-asian="14pt" style:language-asian="en" style:country-asian="US" style:font-weight-asian="normal" style:font-name-complex="Times New Roman2" style:font-size-complex="14pt" style:font-weight-complex="normal"/>
    </style:style>
    <style:style style:name="T50" style:family="text">
      <style:text-properties fo:font-variant="normal" fo:text-transform="none" fo:color="#000000" loext:opacity="100%" style:font-name="Times new roman" fo:font-size="14pt" fo:language="en" fo:country="GB" fo:font-style="normal" fo:font-weight="normal" officeooo:rsid="0012ccbf" style:font-name-asian="Calibri" style:font-size-asian="14pt" style:language-asian="en" style:country-asian="US" style:font-weight-asian="normal" style:font-name-complex="Times New Roman2" style:font-size-complex="14pt" style:font-weight-complex="normal"/>
    </style:style>
    <style:style style:name="T51" style:family="text">
      <style:text-properties fo:font-variant="normal" fo:text-transform="none" fo:color="#000000" loext:opacity="100%" style:font-name="Times new roman" fo:font-size="14pt" fo:language="en" fo:country="GB" fo:font-style="normal" fo:font-weight="normal" officeooo:rsid="00141034" style:font-name-asian="Calibri" style:font-size-asian="14pt" style:language-asian="en" style:country-asian="US" style:font-weight-asian="normal" style:font-name-complex="Times New Roman2" style:font-size-complex="14pt" style:font-weight-complex="normal"/>
    </style:style>
    <style:style style:name="T52" style:family="text">
      <style:text-properties fo:font-variant="normal" fo:text-transform="none" fo:color="#000000" loext:opacity="100%" style:font-name="Times new roman" fo:font-size="14pt" fo:language="en" fo:country="GB" fo:font-style="normal" fo:font-weight="normal" officeooo:rsid="001fb26a" style:font-name-asian="Calibri" style:font-size-asian="14pt" style:language-asian="en" style:country-asian="US" style:font-weight-asian="normal" style:font-name-complex="Times New Roman2" style:font-size-complex="14pt" style:font-weight-complex="normal"/>
    </style:style>
    <style:style style:name="T53" style:family="text">
      <style:text-properties fo:font-variant="normal" fo:text-transform="none" fo:color="#000000" loext:opacity="100%" style:font-name="Times new roman" fo:font-size="14pt" fo:language="en" fo:country="GB" fo:font-style="normal" fo:font-weight="normal" officeooo:rsid="0021b83c" style:font-name-asian="Calibri" style:font-size-asian="14pt" style:language-asian="en" style:country-asian="US" style:font-weight-asian="normal" style:font-name-complex="Times New Roman2" style:font-size-complex="14pt" style:font-weight-complex="normal"/>
    </style:style>
    <style:style style:name="T54" style:family="text">
      <style:text-properties fo:font-variant="normal" fo:text-transform="none" fo:color="#000000" loext:opacity="100%" style:font-name="Times new roman" fo:font-size="14pt" fo:language="en" fo:country="GB" fo:font-style="normal" fo:font-weight="normal" style:font-name-asian="Calibri" style:font-size-asian="14pt" style:language-asian="en" style:country-asian="US" style:font-style-asian="italic" style:font-weight-asian="normal" style:font-name-complex="Times New Roman2" style:font-size-complex="14pt" style:font-style-complex="italic" style:font-weight-complex="normal"/>
    </style:style>
    <style:style style:name="T55" style:family="text">
      <style:text-properties fo:font-variant="normal" fo:text-transform="none" fo:color="#000000" loext:opacity="100%" style:font-name="Times new roman" fo:font-size="14pt" fo:language="en" fo:country="GB" fo:font-style="normal" fo:font-weight="normal" officeooo:rsid="001fb26a" style:font-name-asian="Calibri" style:font-size-asian="14pt" style:language-asian="en" style:country-asian="US" style:font-style-asian="italic" style:font-weight-asian="normal" style:font-name-complex="Times New Roman2" style:font-size-complex="14pt" style:font-style-complex="italic" style:font-weight-complex="normal"/>
    </style:style>
    <style:style style:name="T56" style:family="text">
      <style:text-properties fo:font-variant="normal" fo:text-transform="none" fo:color="#000000" loext:opacity="100%" style:font-name="Times new roman" fo:font-size="14pt" fo:language="en" fo:country="GB" fo:font-style="italic" fo:font-weight="normal" style:font-name-asian="Calibri" style:font-size-asian="14pt" style:language-asian="en" style:country-asian="US" style:font-style-asian="italic" style:font-weight-asian="normal" style:font-name-complex="Times New Roman2" style:font-size-complex="14pt" style:font-style-complex="italic" style:font-weight-complex="normal"/>
    </style:style>
    <style:style style:name="T57" style:family="text">
      <style:text-properties fo:font-variant="normal" fo:text-transform="none" fo:color="#000000" loext:opacity="100%" fo:language="en" fo:country="GB" fo:font-style="normal" fo:font-weight="normal" style:font-name-asian="Calibri" style:language-asian="en" style:country-asian="US" style:font-weight-asian="normal" style:font-name-complex="Times New Roman2" style:font-weight-complex="normal"/>
    </style:style>
    <style:style style:name="T58" style:family="text">
      <style:text-properties fo:font-variant="normal" fo:text-transform="none" fo:color="#000000" loext:opacity="100%" fo:language="en" fo:country="GB" fo:font-style="normal" fo:font-weight="normal" officeooo:rsid="001fb26a" style:font-name-asian="Calibri" style:language-asian="en" style:country-asian="US" style:font-weight-asian="normal" style:font-name-complex="Times New Roman2" style:font-weight-complex="normal"/>
    </style:style>
    <style:style style:name="T59" style:family="text">
      <style:text-properties fo:font-variant="normal" fo:text-transform="none" fo:color="#000000" loext:opacity="100%" fo:language="en" fo:country="GB" fo:font-style="normal" fo:font-weight="normal" officeooo:rsid="0021b83c" style:font-name-asian="Calibri" style:language-asian="en" style:country-asian="US" style:font-weight-asian="normal" style:font-name-complex="Times New Roman2" style:font-weight-complex="normal"/>
    </style:style>
    <style:style style:name="T60" style:family="text">
      <style:text-properties fo:font-variant="normal" fo:text-transform="none" fo:color="#000000" loext:opacity="100%" fo:language="en" fo:country="GB" fo:font-style="normal" fo:font-weight="normal" officeooo:rsid="00141034" style:font-name-asian="Calibri" style:language-asian="en" style:country-asian="US" style:font-weight-asian="normal" style:font-name-complex="Times New Roman2" style:font-weight-complex="normal"/>
    </style:style>
    <style:style style:name="T61" style:family="text">
      <style:text-properties fo:font-variant="normal" fo:text-transform="none" fo:color="#000000" loext:opacity="100%" fo:language="en" fo:country="GB" fo:font-style="normal" fo:font-weight="normal" officeooo:rsid="0012ccbf" style:font-name-asian="Calibri" style:language-asian="en" style:country-asian="US" style:font-weight-asian="normal" style:font-name-complex="Times New Roman2" style:font-weight-complex="normal"/>
    </style:style>
    <style:style style:name="T62" style:family="text">
      <style:text-properties fo:font-variant="normal" fo:text-transform="none" fo:color="#000000" loext:opacity="100%" fo:language="en" fo:country="GB" fo:font-style="normal" fo:font-weight="normal" style:font-name-asian="Calibri" style:language-asian="en" style:country-asian="US" style:font-style-asian="italic" style:font-weight-asian="normal" style:font-name-complex="Times New Roman2" style:font-style-complex="italic" style:font-weight-complex="normal"/>
    </style:style>
    <style:style style:name="T63" style:family="text">
      <style:text-properties fo:font-variant="normal" fo:text-transform="none" fo:color="#000000" loext:opacity="100%" fo:language="en" fo:country="GB" fo:font-style="normal" fo:font-weight="normal" officeooo:rsid="001fb26a" style:font-name-asian="Calibri" style:language-asian="en" style:country-asian="US" style:font-style-asian="italic" style:font-weight-asian="normal" style:font-name-complex="Times New Roman2" style:font-style-complex="italic" style:font-weight-complex="normal"/>
    </style:style>
    <style:style style:name="T64" style:family="text">
      <style:text-properties fo:font-variant="normal" fo:text-transform="none" fo:color="#000000" loext:opacity="100%" fo:language="en" fo:country="GB" fo:font-style="normal" style:font-name-asian="Calibri" style:language-asian="en" style:country-asian="US" style:font-name-complex="Times New Roman2"/>
    </style:style>
    <style:style style:name="T65" style:family="text">
      <style:text-properties fo:font-variant="normal" fo:text-transform="none" fo:color="#000000" loext:opacity="100%" fo:language="en" fo:country="GB" fo:font-style="normal" officeooo:rsid="00141034" style:font-name-asian="Calibri" style:language-asian="en" style:country-asian="US" style:font-name-complex="Times New Roman2"/>
    </style:style>
    <style:style style:name="T66" style:family="text">
      <style:text-properties fo:font-variant="normal" fo:text-transform="none" fo:color="#000000" loext:opacity="100%" fo:language="en" fo:country="GB" fo:font-style="normal" officeooo:rsid="0012ccbf" style:font-name-asian="Calibri" style:language-asian="en" style:country-asian="US" style:font-name-complex="Times New Roman2"/>
    </style:style>
    <style:style style:name="T67" style:family="text">
      <style:text-properties fo:font-variant="normal" fo:text-transform="none" fo:color="#000000" loext:opacity="100%" fo:language="en" fo:country="GB" fo:font-style="normal" officeooo:rsid="001fb26a" style:font-name-asian="Calibri" style:language-asian="en" style:country-asian="US" style:font-name-complex="Times New Roman2"/>
    </style:style>
    <style:style style:name="T68" style:family="text">
      <style:text-properties fo:font-variant="normal" fo:text-transform="none" fo:color="#000000" loext:opacity="100%" fo:language="en" fo:country="GB" fo:font-style="normal" officeooo:rsid="0021b83c" style:font-name-asian="Calibri" style:language-asian="en" style:country-asian="US" style:font-name-complex="Times New Roman2"/>
    </style:style>
    <style:style style:name="T69" style:family="text">
      <style:text-properties fo:font-variant="normal" fo:text-transform="none" fo:color="#000000" loext:opacity="100%" fo:language="en" fo:country="GB" fo:font-style="normal" style:font-name-asian="Calibri" style:language-asian="en" style:country-asian="US" style:font-style-asian="italic" style:font-name-complex="Times New Roman2" style:font-style-complex="italic"/>
    </style:style>
    <style:style style:name="T70" style:family="text">
      <style:text-properties fo:font-variant="normal" fo:text-transform="none" fo:color="#000000" loext:opacity="100%" fo:language="en" fo:country="GB" fo:font-style="normal" officeooo:rsid="001fb26a" style:font-name-asian="Calibri" style:language-asian="en" style:country-asian="US" style:font-style-asian="italic" style:font-name-complex="Times New Roman2" style:font-style-complex="italic"/>
    </style:style>
    <style:style style:name="T71" style:family="text">
      <style:text-properties fo:font-variant="normal" fo:text-transform="none" fo:color="#000000" loext:opacity="100%" fo:language="en" fo:country="GB" fo:font-style="normal" fo:font-weight="bold" style:font-name-asian="Calibri" style:language-asian="en" style:country-asian="US" style:font-weight-asian="bold" style:font-name-complex="Times New Roman2" style:font-weight-complex="bold"/>
    </style:style>
    <style:style style:name="T72" style:family="text">
      <style:text-properties fo:font-variant="normal" fo:text-transform="none" fo:color="#000000" loext:opacity="100%" fo:language="en" fo:country="GB" fo:font-style="normal" fo:font-weight="bold" officeooo:rsid="00141034" style:font-name-asian="Calibri" style:language-asian="en" style:country-asian="US" style:font-weight-asian="bold" style:font-name-complex="Times New Roman2" style:font-weight-complex="bold"/>
    </style:style>
    <style:style style:name="T73" style:family="text">
      <style:text-properties fo:font-variant="normal" fo:text-transform="none" fo:color="#000000" loext:opacity="100%" fo:language="en" fo:country="GB" fo:font-style="normal" fo:font-weight="bold" officeooo:rsid="0012ccbf" style:font-name-asian="Calibri" style:language-asian="en" style:country-asian="US" style:font-weight-asian="bold" style:font-name-complex="Times New Roman2" style:font-weight-complex="bold"/>
    </style:style>
    <style:style style:name="T74" style:family="text">
      <style:text-properties fo:font-variant="normal" fo:text-transform="none" fo:color="#000000" loext:opacity="100%" fo:language="en" fo:country="GB" fo:font-style="normal" fo:font-weight="bold" officeooo:rsid="001fb26a" style:font-name-asian="Calibri" style:language-asian="en" style:country-asian="US" style:font-weight-asian="bold" style:font-name-complex="Times New Roman2" style:font-weight-complex="bold"/>
    </style:style>
    <style:style style:name="T75" style:family="text">
      <style:text-properties fo:font-variant="normal" fo:text-transform="none" fo:color="#000000" loext:opacity="100%" fo:language="en" fo:country="GB" fo:font-style="normal" fo:font-weight="bold" officeooo:rsid="0021b83c" style:font-name-asian="Calibri" style:language-asian="en" style:country-asian="US" style:font-weight-asian="bold" style:font-name-complex="Times New Roman2" style:font-weight-complex="bold"/>
    </style:style>
    <style:style style:name="T76" style:family="text">
      <style:text-properties fo:font-variant="normal" fo:text-transform="none" fo:color="#000000" loext:opacity="100%" fo:language="en" fo:country="GB" fo:font-style="normal" fo:font-weight="bold" style:font-name-asian="Calibri" style:language-asian="en" style:country-asian="US" style:font-style-asian="italic" style:font-weight-asian="bold" style:font-name-complex="Times New Roman2" style:font-style-complex="italic" style:font-weight-complex="bold"/>
    </style:style>
    <style:style style:name="T77" style:family="text">
      <style:text-properties fo:font-variant="normal" fo:text-transform="none" fo:color="#000000" loext:opacity="100%" fo:language="en" fo:country="GB" fo:font-style="normal" fo:font-weight="bold" officeooo:rsid="001fb26a" style:font-name-asian="Calibri" style:language-asian="en" style:country-asian="US" style:font-style-asian="italic" style:font-weight-asian="bold" style:font-name-complex="Times New Roman2" style:font-style-complex="italic" style:font-weight-complex="bold"/>
    </style:style>
    <style:style style:name="T78" style:family="text">
      <style:text-properties fo:font-variant="normal" fo:text-transform="none" fo:color="#000000" loext:opacity="100%" fo:language="en" fo:country="GB" fo:font-weight="normal" officeooo:rsid="00127d21" style:font-name-asian="Calibri" style:language-asian="en" style:country-asian="US" style:font-weight-asian="normal" style:font-name-complex="Times New Roman2" style:font-weight-complex="normal"/>
    </style:style>
    <style:style style:name="T79" style:family="text">
      <style:text-properties fo:font-variant="normal" fo:text-transform="none" fo:color="#000000" loext:opacity="100%" fo:language="en" fo:country="GB" fo:font-weight="normal" officeooo:rsid="00141034" style:font-name-asian="Calibri" style:language-asian="en" style:country-asian="US" style:font-weight-asian="normal" style:font-name-complex="Times New Roman2" style:font-weight-complex="normal"/>
    </style:style>
    <style:style style:name="T80" style:family="text">
      <style:text-properties fo:font-variant="normal" fo:text-transform="none" fo:color="#000000" loext:opacity="100%" fo:language="en" fo:country="GB" fo:font-style="italic" fo:font-weight="normal" style:font-name-asian="Calibri" style:language-asian="en" style:country-asian="US" style:font-style-asian="italic" style:font-weight-asian="normal" style:font-name-complex="Times New Roman2" style:font-style-complex="italic" style:font-weight-complex="normal"/>
    </style:style>
    <style:style style:name="T81" style:family="text">
      <style:text-properties fo:font-variant="normal" fo:text-transform="none" fo:color="#000000" loext:opacity="100%" fo:language="en" fo:country="GB" fo:font-style="italic" fo:font-weight="bold" style:font-name-asian="Calibri" style:language-asian="en" style:country-asian="US" style:font-style-asian="italic" style:font-weight-asian="bold" style:font-name-complex="Times New Roman2" style:font-style-complex="italic" style:font-weight-complex="bold"/>
    </style:style>
    <style:style style:name="T82" style:family="text">
      <style:text-properties fo:font-variant="normal" fo:text-transform="none" fo:color="#000000" loext:opacity="100%" fo:language="en" fo:country="GB" fo:font-style="italic" style:font-name-asian="Calibri" style:language-asian="en" style:country-asian="US" style:font-style-asian="italic" style:font-name-complex="Times New Roman2" style:font-style-complex="italic"/>
    </style:style>
    <style:style style:name="T83" style:family="text">
      <style:text-properties fo:font-variant="normal" fo:text-transform="none" fo:color="#000000" loext:opacity="100%" fo:language="en" fo:country="GB" officeooo:rsid="00141034" style:font-name-asian="Calibri" style:language-asian="en" style:country-asian="US" style:font-name-complex="Times New Roman2"/>
    </style:style>
    <style:style style:name="T84" style:family="text">
      <style:text-properties fo:font-variant="normal" fo:text-transform="none" fo:color="#000000" loext:opacity="100%" fo:language="en" fo:country="GB" officeooo:rsid="00127d21" style:font-name-asian="Calibri" style:language-asian="en" style:country-asian="US" style:font-name-complex="Times New Roman2"/>
    </style:style>
    <style:style style:name="T85" style:family="text">
      <style:text-properties fo:font-variant="normal" fo:text-transform="none" fo:color="#000000" loext:opacity="100%" fo:language="en" fo:country="GB" fo:font-weight="bold" officeooo:rsid="00141034" style:font-name-asian="Calibri" style:language-asian="en" style:country-asian="US" style:font-weight-asian="bold" style:font-name-complex="Times New Roman2" style:font-weight-complex="bold"/>
    </style:style>
    <style:style style:name="T86" style:family="text">
      <style:text-properties fo:font-variant="normal" fo:text-transform="none" fo:color="#000000" loext:opacity="100%" fo:language="en" fo:country="GB" fo:font-weight="bold" officeooo:rsid="00127d21" style:font-name-asian="Calibri" style:language-asian="en" style:country-asian="US" style:font-weight-asian="bold" style:font-name-complex="Times New Roman2" style:font-weight-complex="bold"/>
    </style:style>
    <style:style style:name="T87" style:family="text">
      <style:text-properties fo:font-variant="normal" fo:text-transform="none" fo:color="#000000" loext:opacity="100%" fo:font-style="normal" style:language-asian="en" style:country-asian="US" style:font-name-complex="Times New Roman2"/>
    </style:style>
    <style:style style:name="T88" style:family="text">
      <style:text-properties fo:font-variant="normal" fo:text-transform="none" fo:color="#000000" loext:opacity="100%" fo:font-style="normal" style:font-name-asian="Calibri" style:language-asian="en" style:country-asian="US" style:font-name-complex="Times New Roman2"/>
    </style:style>
    <style:style style:name="T89" style:family="text">
      <style:text-properties fo:font-variant="normal" fo:text-transform="none" fo:color="#000000" loext:opacity="100%" fo:font-style="normal" officeooo:rsid="0012ccbf" style:font-name-asian="Calibri" style:language-asian="en" style:country-asian="US" style:font-name-complex="Times New Roman2"/>
    </style:style>
    <style:style style:name="T90" style:family="text">
      <style:text-properties fo:font-variant="normal" fo:text-transform="none" fo:color="#000000" loext:opacity="100%" fo:font-style="normal" officeooo:rsid="00164cd3" style:font-name-asian="Calibri" style:language-asian="en" style:country-asian="US" style:font-name-complex="Times New Roman2"/>
    </style:style>
    <style:style style:name="T91" style:family="text">
      <style:text-properties fo:font-variant="normal" fo:text-transform="none" fo:color="#000000" loext:opacity="100%" fo:font-style="normal" officeooo:rsid="002add41" style:font-name-asian="Calibri" style:language-asian="en" style:country-asian="US" style:font-name-complex="Times New Roman2"/>
    </style:style>
    <style:style style:name="T92" style:family="text">
      <style:text-properties fo:font-variant="normal" fo:text-transform="none" fo:color="#000000" loext:opacity="100%" fo:font-style="normal" officeooo:rsid="002c9f5a" style:font-name-asian="Calibri" style:language-asian="en" style:country-asian="US" style:font-name-complex="Times New Roman2"/>
    </style:style>
    <style:style style:name="T93" style:family="text">
      <style:text-properties fo:font-variant="normal" fo:text-transform="none" fo:color="#000000" loext:opacity="100%" fo:font-style="normal" fo:font-weight="normal" style:font-name-asian="Calibri" style:language-asian="en" style:country-asian="US" style:font-weight-asian="normal" style:font-name-complex="Times New Roman2" style:font-weight-complex="normal"/>
    </style:style>
    <style:style style:name="T94" style:family="text">
      <style:text-properties fo:font-variant="normal" fo:text-transform="none" fo:color="#000000" loext:opacity="100%" fo:font-style="normal" fo:font-weight="normal" officeooo:rsid="002add41" style:font-name-asian="Calibri" style:language-asian="en" style:country-asian="US" style:font-weight-asian="normal" style:font-name-complex="Times New Roman2" style:font-weight-complex="normal"/>
    </style:style>
    <style:style style:name="T95" style:family="text">
      <style:text-properties fo:font-variant="normal" fo:text-transform="none" fo:color="#000000" loext:opacity="100%" fo:font-style="normal" fo:font-weight="normal" officeooo:rsid="002c9f5a" style:font-name-asian="Calibri" style:language-asian="en" style:country-asian="US" style:font-weight-asian="normal" style:font-name-complex="Times New Roman2" style:font-weight-complex="normal"/>
    </style:style>
    <style:style style:name="T96" style:family="text">
      <style:text-properties fo:font-variant="normal" fo:text-transform="none" fo:color="#000000" loext:opacity="100%" fo:font-style="normal" fo:font-weight="bold" style:font-name-asian="Calibri" style:language-asian="en" style:country-asian="US" style:font-weight-asian="bold" style:font-name-complex="Times New Roman2" style:font-weight-complex="bold"/>
    </style:style>
    <style:style style:name="T97" style:family="text">
      <style:text-properties fo:font-variant="normal" fo:text-transform="none" fo:color="#000000" loext:opacity="100%" fo:font-size="14pt" fo:language="en" fo:country="GB" fo:font-style="normal" fo:font-weight="normal" style:font-name-asian="Calibri" style:font-size-asian="14pt" style:language-asian="en" style:country-asian="US" style:font-weight-asian="normal" style:font-name-complex="Times New Roman2" style:font-size-complex="14pt" style:font-weight-complex="normal"/>
    </style:style>
    <style:style style:name="T98" style:family="text">
      <style:text-properties fo:font-variant="normal" fo:text-transform="none" fo:color="#000000" loext:opacity="100%" fo:font-size="14pt" fo:language="en" fo:country="GB" fo:font-style="normal" fo:font-weight="normal" officeooo:rsid="001fb26a" style:font-name-asian="Calibri" style:font-size-asian="14pt" style:language-asian="en" style:country-asian="US" style:font-weight-asian="normal" style:font-name-complex="Times New Roman2" style:font-size-complex="14pt" style:font-weight-complex="normal"/>
    </style:style>
    <style:style style:name="T99" style:family="text">
      <style:text-properties fo:font-variant="normal" fo:text-transform="none" fo:color="#000000" loext:opacity="100%" fo:font-size="14pt" fo:language="en" fo:country="GB" fo:font-style="normal" fo:font-weight="normal" officeooo:rsid="0021b83c" style:font-name-asian="Calibri" style:font-size-asian="14pt" style:language-asian="en" style:country-asian="US" style:font-weight-asian="normal" style:font-name-complex="Times New Roman2" style:font-size-complex="14pt" style:font-weight-complex="normal"/>
    </style:style>
    <style:style style:name="T100" style:family="text">
      <style:text-properties fo:font-variant="normal" fo:text-transform="none" fo:color="#000000" loext:opacity="100%" fo:font-size="14pt" fo:language="en" fo:country="GB" fo:font-style="normal" fo:font-weight="normal" officeooo:rsid="00141034" style:font-name-asian="Calibri" style:font-size-asian="14pt" style:language-asian="en" style:country-asian="US" style:font-weight-asian="normal" style:font-name-complex="Times New Roman2" style:font-size-complex="14pt" style:font-weight-complex="normal"/>
    </style:style>
    <style:style style:name="T101" style:family="text">
      <style:text-properties fo:font-variant="normal" fo:text-transform="none" fo:color="#000000" loext:opacity="100%" fo:font-size="14pt" fo:language="en" fo:country="GB" fo:font-style="normal" fo:font-weight="normal" officeooo:rsid="0012ccbf" style:font-name-asian="Calibri" style:font-size-asian="14pt" style:language-asian="en" style:country-asian="US" style:font-weight-asian="normal" style:font-name-complex="Times New Roman2" style:font-size-complex="14pt" style:font-weight-complex="normal"/>
    </style:style>
    <style:style style:name="T102" style:family="text">
      <style:text-properties fo:font-variant="normal" fo:text-transform="none" fo:color="#000000" loext:opacity="100%" fo:font-size="14pt" fo:language="en" fo:country="GB" fo:font-style="normal" fo:font-weight="normal" style:font-name-asian="Calibri" style:font-size-asian="14pt" style:language-asian="en" style:country-asian="US" style:font-style-asian="italic" style:font-weight-asian="normal" style:font-name-complex="Times New Roman2" style:font-size-complex="14pt" style:font-style-complex="italic" style:font-weight-complex="normal"/>
    </style:style>
    <style:style style:name="T103" style:family="text">
      <style:text-properties fo:font-variant="normal" fo:text-transform="none" fo:color="#000000" loext:opacity="100%" fo:font-size="14pt" fo:language="en" fo:country="GB" fo:font-style="normal" fo:font-weight="normal" officeooo:rsid="001fb26a" style:font-name-asian="Calibri" style:font-size-asian="14pt" style:language-asian="en" style:country-asian="US" style:font-style-asian="italic" style:font-weight-asian="normal" style:font-name-complex="Times New Roman2" style:font-size-complex="14pt" style:font-style-complex="italic" style:font-weight-complex="normal"/>
    </style:style>
    <style:style style:name="T104" style:family="text">
      <style:text-properties fo:font-variant="normal" fo:text-transform="none" fo:color="#000000" loext:opacity="100%" fo:font-size="14pt" fo:language="en" fo:country="GB" fo:font-weight="normal" officeooo:rsid="00127d21" style:font-name-asian="Calibri" style:font-size-asian="14pt" style:language-asian="en" style:country-asian="US" style:font-weight-asian="normal" style:font-name-complex="Times New Roman2" style:font-size-complex="14pt" style:font-weight-complex="normal"/>
    </style:style>
    <style:style style:name="T105" style:family="text">
      <style:text-properties fo:font-variant="normal" fo:text-transform="none" fo:color="#000000" loext:opacity="100%" fo:font-size="14pt" fo:language="en" fo:country="GB" fo:font-weight="normal" officeooo:rsid="00141034" style:font-name-asian="Calibri" style:font-size-asian="14pt" style:language-asian="en" style:country-asian="US" style:font-weight-asian="normal" style:font-name-complex="Times New Roman2" style:font-size-complex="14pt" style:font-weight-complex="normal"/>
    </style:style>
    <style:style style:name="T106" style:family="text">
      <style:text-properties fo:font-variant="normal" fo:text-transform="none" fo:color="#000000" loext:opacity="100%" fo:font-size="14pt" fo:language="en" fo:country="GB" fo:font-style="italic" fo:font-weight="normal" style:font-name-asian="Calibri" style:font-size-asian="14pt" style:language-asian="en" style:country-asian="US" style:font-style-asian="italic" style:font-weight-asian="normal" style:font-name-complex="Times New Roman2" style:font-size-complex="14pt" style:font-style-complex="italic" style:font-weight-complex="normal"/>
    </style:style>
    <style:style style:name="T107" style:family="text">
      <style:text-properties fo:font-variant="normal" fo:text-transform="none" fo:color="#000000" loext:opacity="100%" fo:font-size="12pt" fo:language="en" fo:country="GB" fo:font-style="normal" fo:font-weight="normal" officeooo:rsid="001fb26a" style:font-name-asian="Calibri" style:font-size-asian="12pt" style:language-asian="en" style:country-asian="US" style:font-weight-asian="normal" style:font-name-complex="Times New Roman2" style:font-size-complex="12pt" style:font-weight-complex="normal"/>
    </style:style>
    <style:style style:name="T108" style:family="text">
      <style:text-properties fo:font-variant="normal" fo:text-transform="none" fo:color="#000000" loext:opacity="100%" fo:font-size="12pt" fo:language="en" fo:country="GB" fo:font-style="normal" fo:font-weight="normal" officeooo:rsid="00160b42" style:font-name-asian="Calibri" style:font-size-asian="12pt" style:language-asian="en" style:country-asian="US" style:font-weight-asian="normal" style:font-name-complex="Times New Roman2" style:font-size-complex="12pt" style:font-weight-complex="normal"/>
    </style:style>
    <style:style style:name="T109" style:family="text">
      <style:text-properties fo:font-variant="normal" fo:text-transform="none" fo:color="#000000" loext:opacity="100%" fo:font-size="12pt" fo:language="en" fo:country="GB" fo:font-style="normal" fo:font-weight="normal" officeooo:rsid="00174a89" style:font-name-asian="Calibri" style:font-size-asian="12pt" style:language-asian="en" style:country-asian="US" style:font-weight-asian="normal" style:font-name-complex="Times New Roman2" style:font-size-complex="12pt" style:font-weight-complex="normal"/>
    </style:style>
    <style:style style:name="T110" style:family="text">
      <style:text-properties fo:font-variant="normal" fo:text-transform="none" fo:color="#000000" loext:opacity="100%" fo:font-size="12pt" fo:language="en" fo:country="GB" fo:font-style="normal" fo:font-weight="normal" officeooo:rsid="0021b83c" style:font-name-asian="Calibri" style:font-size-asian="12pt" style:language-asian="en" style:country-asian="US" style:font-weight-asian="normal" style:font-name-complex="Times New Roman2" style:font-size-complex="12pt" style:font-weight-complex="normal"/>
    </style:style>
    <style:style style:name="T111" style:family="text">
      <style:text-properties fo:font-variant="normal" fo:text-transform="none" fo:color="#000000" loext:opacity="100%" fo:font-size="12pt" fo:language="en" fo:country="GB" fo:font-style="normal" fo:font-weight="normal" officeooo:rsid="00127d21" style:font-name-asian="Calibri" style:font-size-asian="12pt" style:language-asian="en" style:country-asian="US" style:font-weight-asian="normal" style:font-name-complex="Times New Roman2" style:font-size-complex="12pt" style:font-weight-complex="normal"/>
    </style:style>
    <style:style style:name="T112" style:family="text">
      <style:text-properties fo:font-variant="normal" fo:text-transform="none" fo:color="#000000" loext:opacity="100%" fo:font-size="12pt" fo:language="en" fo:country="GB" fo:font-style="normal" fo:font-weight="normal" officeooo:rsid="0031388c" style:font-name-asian="Calibri" style:font-size-asian="12pt" style:language-asian="en" style:country-asian="US" style:font-weight-asian="normal" style:font-name-complex="Times New Roman2" style:font-size-complex="12pt" style:font-weight-complex="normal"/>
    </style:style>
    <style:style style:name="T113" style:family="text">
      <style:text-properties fo:font-variant="normal" fo:text-transform="none" fo:color="#000000" loext:opacity="100%" fo:font-size="12pt" fo:language="en" fo:country="GB" fo:font-style="normal" fo:font-weight="normal" officeooo:rsid="001a847e" style:font-name-asian="Calibri" style:font-size-asian="12pt" style:language-asian="en" style:country-asian="US" style:font-weight-asian="normal" style:font-name-complex="Times New Roman2" style:font-size-complex="12pt" style:font-weight-complex="normal"/>
    </style:style>
    <style:style style:name="T114" style:family="text">
      <style:text-properties fo:font-variant="normal" fo:text-transform="none" fo:color="#000000" loext:opacity="100%" fo:font-size="12pt" fo:language="en" fo:country="GB" fo:font-style="normal" fo:font-weight="normal" officeooo:rsid="0012ccbf" style:font-name-asian="Calibri" style:font-size-asian="12pt" style:language-asian="en" style:country-asian="US" style:font-weight-asian="normal" style:font-name-complex="Times New Roman2" style:font-size-complex="12pt" style:font-weight-complex="normal"/>
    </style:style>
    <style:style style:name="T115" style:family="text">
      <style:text-properties fo:font-variant="normal" fo:text-transform="none" fo:color="#000000" loext:opacity="100%" fo:font-size="12pt" fo:language="en" fo:country="GB" fo:font-style="normal" fo:font-weight="normal" officeooo:rsid="00164cd3" style:font-name-asian="Calibri" style:font-size-asian="12pt" style:language-asian="en" style:country-asian="US" style:font-weight-asian="normal" style:font-name-complex="Times New Roman2" style:font-size-complex="12pt" style:font-weight-complex="normal"/>
    </style:style>
    <style:style style:name="T116" style:family="text">
      <style:text-properties fo:font-variant="normal" fo:text-transform="none" fo:color="#000000" loext:opacity="100%" fo:font-size="12pt" fo:language="en" fo:country="GB" fo:font-style="normal" fo:font-weight="normal" officeooo:rsid="00141034" style:font-name-asian="Calibri" style:font-size-asian="12pt" style:language-asian="en" style:country-asian="US" style:font-weight-asian="normal" style:font-name-complex="Times New Roman2" style:font-size-complex="12pt" style:font-weight-complex="normal"/>
    </style:style>
    <style:style style:name="T117" style:family="text">
      <style:text-properties fo:font-variant="normal" fo:text-transform="none" fo:color="#000000" loext:opacity="100%" fo:font-size="12pt" fo:language="en" fo:country="GB" fo:font-style="normal" fo:font-weight="normal" officeooo:rsid="001429f1" style:font-name-asian="Calibri" style:font-size-asian="12pt" style:language-asian="en" style:country-asian="US" style:font-weight-asian="normal" style:font-name-complex="Times New Roman2" style:font-size-complex="12pt" style:font-weight-complex="normal"/>
    </style:style>
    <style:style style:name="T118" style:family="text">
      <style:text-properties fo:font-variant="normal" fo:text-transform="none" fo:color="#000000" loext:opacity="100%" fo:font-size="12pt" fo:language="en" fo:country="GB" fo:font-style="normal" fo:font-weight="normal" officeooo:rsid="001fb26a" style:font-name-asian="Calibri" style:font-size-asian="12pt" style:language-asian="en" style:country-asian="US" style:font-style-asian="italic" style:font-weight-asian="normal" style:font-name-complex="Times New Roman2" style:font-size-complex="12pt" style:font-style-complex="italic" style:font-weight-complex="normal"/>
    </style:style>
    <style:style style:name="T119" style:family="text">
      <style:text-properties fo:font-variant="normal" fo:text-transform="none" fo:color="#000000" loext:opacity="100%" fo:font-size="12pt" fo:language="en" fo:country="GB" fo:font-style="normal" fo:font-weight="normal" officeooo:rsid="0021b83c" style:font-name-asian="Calibri" style:font-size-asian="12pt" style:language-asian="en" style:country-asian="US" style:font-style-asian="normal" style:font-weight-asian="normal" style:font-name-complex="Times New Roman2" style:font-size-complex="12pt" style:font-style-complex="normal" style:font-weight-complex="normal"/>
    </style:style>
    <style:style style:name="T120" style:family="text">
      <style:text-properties fo:font-variant="normal" fo:text-transform="none" fo:color="#000000" loext:opacity="100%" fo:font-size="12pt" fo:language="en" fo:country="GB" fo:font-style="normal" fo:font-weight="normal" officeooo:rsid="00141034" style:font-size-asian="12pt" style:language-asian="en" style:country-asian="US" style:font-weight-asian="normal" style:font-name-complex="Times New Roman2" style:font-size-complex="12pt" style:font-weight-complex="normal"/>
    </style:style>
    <style:style style:name="T121" style:family="text">
      <style:text-properties fo:font-variant="normal" fo:text-transform="none" fo:color="#000000" loext:opacity="100%" fo:font-size="12pt" fo:language="en" fo:country="GB" fo:font-weight="normal" officeooo:rsid="00127d21" style:font-name-asian="Calibri" style:font-size-asian="12pt" style:language-asian="en" style:country-asian="US" style:font-weight-asian="normal" style:font-name-complex="Times New Roman2" style:font-size-complex="12pt" style:font-weight-complex="normal"/>
    </style:style>
    <style:style style:name="T122" style:family="text">
      <style:text-properties fo:font-variant="normal" fo:text-transform="none" fo:color="#000000" loext:opacity="100%" fo:font-size="12pt" fo:language="en" fo:country="GB" fo:font-weight="normal" officeooo:rsid="0021b83c" style:font-name-asian="Calibri" style:font-size-asian="12pt" style:language-asian="en" style:country-asian="US" style:font-weight-asian="normal" style:font-name-complex="Times New Roman2" style:font-size-complex="12pt" style:font-weight-complex="normal"/>
    </style:style>
    <style:style style:name="T123" style:family="text">
      <style:text-properties fo:font-variant="normal" fo:text-transform="none" fo:color="#000000" loext:opacity="100%" style:font-name="Times new roman" fo:font-size="12pt" fo:font-style="normal" fo:font-weight="normal" officeooo:rsid="001e748f" style:font-name-asian="Calibri" style:font-size-asian="12pt" style:language-asian="en" style:country-asian="US" style:font-weight-asian="normal" style:font-name-complex="Times New Roman2" style:font-size-complex="12pt" style:font-weight-complex="normal"/>
    </style:style>
    <style:style style:name="T124" style:family="text">
      <style:text-properties fo:font-variant="normal" fo:text-transform="none" fo:color="#000000" loext:opacity="100%" style:font-name="Times new roman" fo:font-size="12pt" fo:font-style="normal" fo:font-weight="normal" officeooo:rsid="0026d86d" style:font-name-asian="Calibri" style:font-size-asian="12pt" style:language-asian="en" style:country-asian="US" style:font-weight-asian="normal" style:font-name-complex="Times New Roman2" style:font-size-complex="12pt" style:font-weight-complex="normal"/>
    </style:style>
    <style:style style:name="T125" style:family="text">
      <style:text-properties fo:font-variant="normal" fo:text-transform="none" fo:color="#000000" loext:opacity="100%" style:font-name="Times new roman" fo:font-size="12pt" fo:font-style="normal" fo:font-weight="normal" officeooo:rsid="002818ed" style:font-name-asian="Calibri" style:font-size-asian="12pt" style:language-asian="en" style:country-asian="US" style:font-weight-asian="normal" style:font-name-complex="Times New Roman2" style:font-size-complex="12pt" style:font-weight-complex="normal"/>
    </style:style>
    <style:style style:name="T126" style:family="text">
      <style:text-properties fo:font-variant="normal" fo:text-transform="none" fo:color="#000000" loext:opacity="100%" style:font-name="Times new roman" fo:font-size="12pt" fo:font-style="normal" fo:font-weight="normal" officeooo:rsid="0028f83e" style:font-name-asian="Calibri" style:font-size-asian="12pt" style:language-asian="en" style:country-asian="US" style:font-weight-asian="normal" style:font-name-complex="Times New Roman2" style:font-size-complex="12pt" style:font-weight-complex="normal"/>
    </style:style>
    <style:style style:name="T127" style:family="text">
      <style:text-properties fo:font-variant="normal" fo:text-transform="none" fo:color="#000000" loext:opacity="100%" style:font-name="Times new roman" fo:font-size="12pt" fo:language="en" fo:country="GB" fo:font-style="normal" fo:font-weight="normal" officeooo:rsid="002028b6" style:font-name-asian="Calibri" style:font-size-asian="12pt" style:language-asian="en" style:country-asian="US" style:font-weight-asian="normal" style:font-name-complex="Times New Roman2" style:font-size-complex="12pt" style:font-weight-complex="normal"/>
    </style:style>
    <style:style style:name="T128" style:family="text">
      <style:text-properties fo:font-variant="normal" fo:text-transform="none" fo:color="#000000" loext:opacity="100%" style:font-name="Times new roman" fo:font-size="12pt" fo:language="en" fo:country="GB" fo:font-style="normal" fo:font-weight="normal" officeooo:rsid="0023e211" style:font-name-asian="Calibri" style:font-size-asian="12pt" style:language-asian="en" style:country-asian="US" style:font-weight-asian="normal" style:font-name-complex="Times New Roman2" style:font-size-complex="12pt" style:font-weight-complex="normal"/>
    </style:style>
    <style:style style:name="T129" style:family="text">
      <style:text-properties fo:font-variant="normal" fo:text-transform="none" fo:color="#000000" loext:opacity="100%" style:font-name="Times new roman" fo:font-size="12pt" fo:language="en" fo:country="GB" fo:font-style="normal" fo:font-weight="normal" officeooo:rsid="0012ccbf" style:font-name-asian="Calibri" style:font-size-asian="12pt" style:language-asian="en" style:country-asian="US" style:font-weight-asian="normal" style:font-name-complex="Times New Roman2" style:font-size-complex="12pt" style:font-weight-complex="normal"/>
    </style:style>
    <style:style style:name="T130" style:family="text">
      <style:text-properties fo:font-variant="normal" fo:text-transform="none" fo:color="#000000" loext:opacity="100%" style:font-name="Times new roman" fo:font-size="12pt" fo:language="en" fo:country="GB" fo:font-style="normal" fo:font-weight="normal" officeooo:rsid="00164cd3" style:font-name-asian="Calibri" style:font-size-asian="12pt" style:language-asian="en" style:country-asian="US" style:font-weight-asian="normal" style:font-name-complex="Times New Roman2" style:font-size-complex="12pt" style:font-weight-complex="normal"/>
    </style:style>
    <style:style style:name="T131" style:family="text">
      <style:text-properties fo:font-variant="normal" fo:text-transform="none" fo:color="#000000" loext:opacity="100%" style:font-name="Times new roman" fo:font-size="12pt" fo:language="en" fo:country="GB" fo:font-style="normal" fo:font-weight="normal" officeooo:rsid="00141034" style:font-name-asian="Calibri" style:font-size-asian="12pt" style:language-asian="en" style:country-asian="US" style:font-weight-asian="normal" style:font-name-complex="Times New Roman2" style:font-size-complex="12pt" style:font-weight-complex="normal"/>
    </style:style>
    <style:style style:name="T132" style:family="text">
      <style:text-properties fo:font-variant="normal" fo:text-transform="none" fo:color="#000000" loext:opacity="100%" style:font-name="Times new roman" fo:font-size="12pt" fo:language="en" fo:country="GB" fo:font-style="normal" fo:font-weight="normal" officeooo:rsid="001429f1" style:font-name-asian="Calibri" style:font-size-asian="12pt" style:language-asian="en" style:country-asian="US" style:font-weight-asian="normal" style:font-name-complex="Times New Roman2" style:font-size-complex="12pt" style:font-weight-complex="normal"/>
    </style:style>
    <style:style style:name="T133" style:family="text">
      <style:text-properties fo:font-variant="normal" fo:text-transform="none" fo:color="#000000" loext:opacity="100%" style:font-name="Times new roman" fo:font-size="12pt" fo:language="en" fo:country="GB" fo:font-style="normal" fo:font-weight="normal" officeooo:rsid="001a847e" style:font-name-asian="Calibri" style:font-size-asian="12pt" style:language-asian="en" style:country-asian="US" style:font-weight-asian="normal" style:font-name-complex="Times New Roman2" style:font-size-complex="12pt" style:font-weight-complex="normal"/>
    </style:style>
    <style:style style:name="T134" style:family="text">
      <style:text-properties fo:font-variant="normal" fo:text-transform="none" fo:color="#000000" loext:opacity="100%" style:font-name="Times new roman" fo:font-size="12pt" fo:language="en" fo:country="GB" fo:font-style="normal" fo:font-weight="normal" officeooo:rsid="001fb26a" style:font-name-asian="Calibri" style:font-size-asian="12pt" style:language-asian="en" style:country-asian="US" style:font-weight-asian="normal" style:font-name-complex="Times New Roman2" style:font-size-complex="12pt" style:font-weight-complex="normal"/>
    </style:style>
    <style:style style:name="T135" style:family="text">
      <style:text-properties fo:font-variant="normal" fo:text-transform="none" fo:color="#000000" loext:opacity="100%" style:font-name="Times new roman" fo:font-size="12pt" fo:language="en" fo:country="GB" fo:font-style="normal" fo:font-weight="normal" officeooo:rsid="00160b42" style:font-name-asian="Calibri" style:font-size-asian="12pt" style:language-asian="en" style:country-asian="US" style:font-weight-asian="normal" style:font-name-complex="Times New Roman2" style:font-size-complex="12pt" style:font-weight-complex="normal"/>
    </style:style>
    <style:style style:name="T136" style:family="text">
      <style:text-properties fo:font-variant="normal" fo:text-transform="none" fo:color="#000000" loext:opacity="100%" style:font-name="Times new roman" fo:font-size="12pt" fo:language="en" fo:country="GB" fo:font-style="normal" fo:font-weight="normal" officeooo:rsid="00174a89" style:font-name-asian="Calibri" style:font-size-asian="12pt" style:language-asian="en" style:country-asian="US" style:font-weight-asian="normal" style:font-name-complex="Times New Roman2" style:font-size-complex="12pt" style:font-weight-complex="normal"/>
    </style:style>
    <style:style style:name="T137" style:family="text">
      <style:text-properties fo:font-variant="normal" fo:text-transform="none" fo:color="#000000" loext:opacity="100%" style:font-name="Times new roman" fo:font-size="12pt" fo:language="en" fo:country="GB" fo:font-style="normal" fo:font-weight="normal" officeooo:rsid="0021b83c" style:font-name-asian="Calibri" style:font-size-asian="12pt" style:language-asian="en" style:country-asian="US" style:font-weight-asian="normal" style:font-name-complex="Times New Roman2" style:font-size-complex="12pt" style:font-weight-complex="normal"/>
    </style:style>
    <style:style style:name="T138" style:family="text">
      <style:text-properties fo:font-variant="normal" fo:text-transform="none" fo:color="#000000" loext:opacity="100%" style:font-name="Times new roman" fo:font-size="12pt" fo:language="en" fo:country="GB" fo:font-style="normal" fo:font-weight="normal" officeooo:rsid="00127d21" style:font-name-asian="Calibri" style:font-size-asian="12pt" style:language-asian="en" style:country-asian="US" style:font-weight-asian="normal" style:font-name-complex="Times New Roman2" style:font-size-complex="12pt" style:font-weight-complex="normal"/>
    </style:style>
    <style:style style:name="T139" style:family="text">
      <style:text-properties fo:font-variant="normal" fo:text-transform="none" fo:color="#000000" loext:opacity="100%" style:font-name="Times new roman" fo:font-size="12pt" fo:language="en" fo:country="GB" fo:font-style="normal" fo:font-weight="normal" officeooo:rsid="0031388c" style:font-name-asian="Calibri" style:font-size-asian="12pt" style:language-asian="en" style:country-asian="US" style:font-weight-asian="normal" style:font-name-complex="Times New Roman2" style:font-size-complex="12pt" style:font-weight-complex="normal"/>
    </style:style>
    <style:style style:name="T140" style:family="text">
      <style:text-properties fo:font-variant="normal" fo:text-transform="none" fo:color="#000000" loext:opacity="100%" style:font-name="Times new roman" fo:font-size="12pt" fo:language="en" fo:country="GB" fo:font-style="normal" fo:font-weight="normal" officeooo:rsid="001fb26a" style:font-name-asian="Calibri" style:font-size-asian="12pt" style:language-asian="en" style:country-asian="US" style:font-style-asian="italic" style:font-weight-asian="normal" style:font-name-complex="Times New Roman2" style:font-size-complex="12pt" style:font-style-complex="italic" style:font-weight-complex="normal"/>
    </style:style>
    <style:style style:name="T141" style:family="text">
      <style:text-properties fo:font-variant="normal" fo:text-transform="none" fo:color="#000000" loext:opacity="100%" style:font-name="Times new roman" fo:font-size="12pt" fo:language="en" fo:country="GB" fo:font-style="normal" fo:font-weight="normal" officeooo:rsid="0021b83c" style:font-name-asian="Calibri" style:font-size-asian="12pt" style:language-asian="en" style:country-asian="US" style:font-style-asian="normal" style:font-weight-asian="normal" style:font-name-complex="Times New Roman2" style:font-size-complex="12pt" style:font-style-complex="normal" style:font-weight-complex="normal"/>
    </style:style>
    <style:style style:name="T142" style:family="text">
      <style:text-properties fo:font-variant="normal" fo:text-transform="none" fo:color="#000000" loext:opacity="100%" style:font-name="Times new roman" fo:font-size="12pt" fo:language="en" fo:country="GB" fo:font-style="normal" fo:font-weight="normal" officeooo:rsid="00141034" style:font-size-asian="12pt" style:language-asian="en" style:country-asian="US" style:font-weight-asian="normal" style:font-name-complex="Times New Roman2" style:font-size-complex="12pt" style:font-weight-complex="normal"/>
    </style:style>
    <style:style style:name="T143" style:family="text">
      <style:text-properties fo:font-variant="normal" fo:text-transform="none" fo:color="#000000" loext:opacity="100%" style:font-name="Times new roman" fo:font-size="12pt" fo:language="en" fo:country="GB" fo:font-weight="normal" officeooo:rsid="00127d21" style:font-name-asian="Calibri" style:font-size-asian="12pt" style:language-asian="en" style:country-asian="US" style:font-weight-asian="normal" style:font-name-complex="Times New Roman2" style:font-size-complex="12pt" style:font-weight-complex="normal"/>
    </style:style>
    <style:style style:name="T144" style:family="text">
      <style:text-properties fo:font-variant="normal" fo:text-transform="none" fo:color="#000000" loext:opacity="100%" style:font-name="Times new roman" fo:font-size="12pt" fo:language="en" fo:country="GB" fo:font-weight="normal" officeooo:rsid="0021b83c" style:font-name-asian="Calibri" style:font-size-asian="12pt" style:language-asian="en" style:country-asian="US" style:font-weight-asian="normal" style:font-name-complex="Times New Roman2" style:font-size-complex="12pt" style:font-weight-complex="normal"/>
    </style:style>
    <style:style style:name="T145" style:family="text">
      <style:text-properties fo:font-variant="normal" fo:text-transform="none" fo:color="#000000" loext:opacity="100%" style:text-position="super 58%" style:font-name="Times new roman" fo:font-size="12pt" fo:language="en" fo:country="GB" fo:font-style="normal" fo:font-weight="normal" officeooo:rsid="00761785" style:font-name-asian="Times New Roman2" style:font-size-asian="12pt" style:language-asian="en" style:country-asian="US" style:font-weight-asian="normal" style:font-name-complex="Times New Roman2" style:font-size-complex="12pt" style:font-weight-complex="normal"/>
    </style:style>
    <style:style style:name="T146" style:family="text">
      <style:text-properties fo:font-variant="normal" fo:text-transform="none" fo:color="#000000" loext:opacity="100%" style:text-position="super 58%" style:font-name="Times new roman" fo:font-size="12pt" fo:language="en" fo:country="GB" fo:font-style="normal" fo:font-weight="normal" officeooo:rsid="010b1a96" style:font-name-asian="Times New Roman2" style:font-size-asian="12pt" style:language-asian="en" style:country-asian="US" style:font-style-asian="normal" style:font-weight-asian="normal" style:font-name-complex="Times New Roman2" style:font-size-complex="12pt" style:font-style-complex="normal" style:font-weight-complex="normal"/>
    </style:style>
    <style:style style:name="T147" style:family="text">
      <style:text-properties fo:font-variant="normal" fo:text-transform="none" fo:color="#000000" loext:opacity="100%" style:text-position="super 58%" style:font-name="Times new roman" fo:font-size="12pt" fo:language="en" fo:country="GB" fo:font-style="normal" fo:font-weight="normal" officeooo:rsid="00313067" style:font-name-asian="Calibri" style:font-size-asian="12pt" style:language-asian="en" style:country-asian="US" style:font-weight-asian="normal" style:font-name-complex="Times New Roman2" style:font-size-complex="12pt" style:font-weight-complex="normal"/>
    </style:style>
    <style:style style:name="T148" style:family="text">
      <style:text-properties fo:font-variant="normal" fo:text-transform="none" fo:color="#000000" loext:opacity="100%" style:text-position="0% 100%" style:font-name="Times new roman" fo:font-size="12pt" fo:language="en" fo:country="GB" fo:font-style="normal" fo:font-weight="normal" officeooo:rsid="0023e211" style:font-name-asian="Calibri" style:font-size-asian="12pt" style:language-asian="en" style:country-asian="US" style:font-weight-asian="normal" style:font-name-complex="Times New Roman2" style:font-size-complex="12pt" style:font-weight-complex="normal"/>
    </style:style>
    <style:style style:name="T149" style:family="text">
      <style:text-properties fo:font-variant="normal" fo:text-transform="none" fo:color="#000000" loext:opacity="100%" style:text-position="0% 100%" style:font-name="Times new roman" fo:font-size="12pt" fo:language="en" fo:country="GB" fo:font-style="normal" fo:font-weight="normal" officeooo:rsid="0023eb0d" style:font-name-asian="Calibri" style:font-size-asian="12pt" style:language-asian="en" style:country-asian="US" style:font-style-asian="normal" style:font-weight-asian="normal" style:font-name-complex="Times New Roman2" style:font-size-complex="12pt" style:font-style-complex="normal" style:font-weight-complex="normal"/>
    </style:style>
    <style:style style:name="T150" style:family="text">
      <style:text-properties fo:font-variant="normal" fo:text-transform="none" fo:color="#000000" loext:opacity="100%" style:text-position="0% 100%" style:font-name="Times new roman" fo:font-size="12pt" fo:language="en" fo:country="GB" fo:font-style="normal" fo:font-weight="normal" officeooo:rsid="0025b28c" style:font-name-asian="Calibri" style:font-size-asian="12pt" style:language-asian="en" style:country-asian="US" style:font-style-asian="normal" style:font-weight-asian="normal" style:font-name-complex="Times New Roman2" style:font-size-complex="12pt" style:font-style-complex="normal" style:font-weight-complex="normal"/>
    </style:style>
    <style:style style:name="T151" style:family="text">
      <style:text-properties fo:font-variant="normal" fo:text-transform="none" fo:color="#000000" loext:opacity="100%" style:text-position="0% 100%" style:font-name="Times new roman" fo:font-size="12pt" fo:language="en" fo:country="GB" fo:font-style="normal" fo:font-weight="normal" officeooo:rsid="0026d86d" style:font-name-asian="Calibri" style:font-size-asian="12pt" style:language-asian="en" style:country-asian="US" style:font-style-asian="normal" style:font-weight-asian="normal" style:font-name-complex="Times New Roman2" style:font-size-complex="12pt" style:font-style-complex="normal" style:font-weight-complex="normal"/>
    </style:style>
    <style:style style:name="T152" style:family="text">
      <style:text-properties fo:font-variant="normal" fo:text-transform="none" fo:color="#000000" loext:opacity="100%" style:text-position="0% 100%" style:font-name="Times new roman" fo:font-size="12pt" fo:language="en" fo:country="GB" fo:font-style="normal" fo:font-weight="normal" officeooo:rsid="002818ed" style:font-name-asian="Calibri" style:font-size-asian="12pt" style:language-asian="en" style:country-asian="US" style:font-style-asian="normal" style:font-weight-asian="normal" style:font-name-complex="Times New Roman2" style:font-size-complex="12pt" style:font-style-complex="normal" style:font-weight-complex="normal"/>
    </style:style>
    <style:style style:name="T153" style:family="text">
      <style:text-properties fo:font-variant="normal" fo:text-transform="none" fo:color="#000000" loext:opacity="100%" style:text-position="0% 100%" style:font-name="Times new roman" fo:font-size="12pt" fo:language="en" fo:country="GB" fo:font-style="normal" fo:font-weight="normal" officeooo:rsid="00224c75" style:font-name-asian="Times New Roman2" style:font-size-asian="12pt" style:language-asian="en" style:country-asian="US" style:font-style-asian="normal" style:font-weight-asian="normal" style:font-name-complex="Times New Roman2" style:font-size-complex="12pt" style:font-style-complex="normal" style:font-weight-complex="normal"/>
    </style:style>
    <style:style style:name="T154" style:family="text">
      <style:text-properties fo:font-variant="normal" fo:text-transform="none" fo:color="#000000" loext:opacity="100%" fo:font-weight="normal" officeooo:rsid="002a688d" style:font-name-asian="Calibri" style:language-asian="en" style:country-asian="US" style:font-weight-asian="normal" style:font-name-complex="Times New Roman2" style:font-weight-complex="normal"/>
    </style:style>
    <style:style style:name="T155" style:family="text">
      <style:text-properties fo:font-variant="normal" fo:text-transform="none" fo:color="#000000" loext:opacity="100%" fo:font-style="italic" fo:font-weight="normal" style:font-name-asian="Calibri" style:language-asian="en" style:country-asian="US" style:font-style-asian="italic" style:font-weight-asian="normal" style:font-name-complex="Times New Roman2" style:font-style-complex="italic" style:font-weight-complex="normal"/>
    </style:style>
    <style:style style:name="T156" style:family="text">
      <style:text-properties fo:font-variant="normal" fo:text-transform="none" fo:color="#000000" loext:opacity="100%" fo:font-style="italic" fo:font-weight="bold" style:font-name-asian="Calibri" style:language-asian="en" style:country-asian="US" style:font-style-asian="italic" style:font-weight-asian="bold" style:font-name-complex="Times New Roman2" style:font-style-complex="italic" style:font-weight-complex="bold"/>
    </style:style>
    <style:style style:name="T157" style:family="text">
      <style:text-properties fo:font-variant="normal" fo:text-transform="none" fo:color="#000000" loext:opacity="100%" fo:font-style="italic" style:font-name-asian="Calibri" style:language-asian="en" style:country-asian="US" style:font-style-asian="italic" style:font-name-complex="Times New Roman2" style:font-style-complex="italic"/>
    </style:style>
    <style:style style:name="T158" style:family="text">
      <style:text-properties fo:font-variant="normal" fo:text-transform="none" fo:color="#000000" loext:opacity="100%" style:font-name="Liberation Serif" fo:font-size="12pt" fo:language="en" fo:country="GB" fo:font-style="normal" fo:font-weight="normal" officeooo:rsid="00141034" style:font-size-asian="12pt" style:language-asian="en" style:country-asian="US" style:font-weight-asian="normal" style:font-name-complex="Times New Roman2" style:font-size-complex="12pt" style:font-weight-complex="normal"/>
    </style:style>
    <style:style style:name="T159" style:family="text">
      <style:text-properties fo:font-variant="normal" fo:text-transform="none" fo:color="#000000" loext:opacity="100%" style:font-name="Liberation Serif" fo:font-size="12pt" fo:language="en" fo:country="GB" fo:font-style="normal" fo:font-weight="normal" officeooo:rsid="0012ccbf" style:font-name-asian="Calibri" style:font-size-asian="12pt" style:language-asian="en" style:country-asian="US" style:font-weight-asian="normal" style:font-name-complex="Times New Roman2" style:font-size-complex="12pt" style:font-weight-complex="normal"/>
    </style:style>
    <style:style style:name="T160" style:family="text">
      <style:text-properties fo:font-variant="normal" fo:text-transform="none" fo:color="#000000" loext:opacity="100%" style:font-name="Liberation Serif" fo:font-size="12pt" fo:language="en" fo:country="GB" fo:font-style="normal" fo:font-weight="normal" officeooo:rsid="00164cd3" style:font-name-asian="Calibri" style:font-size-asian="12pt" style:language-asian="en" style:country-asian="US" style:font-weight-asian="normal" style:font-name-complex="Times New Roman2" style:font-size-complex="12pt" style:font-weight-complex="normal"/>
    </style:style>
    <style:style style:name="T161" style:family="text">
      <style:text-properties fo:font-variant="normal" fo:text-transform="none" fo:color="#000000" loext:opacity="100%" style:font-name="Liberation Serif" fo:font-size="12pt" fo:language="en" fo:country="GB" fo:font-style="normal" fo:font-weight="normal" officeooo:rsid="00141034" style:font-name-asian="Calibri" style:font-size-asian="12pt" style:language-asian="en" style:country-asian="US" style:font-weight-asian="normal" style:font-name-complex="Times New Roman2" style:font-size-complex="12pt" style:font-weight-complex="normal"/>
    </style:style>
    <style:style style:name="T162" style:family="text">
      <style:text-properties fo:font-variant="normal" fo:text-transform="none" fo:color="#000000" loext:opacity="100%" style:font-name="Liberation Serif" fo:font-size="12pt" fo:language="en" fo:country="GB" fo:font-style="normal" fo:font-weight="normal" officeooo:rsid="001429f1" style:font-name-asian="Calibri" style:font-size-asian="12pt" style:language-asian="en" style:country-asian="US" style:font-weight-asian="normal" style:font-name-complex="Times New Roman2" style:font-size-complex="12pt" style:font-weight-complex="normal"/>
    </style:style>
    <style:style style:name="T163" style:family="text">
      <style:text-properties fo:font-variant="normal" fo:text-transform="none" fo:color="#000000" loext:opacity="100%" style:font-name="Liberation Serif" fo:font-size="12pt" fo:language="en" fo:country="GB" fo:font-style="normal" fo:font-weight="normal" officeooo:rsid="001a847e" style:font-name-asian="Calibri" style:font-size-asian="12pt" style:language-asian="en" style:country-asian="US" style:font-weight-asian="normal" style:font-name-complex="Times New Roman2" style:font-size-complex="12pt" style:font-weight-complex="normal"/>
    </style:style>
    <style:style style:name="T164" style:family="text">
      <style:text-properties fo:font-variant="normal" fo:text-transform="none" fo:color="#000000" loext:opacity="100%" style:font-name="Liberation Serif" fo:font-size="12pt" fo:language="en" fo:country="GB" fo:font-style="normal" fo:font-weight="normal" officeooo:rsid="001fb26a" style:font-name-asian="Calibri" style:font-size-asian="12pt" style:language-asian="en" style:country-asian="US" style:font-weight-asian="normal" style:font-name-complex="Times New Roman2" style:font-size-complex="12pt" style:font-weight-complex="normal"/>
    </style:style>
    <style:style style:name="T165" style:family="text">
      <style:text-properties fo:font-variant="normal" fo:text-transform="none" fo:color="#000000" loext:opacity="100%" style:font-name="Liberation Serif" fo:font-size="12pt" fo:language="en" fo:country="GB" fo:font-style="normal" fo:font-weight="normal" officeooo:rsid="00160b42" style:font-name-asian="Calibri" style:font-size-asian="12pt" style:language-asian="en" style:country-asian="US" style:font-weight-asian="normal" style:font-name-complex="Times New Roman2" style:font-size-complex="12pt" style:font-weight-complex="normal"/>
    </style:style>
    <style:style style:name="T166" style:family="text">
      <style:text-properties fo:font-variant="normal" fo:text-transform="none" fo:color="#000000" loext:opacity="100%" style:font-name="Liberation Serif" fo:font-size="12pt" fo:language="en" fo:country="GB" fo:font-style="normal" fo:font-weight="normal" officeooo:rsid="00174a89" style:font-name-asian="Calibri" style:font-size-asian="12pt" style:language-asian="en" style:country-asian="US" style:font-weight-asian="normal" style:font-name-complex="Times New Roman2" style:font-size-complex="12pt" style:font-weight-complex="normal"/>
    </style:style>
    <style:style style:name="T167" style:family="text">
      <style:text-properties fo:font-variant="normal" fo:text-transform="none" fo:color="#000000" loext:opacity="100%" style:font-name="Liberation Serif" fo:font-size="12pt" fo:language="en" fo:country="GB" fo:font-style="normal" fo:font-weight="normal" officeooo:rsid="0021b83c" style:font-name-asian="Calibri" style:font-size-asian="12pt" style:language-asian="en" style:country-asian="US" style:font-weight-asian="normal" style:font-name-complex="Times New Roman2" style:font-size-complex="12pt" style:font-weight-complex="normal"/>
    </style:style>
    <style:style style:name="T168" style:family="text">
      <style:text-properties fo:font-variant="normal" fo:text-transform="none" fo:color="#000000" loext:opacity="100%" style:font-name="Liberation Serif" fo:font-size="12pt" fo:language="en" fo:country="GB" fo:font-style="normal" fo:font-weight="normal" officeooo:rsid="00127d21" style:font-name-asian="Calibri" style:font-size-asian="12pt" style:language-asian="en" style:country-asian="US" style:font-weight-asian="normal" style:font-name-complex="Times New Roman2" style:font-size-complex="12pt" style:font-weight-complex="normal"/>
    </style:style>
    <style:style style:name="T169" style:family="text">
      <style:text-properties fo:font-variant="normal" fo:text-transform="none" fo:color="#000000" loext:opacity="100%" style:font-name="Liberation Serif" fo:font-size="12pt" fo:language="en" fo:country="GB" fo:font-style="normal" fo:font-weight="normal" officeooo:rsid="0031388c" style:font-name-asian="Calibri" style:font-size-asian="12pt" style:language-asian="en" style:country-asian="US" style:font-weight-asian="normal" style:font-name-complex="Times New Roman2" style:font-size-complex="12pt" style:font-weight-complex="normal"/>
    </style:style>
    <style:style style:name="T170" style:family="text">
      <style:text-properties fo:font-variant="normal" fo:text-transform="none" fo:color="#000000" loext:opacity="100%" style:font-name="Liberation Serif" fo:font-size="12pt" fo:language="en" fo:country="GB" fo:font-style="normal" fo:font-weight="normal" officeooo:rsid="001fb26a" style:font-name-asian="Calibri" style:font-size-asian="12pt" style:language-asian="en" style:country-asian="US" style:font-style-asian="italic" style:font-weight-asian="normal" style:font-name-complex="Times New Roman2" style:font-size-complex="12pt" style:font-style-complex="italic" style:font-weight-complex="normal"/>
    </style:style>
    <style:style style:name="T171" style:family="text">
      <style:text-properties fo:font-variant="normal" fo:text-transform="none" fo:color="#000000" loext:opacity="100%" style:font-name="Liberation Serif" fo:font-size="12pt" fo:language="en" fo:country="GB" fo:font-style="normal" fo:font-weight="normal" officeooo:rsid="0021b83c" style:font-name-asian="Calibri" style:font-size-asian="12pt" style:language-asian="en" style:country-asian="US" style:font-style-asian="normal" style:font-weight-asian="normal" style:font-name-complex="Times New Roman2" style:font-size-complex="12pt" style:font-style-complex="normal" style:font-weight-complex="normal"/>
    </style:style>
    <style:style style:name="T172" style:family="text">
      <style:text-properties fo:font-variant="normal" fo:text-transform="none" fo:color="#000000" loext:opacity="100%" style:font-name="Liberation Serif" fo:font-size="12pt" fo:language="en" fo:country="GB" fo:font-weight="normal" officeooo:rsid="00127d21" style:font-name-asian="Calibri" style:font-size-asian="12pt" style:language-asian="en" style:country-asian="US" style:font-weight-asian="normal" style:font-name-complex="Times New Roman2" style:font-size-complex="12pt" style:font-weight-complex="normal"/>
    </style:style>
    <style:style style:name="T173" style:family="text">
      <style:text-properties fo:font-variant="normal" fo:text-transform="none" fo:color="#000000" loext:opacity="100%" style:font-name="Liberation Serif" fo:font-size="12pt" fo:language="en" fo:country="GB" fo:font-weight="normal" officeooo:rsid="0021b83c" style:font-name-asian="Calibri" style:font-size-asian="12pt" style:language-asian="en" style:country-asian="US" style:font-weight-asian="normal" style:font-name-complex="Times New Roman2" style:font-size-complex="12pt" style:font-weight-complex="normal"/>
    </style:style>
    <style:style style:name="T174" style:family="text">
      <style:text-properties fo:font-variant="normal" fo:text-transform="none" style:font-name="Times new roman" fo:language="en" fo:country="GB" fo:font-style="italic" style:text-blinking="false" fo:background-color="transparent" loext:char-shading-value="0"/>
    </style:style>
    <style:style style:name="T175" style:family="text">
      <style:text-properties fo:font-variant="normal" fo:text-transform="none" style:font-name="Times new roman" fo:language="en" fo:country="GB" fo:font-style="italic" officeooo:rsid="0019fd42" style:text-blinking="false" fo:background-color="transparent" loext:char-shading-value="0"/>
    </style:style>
    <style:style style:name="T176" style:family="text">
      <style:text-properties fo:font-variant="normal" fo:text-transform="none" fo:font-style="normal" style:font-name-asian="Calibri" style:language-asian="en" style:country-asian="US" style:font-name-complex="Times New Roman2"/>
    </style:style>
    <style:style style:name="T177" style:family="text">
      <style:text-properties fo:font-variant="normal" fo:text-transform="none" fo:font-style="normal" officeooo:rsid="0012ccbf" style:font-name-asian="Calibri" style:language-asian="en" style:country-asian="US" style:font-name-complex="Times New Roman2"/>
    </style:style>
    <style:style style:name="T178" style:family="text">
      <style:text-properties fo:font-variant="normal" fo:text-transform="none" fo:font-style="normal" officeooo:rsid="00164cd3" style:font-name-asian="Calibri" style:language-asian="en" style:country-asian="US" style:font-name-complex="Times New Roman2"/>
    </style:style>
    <style:style style:name="T179" style:family="text">
      <style:text-properties fo:font-variant="normal" fo:text-transform="none" fo:font-size="12pt" fo:language="en" fo:country="GB" fo:font-style="normal" fo:font-weight="normal" officeooo:rsid="0012ccbf" style:font-name-asian="Calibri" style:font-size-asian="12pt" style:language-asian="en" style:country-asian="US" style:font-weight-asian="normal" style:font-name-complex="Times New Roman2" style:font-size-complex="12pt" style:font-weight-complex="normal"/>
    </style:style>
    <style:style style:name="T180" style:family="text">
      <style:text-properties fo:font-variant="normal" fo:text-transform="none" style:font-name="Times new roman" fo:font-size="12pt" fo:language="en" fo:country="GB" fo:font-style="normal" fo:font-weight="normal" officeooo:rsid="0012ccbf" style:font-name-asian="Calibri" style:font-size-asian="12pt" style:language-asian="en" style:country-asian="US" style:font-weight-asian="normal" style:font-name-complex="Times New Roman2" style:font-size-complex="12pt" style:font-weight-complex="normal"/>
    </style:style>
    <style:style style:name="T181" style:family="text">
      <style:text-properties fo:font-variant="normal" fo:text-transform="none" style:font-name="Liberation Serif" fo:font-size="12pt" fo:language="en" fo:country="GB" fo:font-style="normal" fo:font-weight="normal" officeooo:rsid="0012ccbf" style:font-name-asian="Calibri" style:font-size-asian="12pt" style:language-asian="en" style:country-asian="US" style:font-weight-asian="normal" style:font-name-complex="Times New Roman2" style:font-size-complex="12pt" style:font-weight-complex="normal"/>
    </style:style>
    <style:style style:name="T182" style:family="text">
      <style:text-properties fo:color="#000000" loext:opacity="100%" style:language-asian="en" style:country-asian="US" style:font-name-complex="Times New Roman2"/>
    </style:style>
    <style:style style:name="T183" style:family="text">
      <style:text-properties fo:color="#000000" loext:opacity="100%" officeooo:rsid="0012ccbf" style:language-asian="en" style:country-asian="US" style:font-name-complex="Times New Roman2"/>
    </style:style>
    <style:style style:name="T184" style:family="text">
      <style:text-properties fo:color="#000000" loext:opacity="100%" officeooo:rsid="00174a89" style:language-asian="en" style:country-asian="US" style:font-name-complex="Times New Roman2"/>
    </style:style>
    <style:style style:name="T185" style:family="text">
      <style:text-properties fo:color="#000000" loext:opacity="100%" officeooo:rsid="00160b42" style:language-asian="en" style:country-asian="US" style:font-name-complex="Times New Roman2"/>
    </style:style>
    <style:style style:name="T186" style:family="text">
      <style:text-properties fo:color="#000000" loext:opacity="100%" officeooo:rsid="00141034" style:language-asian="en" style:country-asian="US" style:font-name-complex="Times New Roman2"/>
    </style:style>
    <style:style style:name="T187" style:family="text">
      <style:text-properties fo:color="#000000" loext:opacity="100%" style:font-name="Times new roman" fo:font-size="12pt" fo:language="en" fo:country="GB" fo:font-weight="normal" officeooo:rsid="00141034" style:font-size-asian="12pt" style:language-asian="en" style:country-asian="US" style:font-weight-asian="normal" style:font-name-complex="Times New Roman2" style:font-size-complex="12pt" style:font-weight-complex="normal"/>
    </style:style>
    <style:style style:name="T188" style:family="text">
      <style:text-properties fo:color="#000000" loext:opacity="100%" fo:font-size="12pt" fo:language="en" fo:country="GB" fo:font-weight="normal" officeooo:rsid="00141034" style:font-size-asian="12pt" style:language-asian="en" style:country-asian="US" style:font-weight-asian="normal" style:font-name-complex="Times New Roman2" style:font-size-complex="12pt" style:font-weight-complex="normal"/>
    </style:style>
    <style:style style:name="T189" style:family="text">
      <style:text-properties fo:color="#000000" loext:opacity="100%" style:font-name="Liberation Serif" fo:font-size="12pt" fo:language="en" fo:country="GB" fo:font-weight="normal" officeooo:rsid="00141034" style:font-size-asian="12pt" style:language-asian="en" style:country-asian="US" style:font-weight-asian="normal" style:font-name-complex="Times New Roman2" style:font-size-complex="12pt" style:font-weight-complex="normal"/>
    </style:style>
    <style:style style:name="T190" style:family="text">
      <style:text-properties officeooo:rsid="00160b42"/>
    </style:style>
    <style:style style:name="T191" style:family="text">
      <style:text-properties fo:font-size="12pt" fo:language="en" fo:country="GB" officeooo:rsid="00127d21" style:font-size-asian="12pt" style:font-size-complex="12pt"/>
    </style:style>
    <style:style style:name="T192" style:family="text">
      <style:text-properties fo:font-size="12pt" fo:language="en" fo:country="GB" officeooo:rsid="001b556a" style:font-size-asian="12pt" style:font-size-complex="12pt"/>
    </style:style>
    <style:style style:name="T193" style:family="text">
      <style:text-properties fo:font-size="12pt" fo:language="en" fo:country="GB" officeooo:rsid="001c625f" style:font-size-asian="12pt" style:font-size-complex="12pt"/>
    </style:style>
    <style:style style:name="T194" style:family="text">
      <style:text-properties fo:font-size="12pt" fo:language="en" fo:country="GB" fo:font-style="italic" fo:font-weight="normal" officeooo:rsid="00174a89" style:font-size-asian="12pt" style:language-asian="en" style:country-asian="US" style:font-style-asian="italic" style:font-weight-asian="normal" style:font-size-complex="12pt" style:font-style-complex="italic" style:font-weight-complex="normal"/>
    </style:style>
    <style:style style:name="T195" style:family="text">
      <style:text-properties fo:font-size="12pt" fo:language="en" fo:country="GB" fo:font-style="italic" fo:font-weight="normal" officeooo:rsid="00fe5c47" style:font-size-asian="12pt" style:language-asian="en" style:country-asian="US" style:font-style-asian="italic" style:font-weight-asian="normal" style:font-size-complex="12pt" style:font-style-complex="italic" style:font-weight-complex="normal"/>
    </style:style>
    <style:style style:name="T196" style:family="text">
      <style:text-properties fo:font-size="12pt" fo:language="en" fo:country="GB" fo:font-style="italic" fo:font-weight="normal" officeooo:rsid="00164cd3" style:font-size-asian="12pt" style:language-asian="en" style:country-asian="US" style:font-style-asian="italic" style:font-weight-asian="normal" style:font-size-complex="12pt" style:font-style-complex="italic" style:font-weight-complex="normal"/>
    </style:style>
    <style:style style:name="T197" style:family="text">
      <style:text-properties fo:font-size="12pt" fo:language="en" fo:country="GB" fo:font-weight="normal" officeooo:rsid="00141034" style:font-size-asian="12pt" style:language-asian="en" style:country-asian="US" style:font-weight-asian="normal" style:font-size-complex="12pt" style:font-weight-complex="normal"/>
    </style:style>
    <style:style style:name="T198" style:family="text">
      <style:text-properties fo:language="en" fo:country="GB"/>
    </style:style>
    <style:style style:name="T199" style:family="text">
      <style:text-properties fo:language="en" fo:country="GB" officeooo:rsid="00051b97"/>
    </style:style>
    <style:style style:name="T200" style:family="text">
      <style:text-properties fo:language="en" fo:country="GB" officeooo:rsid="0008924b"/>
    </style:style>
    <style:style style:name="T201" style:family="text">
      <style:text-properties fo:language="en" fo:country="GB" fo:font-style="normal" fo:font-weight="normal" officeooo:rsid="0030813a" style:font-name-asian="Times New Roman2" style:language-asian="en" style:country-asian="US" style:font-style-asian="normal" style:font-weight-asian="normal" style:font-name-complex="Times New Roman2" style:font-style-complex="normal" style:font-weight-complex="normal"/>
    </style:style>
    <style:style style:name="T202" style:family="text">
      <style:text-properties fo:language="en" fo:country="GB" fo:font-style="normal" fo:font-weight="normal" officeooo:rsid="00a2b0e2" style:font-name-asian="Times New Roman2" style:language-asian="en" style:country-asian="US" style:font-style-asian="normal" style:font-weight-asian="normal" style:font-name-complex="Times New Roman2" style:font-style-complex="normal" style:font-weight-complex="normal"/>
    </style:style>
    <style:style style:name="T203" style:family="text">
      <style:text-properties fo:language="en" fo:country="GB" fo:font-style="normal" fo:font-weight="normal" officeooo:rsid="00313067" style:font-name-asian="Times New Roman2" style:language-asian="en" style:country-asian="US" style:font-style-asian="normal" style:font-weight-asian="normal" style:font-name-complex="Times New Roman2" style:font-style-complex="normal" style:font-weight-complex="normal"/>
    </style:style>
    <style:style style:name="T204" style:family="text">
      <style:text-properties fo:language="en" fo:country="GB" fo:font-style="normal" fo:font-weight="normal" officeooo:rsid="00a69610" style:font-name-asian="Times New Roman2" style:language-asian="en" style:country-asian="US" style:font-style-asian="normal" style:font-weight-asian="normal" style:font-name-complex="Times New Roman2" style:font-style-complex="normal" style:font-weight-complex="normal"/>
    </style:style>
    <style:style style:name="T205" style:family="text">
      <style:text-properties fo:language="en" fo:country="GB" fo:font-style="normal" fo:font-weight="normal" officeooo:rsid="00a2d00c" style:font-name-asian="Times New Roman2" style:language-asian="en" style:country-asian="US" style:font-style-asian="normal" style:font-weight-asian="normal" style:font-name-complex="Times New Roman2" style:font-style-complex="normal" style:font-weight-complex="normal"/>
    </style:style>
    <style:style style:name="T206" style:family="text">
      <style:text-properties fo:language="en" fo:country="GB" fo:font-style="normal" fo:font-weight="normal" officeooo:rsid="00a7bdce" style:font-name-asian="Times New Roman2" style:language-asian="en" style:country-asian="US" style:font-style-asian="normal" style:font-weight-asian="normal" style:font-name-complex="Times New Roman2" style:font-style-complex="normal" style:font-weight-complex="normal"/>
    </style:style>
    <style:style style:name="T207" style:family="text">
      <style:text-properties fo:language="en" fo:country="GB" fo:font-style="normal" fo:font-weight="normal" officeooo:rsid="00a40b02" style:font-name-asian="Times New Roman2" style:language-asian="en" style:country-asian="US" style:font-style-asian="normal" style:font-weight-asian="normal" style:font-name-complex="Times New Roman2" style:font-style-complex="normal" style:font-weight-complex="normal"/>
    </style:style>
    <style:style style:name="T208" style:family="text">
      <style:text-properties fo:language="en" fo:country="GB" fo:font-style="normal" fo:font-weight="normal" officeooo:rsid="000d37d2" style:font-name-asian="Times New Roman2" style:language-asian="en" style:country-asian="US" style:font-style-asian="normal" style:font-weight-asian="normal" style:font-name-complex="Times New Roman2" style:font-style-complex="normal" style:font-weight-complex="normal"/>
    </style:style>
    <style:style style:name="T209" style:family="text">
      <style:text-properties fo:language="en" fo:country="GB" fo:font-style="normal" fo:font-weight="normal" officeooo:rsid="010b1a96" style:font-name-asian="Times New Roman2" style:language-asian="en" style:country-asian="US" style:font-style-asian="normal" style:font-weight-asian="normal" style:font-name-complex="Times New Roman2" style:font-style-complex="normal" style:font-weight-complex="normal"/>
    </style:style>
    <style:style style:name="T210" style:family="text">
      <style:text-properties fo:language="en" fo:country="GB" fo:font-style="normal" fo:font-weight="normal" officeooo:rsid="010b8a67" style:font-name-asian="Times New Roman2" style:language-asian="en" style:country-asian="US" style:font-style-asian="normal" style:font-weight-asian="normal" style:font-name-complex="Times New Roman2" style:font-style-complex="normal" style:font-weight-complex="normal"/>
    </style:style>
    <style:style style:name="T211" style:family="text">
      <style:text-properties fo:language="en" fo:country="GB" fo:font-style="normal" fo:font-weight="normal" officeooo:rsid="001e748f" style:font-name-asian="Times New Roman2" style:language-asian="en" style:country-asian="US" style:font-style-asian="normal" style:font-weight-asian="normal" style:font-name-complex="Times New Roman2" style:font-style-complex="normal" style:font-weight-complex="normal"/>
    </style:style>
    <style:style style:name="T212" style:family="text">
      <style:text-properties fo:language="en" fo:country="GB" fo:font-style="normal" fo:font-weight="normal" officeooo:rsid="00224c75" style:font-name-asian="Times New Roman2" style:language-asian="en" style:country-asian="US" style:font-style-asian="normal" style:font-weight-asian="normal" style:font-name-complex="Times New Roman2" style:font-style-complex="normal" style:font-weight-complex="normal"/>
    </style:style>
    <style:style style:name="T213" style:family="text">
      <style:text-properties fo:language="en" fo:country="GB" fo:font-style="normal" style:font-style-asian="normal" style:font-style-complex="normal"/>
    </style:style>
    <style:style style:name="T214" style:family="text">
      <style:text-properties fo:language="en" fo:country="GB" fo:font-weight="normal" officeooo:rsid="0074ab66" style:font-weight-asian="normal" style:font-weight-complex="normal"/>
    </style:style>
    <style:style style:name="T215" style:family="text">
      <style:text-properties fo:language="en" fo:country="GB" fo:font-weight="normal" officeooo:rsid="00051b97" style:font-weight-asian="normal" style:font-weight-complex="normal"/>
    </style:style>
    <style:style style:name="T216" style:family="text">
      <style:text-properties fo:language="en" fo:country="GB" fo:font-weight="normal" officeooo:rsid="001a847e" style:font-weight-asian="normal" style:font-weight-complex="normal"/>
    </style:style>
    <style:style style:name="T217" style:family="text">
      <style:text-properties fo:language="en" fo:country="GB" fo:font-weight="normal" officeooo:rsid="001c625f" style:font-weight-asian="normal" style:font-weight-complex="normal"/>
    </style:style>
    <style:style style:name="T218" style:family="text">
      <style:text-properties fo:language="en" fo:country="GB" fo:font-weight="normal" style:font-name-asian="Times New Roman2" style:language-asian="en" style:country-asian="US" style:font-weight-asian="normal" style:font-name-complex="Times New Roman2" style:font-weight-complex="normal"/>
    </style:style>
    <style:style style:name="T219" style:family="text">
      <style:text-properties fo:language="en" fo:country="GB" fo:font-weight="normal" officeooo:rsid="00d9c312" style:font-name-asian="Times New Roman2" style:language-asian="en" style:country-asian="US" style:font-weight-asian="normal" style:font-name-complex="Times New Roman2" style:font-weight-complex="normal"/>
    </style:style>
    <style:style style:name="T220" style:family="text">
      <style:text-properties fo:language="en" fo:country="GB" fo:font-weight="normal" officeooo:rsid="0008924b" style:font-name-asian="Times New Roman2" style:language-asian="en" style:country-asian="US" style:font-weight-asian="normal" style:font-name-complex="Times New Roman2" style:font-weight-complex="normal"/>
    </style:style>
    <style:style style:name="T221" style:family="text">
      <style:text-properties fo:language="en" fo:country="GB" fo:font-weight="normal" officeooo:rsid="00e1b9d2" style:font-name-asian="Times New Roman2" style:language-asian="en" style:country-asian="US" style:font-weight-asian="normal" style:font-name-complex="Times New Roman2" style:font-weight-complex="normal"/>
    </style:style>
    <style:style style:name="T222" style:family="text">
      <style:text-properties fo:language="en" fo:country="GB" fo:font-weight="normal" officeooo:rsid="00a291da" style:font-name-asian="Times New Roman2" style:language-asian="en" style:country-asian="US" style:font-weight-asian="normal" style:font-name-complex="Times New Roman2" style:font-weight-complex="normal"/>
    </style:style>
    <style:style style:name="T223" style:family="text">
      <style:text-properties fo:language="en" fo:country="GB" fo:font-weight="normal" officeooo:rsid="0074ab66" style:font-name-asian="Times New Roman2" style:language-asian="en" style:country-asian="US" style:font-weight-asian="normal" style:font-name-complex="Times New Roman2" style:font-weight-complex="normal"/>
    </style:style>
    <style:style style:name="T224" style:family="text">
      <style:text-properties fo:language="en" fo:country="GB" fo:font-weight="normal" officeooo:rsid="0057e185" style:font-name-asian="Times New Roman2" style:language-asian="en" style:country-asian="US" style:font-weight-asian="normal" style:font-name-complex="Times New Roman2" style:font-weight-complex="normal"/>
    </style:style>
    <style:style style:name="T225" style:family="text">
      <style:text-properties fo:language="en" fo:country="GB" fo:font-weight="normal" officeooo:rsid="00098c27" style:font-name-asian="Times New Roman2" style:language-asian="en" style:country-asian="US" style:font-weight-asian="normal" style:font-name-complex="Times New Roman2" style:font-weight-complex="normal"/>
    </style:style>
    <style:style style:name="T226" style:family="text">
      <style:text-properties fo:language="en" fo:country="GB" fo:font-weight="normal" officeooo:rsid="000b8073" style:font-name-asian="Times New Roman2" style:language-asian="en" style:country-asian="US" style:font-weight-asian="normal" style:font-name-complex="Times New Roman2" style:font-weight-complex="normal"/>
    </style:style>
    <style:style style:name="T227" style:family="text">
      <style:text-properties fo:language="en" fo:country="GB" fo:font-weight="normal" officeooo:rsid="000d37d2" style:font-name-asian="Times New Roman2" style:language-asian="en" style:country-asian="US" style:font-weight-asian="normal" style:font-name-complex="Times New Roman2" style:font-weight-complex="normal"/>
    </style:style>
    <style:style style:name="T228" style:family="text">
      <style:text-properties fo:language="en" fo:country="GB" fo:font-weight="normal" officeooo:rsid="009a20b8" style:font-name-asian="Times New Roman2" style:language-asian="en" style:country-asian="US" style:font-weight-asian="normal" style:font-name-complex="Times New Roman2" style:font-weight-complex="normal"/>
    </style:style>
    <style:style style:name="T229" style:family="text">
      <style:text-properties fo:language="en" fo:country="GB" fo:font-weight="normal" officeooo:rsid="000eaeeb" style:font-name-asian="Times New Roman2" style:language-asian="en" style:country-asian="US" style:font-weight-asian="normal" style:font-name-complex="Times New Roman2" style:font-weight-complex="normal"/>
    </style:style>
    <style:style style:name="T230" style:family="text">
      <style:text-properties fo:language="en" fo:country="GB" fo:font-weight="normal" officeooo:rsid="001e748f" style:font-name-asian="Times New Roman2" style:language-asian="en" style:country-asian="US" style:font-weight-asian="normal" style:font-name-complex="Times New Roman2" style:font-weight-complex="normal"/>
    </style:style>
    <style:style style:name="T231" style:family="text">
      <style:text-properties fo:language="en" fo:country="GB" fo:font-style="italic" fo:font-weight="normal" officeooo:rsid="00aba711" style:font-name-asian="Times New Roman2" style:language-asian="en" style:country-asian="US" style:font-style-asian="italic" style:font-weight-asian="normal" style:font-name-complex="Times New Roman2" style:font-style-complex="italic" style:font-weight-complex="normal"/>
    </style:style>
    <style:style style:name="T232" style:family="text">
      <style:text-properties fo:language="en" fo:country="GB" fo:font-style="italic" fo:font-weight="normal" officeooo:rsid="000d37d2" style:font-name-asian="Times New Roman2" style:language-asian="en" style:country-asian="US" style:font-style-asian="italic" style:font-weight-asian="normal" style:font-name-complex="Times New Roman2" style:font-style-complex="italic" style:font-weight-complex="normal"/>
    </style:style>
    <style:style style:name="T233" style:family="text">
      <style:text-properties fo:language="en" fo:country="GB" officeooo:rsid="006d6c8f"/>
    </style:style>
    <style:style style:name="T234" style:family="text">
      <style:text-properties fo:language="en" fo:country="GB" officeooo:rsid="007ba9f4"/>
    </style:style>
    <style:style style:name="T235" style:family="text">
      <style:text-properties fo:language="en" fo:country="GB" officeooo:rsid="0072689c"/>
    </style:style>
    <style:style style:name="T236" style:family="text">
      <style:text-properties fo:language="en" fo:country="GB" officeooo:rsid="000eb645"/>
    </style:style>
    <style:style style:name="T237" style:family="text">
      <style:text-properties fo:language="en" fo:country="GB" officeooo:rsid="000f1aef"/>
    </style:style>
    <style:style style:name="T238" style:family="text">
      <style:text-properties fo:language="en" fo:country="GB" officeooo:rsid="000eaeeb"/>
    </style:style>
    <style:style style:name="T239" style:family="text">
      <style:text-properties fo:language="en" fo:country="GB" officeooo:rsid="0073c679"/>
    </style:style>
    <style:style style:name="T240" style:family="text">
      <style:text-properties fo:language="en" fo:country="GB" officeooo:rsid="00743c99"/>
    </style:style>
    <style:style style:name="T241" style:family="text">
      <style:text-properties fo:language="en" fo:country="GB" officeooo:rsid="002028b6"/>
    </style:style>
    <style:style style:name="T242" style:family="text">
      <style:text-properties fo:language="en" fo:country="GB" officeooo:rsid="0023e211"/>
    </style:style>
    <style:style style:name="T243" style:family="text">
      <style:text-properties officeooo:rsid="00162253"/>
    </style:style>
    <style:style style:name="T244" style:family="text">
      <style:text-properties officeooo:rsid="00182f58"/>
    </style:style>
    <style:style style:name="T245" style:family="text">
      <style:text-properties style:font-name="Linux Libertine Mono O"/>
    </style:style>
    <style:style style:name="T246" style:family="text">
      <style:text-properties style:font-name="Linux Libertine Mono O" officeooo:rsid="00182f58"/>
    </style:style>
    <style:style style:name="T247" style:family="text">
      <style:text-properties officeooo:rsid="00192282"/>
    </style:style>
    <style:style style:name="T248" style:family="text">
      <style:text-properties style:text-position="super 58%"/>
    </style:style>
    <style:style style:name="T249" style:family="text">
      <style:text-properties style:text-position="super 58%" fo:language="en" fo:country="GB" officeooo:rsid="00051b97"/>
    </style:style>
    <style:style style:name="T250" style:family="text">
      <style:text-properties style:text-position="super 58%" fo:language="en" fo:country="GB" officeooo:rsid="00533ac2"/>
    </style:style>
    <style:style style:name="T251" style:family="text">
      <style:text-properties style:text-position="super 58%" fo:language="en" fo:country="GB" officeooo:rsid="007803a2"/>
    </style:style>
    <style:style style:name="T252" style:family="text">
      <style:text-properties style:text-position="super 58%" fo:language="en" fo:country="GB" fo:font-weight="normal" style:font-weight-asian="normal" style:font-weight-complex="normal"/>
    </style:style>
    <style:style style:name="T253" style:family="text">
      <style:text-properties style:text-position="super 58%" fo:language="en" fo:country="GB" fo:font-weight="normal" officeooo:rsid="007803a2" style:font-weight-asian="normal" style:font-weight-complex="normal"/>
    </style:style>
    <style:style style:name="T254" style:family="text">
      <style:text-properties style:text-position="super 58%" fo:language="en" fo:country="GB" fo:font-weight="normal" officeooo:rsid="0074ab66" style:font-weight-asian="normal" style:font-weight-complex="normal"/>
    </style:style>
    <style:style style:name="T255" style:family="text">
      <style:text-properties style:text-position="super 58%" fo:language="en" fo:country="GB" fo:font-weight="normal" officeooo:rsid="00051b97" style:font-weight-asian="normal" style:font-weight-complex="normal"/>
    </style:style>
    <style:style style:name="T256" style:family="text">
      <style:text-properties style:text-position="super 58%" fo:language="en" fo:country="GB" fo:font-weight="normal" officeooo:rsid="00199cb0" style:font-weight-asian="normal" style:font-weight-complex="normal"/>
    </style:style>
    <style:style style:name="T257" style:family="text">
      <style:text-properties style:text-position="super 58%" fo:language="en" fo:country="GB" fo:font-weight="normal" style:font-name-asian="Times New Roman2" style:language-asian="en" style:country-asian="US" style:font-weight-asian="normal" style:font-name-complex="Times New Roman2" style:font-weight-complex="normal"/>
    </style:style>
    <style:style style:name="T258" style:family="text">
      <style:text-properties style:text-position="super 58%" fo:language="en" fo:country="GB" fo:font-weight="normal" officeooo:rsid="0008924b" style:font-name-asian="Times New Roman2" style:language-asian="en" style:country-asian="US" style:font-weight-asian="normal" style:font-name-complex="Times New Roman2" style:font-weight-complex="normal"/>
    </style:style>
    <style:style style:name="T259" style:family="text">
      <style:text-properties style:text-position="super 58%" fo:language="en" fo:country="GB" fo:font-weight="normal" officeooo:rsid="00a291da" style:font-name-asian="Times New Roman2" style:language-asian="en" style:country-asian="US" style:font-weight-asian="normal" style:font-name-complex="Times New Roman2" style:font-weight-complex="normal"/>
    </style:style>
    <style:style style:name="T260" style:family="text">
      <style:text-properties style:text-position="super 58%" fo:language="en" fo:country="GB" fo:font-weight="normal" officeooo:rsid="00e1b9d2" style:font-name-asian="Times New Roman2" style:language-asian="en" style:country-asian="US" style:font-weight-asian="normal" style:font-name-complex="Times New Roman2" style:font-weight-complex="normal"/>
    </style:style>
    <style:style style:name="T261" style:family="text">
      <style:text-properties style:text-position="super 58%" fo:language="en" fo:country="GB" fo:font-weight="normal" officeooo:rsid="00761785" style:font-name-asian="Times New Roman2" style:language-asian="en" style:country-asian="US" style:font-weight-asian="normal" style:font-name-complex="Times New Roman2" style:font-weight-complex="normal"/>
    </style:style>
    <style:style style:name="T262" style:family="text">
      <style:text-properties style:text-position="super 58%" fo:language="en" fo:country="GB" fo:font-style="normal" fo:font-weight="normal" officeooo:rsid="0030813a" style:font-name-asian="Times New Roman2" style:language-asian="en" style:country-asian="US" style:font-style-asian="normal" style:font-weight-asian="normal" style:font-name-complex="Times New Roman2" style:font-style-complex="normal" style:font-weight-complex="normal"/>
    </style:style>
    <style:style style:name="T263" style:family="text">
      <style:text-properties style:text-position="super 58%" fo:language="en" fo:country="GB" fo:font-style="normal" fo:font-weight="normal" officeooo:rsid="00a69610" style:font-name-asian="Times New Roman2" style:language-asian="en" style:country-asian="US" style:font-style-asian="normal" style:font-weight-asian="normal" style:font-name-complex="Times New Roman2" style:font-style-complex="normal" style:font-weight-complex="normal"/>
    </style:style>
    <style:style style:name="T264" style:family="text">
      <style:text-properties style:text-position="super 58%" fo:language="en" fo:country="GB" fo:font-style="normal" fo:font-weight="normal" officeooo:rsid="00a2d00c" style:font-name-asian="Times New Roman2" style:language-asian="en" style:country-asian="US" style:font-style-asian="normal" style:font-weight-asian="normal" style:font-name-complex="Times New Roman2" style:font-style-complex="normal" style:font-weight-complex="normal"/>
    </style:style>
    <style:style style:name="T265" style:family="text">
      <style:text-properties style:text-position="super 58%" fo:language="en" fo:country="GB" fo:font-style="normal" fo:font-weight="normal" officeooo:rsid="010b1a96" style:font-name-asian="Times New Roman2" style:language-asian="en" style:country-asian="US" style:font-style-asian="normal" style:font-weight-asian="normal" style:font-name-complex="Times New Roman2" style:font-style-complex="normal" style:font-weight-complex="normal"/>
    </style:style>
    <style:style style:name="T266" style:family="text">
      <style:text-properties style:text-position="super 58%" fo:language="en" fo:country="GB" fo:font-style="normal" fo:font-weight="normal" officeooo:rsid="00782673" style:font-style-asian="normal" style:font-weight-asian="normal" style:font-style-complex="normal" style:font-weight-complex="normal"/>
    </style:style>
    <style:style style:name="T267" style:family="text">
      <style:text-properties style:text-position="super 58%" fo:language="en" fo:country="GB" fo:font-style="normal" fo:font-weight="normal" officeooo:rsid="0046614b" style:font-style-asian="normal" style:font-weight-asian="normal" style:font-style-complex="normal" style:font-weight-complex="normal"/>
    </style:style>
    <style:style style:name="T268" style:family="text">
      <style:text-properties style:text-position="super 58%" fo:language="en" fo:country="GB" fo:font-style="normal" fo:font-weight="normal" officeooo:rsid="00473029" style:font-style-asian="normal" style:font-weight-asian="normal" style:font-style-complex="normal" style:font-weight-complex="normal"/>
    </style:style>
    <style:style style:name="T269" style:family="text">
      <style:text-properties style:text-position="super 58%" fo:language="en" fo:country="GB" fo:font-style="normal" fo:font-weight="normal" officeooo:rsid="00ae399c" style:font-style-asian="normal" style:font-weight-asian="normal" style:font-style-complex="normal" style:font-weight-complex="normal"/>
    </style:style>
    <style:style style:name="T270" style:family="text">
      <style:text-properties style:text-position="super 58%" fo:language="en" fo:country="GB" fo:font-style="normal" fo:font-weight="normal" officeooo:rsid="00aeb7f7" style:font-style-asian="normal" style:font-weight-asian="normal" style:font-style-complex="normal" style:font-weight-complex="normal"/>
    </style:style>
    <style:style style:name="T271" style:family="text">
      <style:text-properties style:text-position="super 58%" fo:language="en" fo:country="GB" fo:font-style="normal" fo:font-weight="normal" officeooo:rsid="005a78e3" style:font-style-asian="normal" style:font-weight-asian="normal" style:font-style-complex="normal" style:font-weight-complex="normal"/>
    </style:style>
    <style:style style:name="T272" style:family="text">
      <style:text-properties style:text-position="super 58%" fo:language="en" fo:country="GB" fo:font-style="normal" fo:font-weight="normal" officeooo:rsid="005c4264" style:font-style-asian="normal" style:font-weight-asian="normal" style:font-style-complex="normal" style:font-weight-complex="normal"/>
    </style:style>
    <style:style style:name="T273" style:family="text">
      <style:text-properties style:text-position="super 58%" fo:language="en" fo:country="GB" fo:font-style="normal" style:font-style-asian="normal" style:font-style-complex="normal"/>
    </style:style>
    <style:style style:name="T274" style:family="text">
      <style:text-properties style:text-position="super 58%" fo:language="en" fo:country="GB" fo:font-style="normal" officeooo:rsid="00313067" style:font-style-asian="normal" style:font-style-complex="normal"/>
    </style:style>
    <style:style style:name="T275" style:family="text">
      <style:text-properties style:text-position="super 58%" fo:language="en" fo:country="GB" fo:font-style="normal" officeooo:rsid="0046809b" style:font-style-asian="normal" style:font-style-complex="normal"/>
    </style:style>
    <style:style style:name="T276" style:family="text">
      <style:text-properties style:text-position="super 58%" fo:language="en" fo:country="GB" fo:font-style="normal" officeooo:rsid="002028b6" style:font-style-asian="normal" style:font-style-complex="normal"/>
    </style:style>
    <style:style style:name="T277" style:family="text">
      <style:text-properties style:text-position="super 58%" fo:language="en" fo:country="GB" fo:font-style="normal" officeooo:rsid="001c3f80" style:font-style-asian="normal" style:font-style-complex="normal"/>
    </style:style>
    <style:style style:name="T278" style:family="text">
      <style:text-properties style:text-position="super 58%" fo:language="en" fo:country="GB" fo:font-style="normal" officeooo:rsid="00bf2ba5" style:font-style-asian="normal" style:font-style-complex="normal"/>
    </style:style>
    <style:style style:name="T279" style:family="text">
      <style:text-properties style:text-position="super 58%" fo:language="en" fo:country="GB" fo:font-style="normal" officeooo:rsid="0054c424" style:font-style-asian="normal" style:font-style-complex="normal"/>
    </style:style>
    <style:style style:name="T280" style:family="text">
      <style:text-properties style:text-position="super 58%" fo:language="en" fo:country="GB" fo:font-style="normal" officeooo:rsid="00567d2f" style:font-style-asian="normal" style:font-style-complex="normal"/>
    </style:style>
    <style:style style:name="T281" style:family="text">
      <style:text-properties style:text-position="super 58%" fo:language="en" fo:country="GB" fo:font-style="normal" officeooo:rsid="00a69610" style:font-style-asian="normal" style:font-style-complex="normal"/>
    </style:style>
    <style:style style:name="T282" style:family="text">
      <style:text-properties style:text-position="super 58%" fo:language="en" fo:country="GB" fo:font-style="normal" officeooo:rsid="00a67df2" style:font-style-asian="normal" style:font-style-complex="normal"/>
    </style:style>
    <style:style style:name="T283" style:family="text">
      <style:text-properties style:text-position="super 58%" fo:language="en" fo:country="GB" fo:font-style="normal" officeooo:rsid="002eea9b" style:font-style-asian="normal" style:font-style-complex="normal"/>
    </style:style>
    <style:style style:name="T284" style:family="text">
      <style:text-properties style:text-position="super 58%" fo:language="en" fo:country="GB" fo:font-style="normal" officeooo:rsid="0023872f" style:font-style-asian="normal" style:font-style-complex="normal"/>
    </style:style>
    <style:style style:name="T285" style:family="text">
      <style:text-properties style:text-position="super 58%" fo:language="en" fo:country="GB" fo:font-style="normal" officeooo:rsid="00252e92" style:font-style-asian="normal" style:font-style-complex="normal"/>
    </style:style>
    <style:style style:name="T286" style:family="text">
      <style:text-properties style:text-position="super 58%" fo:language="en" fo:country="GB" fo:font-style="normal" officeooo:rsid="0032b6ae" style:font-style-asian="normal" style:font-style-complex="normal"/>
    </style:style>
    <style:style style:name="T287" style:family="text">
      <style:text-properties style:text-position="super 58%" fo:language="en" fo:country="GB" fo:font-style="normal" officeooo:rsid="004b31ae" style:font-style-asian="normal" style:font-style-complex="normal"/>
    </style:style>
    <style:style style:name="T288" style:family="text">
      <style:text-properties style:text-position="super 58%" fo:language="en" fo:country="GB" fo:font-style="normal" officeooo:rsid="00aaf0b8" style:font-style-asian="normal" style:font-style-complex="normal"/>
    </style:style>
    <style:style style:name="T289" style:family="text">
      <style:text-properties style:text-position="super 58%" fo:language="en" fo:country="GB" officeooo:rsid="006d6c8f"/>
    </style:style>
    <style:style style:name="T290" style:family="text">
      <style:text-properties style:text-position="super 58%" fo:language="en" fo:country="GB" officeooo:rsid="00313067"/>
    </style:style>
    <style:style style:name="T291" style:family="text">
      <style:text-properties style:text-position="super 58%" officeooo:rsid="003b6110"/>
    </style:style>
    <style:style style:name="T292" style:family="text">
      <style:text-properties style:text-position="super 58%" officeooo:rsid="003ecfb0"/>
    </style:style>
    <style:style style:name="T293" style:family="text">
      <style:text-properties style:text-position="super 58%" officeooo:rsid="00817344"/>
    </style:style>
    <style:style style:name="T294" style:family="text">
      <style:text-properties style:text-position="super 58%" officeooo:rsid="006b2ee0"/>
    </style:style>
    <style:style style:name="T295" style:family="text">
      <style:text-properties style:text-position="super 58%" officeooo:rsid="004e491b"/>
    </style:style>
    <style:style style:name="T296" style:family="text">
      <style:text-properties style:text-position="super 58%" officeooo:rsid="004fe6bc"/>
    </style:style>
    <style:style style:name="T297" style:family="text">
      <style:text-properties style:text-position="super 58%" officeooo:rsid="00695a4c"/>
    </style:style>
    <style:style style:name="T298" style:family="text">
      <style:text-properties officeooo:rsid="00048502"/>
    </style:style>
    <style:style style:name="T299" style:family="text">
      <style:text-properties officeooo:rsid="0005b63e"/>
    </style:style>
    <style:style style:name="T300" style:family="text">
      <style:text-properties officeooo:rsid="00051b97"/>
    </style:style>
    <style:style style:name="T301" style:family="text">
      <style:text-properties style:text-position="0% 100%"/>
    </style:style>
    <style:style style:name="T302" style:family="text">
      <style:text-properties style:text-position="0% 100%" fo:language="en" fo:country="GB" officeooo:rsid="005188ae"/>
    </style:style>
    <style:style style:name="T303" style:family="text">
      <style:text-properties style:text-position="0% 100%" fo:language="en" fo:country="GB" officeooo:rsid="00533ac2"/>
    </style:style>
    <style:style style:name="T304" style:family="text">
      <style:text-properties style:text-position="0% 100%" fo:language="en" fo:country="GB" officeooo:rsid="0058cdfc"/>
    </style:style>
    <style:style style:name="T305" style:family="text">
      <style:text-properties style:text-position="0% 100%" fo:language="en" fo:country="GB" fo:font-style="normal" fo:font-weight="normal" officeooo:rsid="00a69610" style:font-name-asian="Times New Roman2" style:language-asian="en" style:country-asian="US" style:font-style-asian="normal" style:font-weight-asian="normal" style:font-name-complex="Times New Roman2" style:font-style-complex="normal" style:font-weight-complex="normal"/>
    </style:style>
    <style:style style:name="T306" style:family="text">
      <style:text-properties style:text-position="0% 100%" fo:language="en" fo:country="GB" fo:font-style="normal" fo:font-weight="normal" officeooo:rsid="00a7bdce" style:font-name-asian="Times New Roman2" style:language-asian="en" style:country-asian="US" style:font-style-asian="normal" style:font-weight-asian="normal" style:font-name-complex="Times New Roman2" style:font-style-complex="normal" style:font-weight-complex="normal"/>
    </style:style>
    <style:style style:name="T307" style:family="text">
      <style:text-properties style:text-position="0% 100%" fo:language="en" fo:country="GB" fo:font-style="normal" fo:font-weight="normal" officeooo:rsid="010b1a96" style:font-name-asian="Times New Roman2" style:language-asian="en" style:country-asian="US" style:font-style-asian="normal" style:font-weight-asian="normal" style:font-name-complex="Times New Roman2" style:font-style-complex="normal" style:font-weight-complex="normal"/>
    </style:style>
    <style:style style:name="T308" style:family="text">
      <style:text-properties style:text-position="0% 100%" fo:language="en" fo:country="GB" fo:font-style="normal" fo:font-weight="normal" officeooo:rsid="00224c75" style:font-name-asian="Times New Roman2" style:language-asian="en" style:country-asian="US" style:font-style-asian="normal" style:font-weight-asian="normal" style:font-name-complex="Times New Roman2" style:font-style-complex="normal" style:font-weight-complex="normal"/>
    </style:style>
    <style:style style:name="T309" style:family="text">
      <style:text-properties style:text-position="0% 100%" fo:language="en" fo:country="GB" fo:font-style="normal" fo:font-weight="normal" officeooo:rsid="0023e211" style:font-name-asian="Times New Roman2" style:language-asian="en" style:country-asian="US" style:font-style-asian="normal" style:font-weight-asian="normal" style:font-name-complex="Times New Roman2" style:font-style-complex="normal" style:font-weight-complex="normal"/>
    </style:style>
    <style:style style:name="T310" style:family="text">
      <style:text-properties style:text-position="0% 100%" fo:language="en" fo:country="GB" fo:font-style="normal" fo:font-weight="normal" officeooo:rsid="00c89cd7" style:font-name-asian="Times New Roman2" style:language-asian="en" style:country-asian="US" style:font-style-asian="normal" style:font-weight-asian="normal" style:font-name-complex="Times New Roman2" style:font-style-complex="normal" style:font-weight-complex="normal"/>
    </style:style>
    <style:style style:name="T311" style:family="text">
      <style:text-properties style:text-position="0% 100%" fo:language="en" fo:country="GB" fo:font-style="normal" fo:font-weight="normal" style:font-style-asian="normal" style:font-weight-asian="normal" style:font-style-complex="normal" style:font-weight-complex="normal"/>
    </style:style>
    <style:style style:name="T312" style:family="text">
      <style:text-properties style:text-position="0% 100%" fo:language="en" fo:country="GB" fo:font-style="normal" fo:font-weight="normal" officeooo:rsid="001c3f80" style:font-style-asian="normal" style:font-weight-asian="normal" style:font-style-complex="normal" style:font-weight-complex="normal"/>
    </style:style>
    <style:style style:name="T313" style:family="text">
      <style:text-properties style:text-position="0% 100%" fo:language="en" fo:country="GB" fo:font-style="normal" fo:font-weight="normal" officeooo:rsid="0023e211" style:font-style-asian="normal" style:font-weight-asian="normal" style:font-style-complex="normal" style:font-weight-complex="normal"/>
    </style:style>
    <style:style style:name="T314" style:family="text">
      <style:text-properties style:text-position="0% 100%" fo:language="en" fo:country="GB" fo:font-style="normal" fo:font-weight="normal" officeooo:rsid="002b780b" style:font-style-asian="normal" style:font-weight-asian="normal" style:font-style-complex="normal" style:font-weight-complex="normal"/>
    </style:style>
    <style:style style:name="T315" style:family="text">
      <style:text-properties style:text-position="0% 100%" fo:language="en" fo:country="GB" fo:font-style="normal" fo:font-weight="normal" officeooo:rsid="0023eb0d" style:font-style-asian="normal" style:font-weight-asian="normal" style:font-style-complex="normal" style:font-weight-complex="normal"/>
    </style:style>
    <style:style style:name="T316" style:family="text">
      <style:text-properties style:text-position="0% 100%" fo:language="en" fo:country="GB" fo:font-style="normal" fo:font-weight="normal" officeooo:rsid="0026d86d" style:font-style-asian="normal" style:font-weight-asian="normal" style:font-style-complex="normal" style:font-weight-complex="normal"/>
    </style:style>
    <style:style style:name="T317" style:family="text">
      <style:text-properties style:text-position="0% 100%" fo:language="en" fo:country="GB" fo:font-style="normal" fo:font-weight="normal" officeooo:rsid="003b6110" style:font-style-asian="normal" style:font-weight-asian="normal" style:font-style-complex="normal" style:font-weight-complex="normal"/>
    </style:style>
    <style:style style:name="T318" style:family="text">
      <style:text-properties style:text-position="0% 100%" fo:language="en" fo:country="GB" fo:font-style="normal" fo:font-weight="normal" officeooo:rsid="0046614b" style:font-style-asian="normal" style:font-weight-asian="normal" style:font-style-complex="normal" style:font-weight-complex="normal"/>
    </style:style>
    <style:style style:name="T319" style:family="text">
      <style:text-properties style:text-position="0% 100%" fo:language="en" fo:country="GB" fo:font-style="normal" fo:font-weight="normal" officeooo:rsid="00473029" style:font-style-asian="normal" style:font-weight-asian="normal" style:font-style-complex="normal" style:font-weight-complex="normal"/>
    </style:style>
    <style:style style:name="T320" style:family="text">
      <style:text-properties style:text-position="0% 100%" fo:language="en" fo:country="GB" fo:font-style="normal" fo:font-weight="normal" officeooo:rsid="00ae399c" style:font-style-asian="normal" style:font-weight-asian="normal" style:font-style-complex="normal" style:font-weight-complex="normal"/>
    </style:style>
    <style:style style:name="T321" style:family="text">
      <style:text-properties style:text-position="0% 100%" fo:language="en" fo:country="GB" fo:font-style="normal" fo:font-weight="normal" officeooo:rsid="00aeb7f7" style:font-style-asian="normal" style:font-weight-asian="normal" style:font-style-complex="normal" style:font-weight-complex="normal"/>
    </style:style>
    <style:style style:name="T322" style:family="text">
      <style:text-properties style:text-position="0% 100%" fo:language="en" fo:country="GB" fo:font-style="normal" fo:font-weight="normal" officeooo:rsid="002818ed" style:font-style-asian="normal" style:font-weight-asian="normal" style:font-style-complex="normal" style:font-weight-complex="normal"/>
    </style:style>
    <style:style style:name="T323" style:family="text">
      <style:text-properties style:text-position="0% 100%" fo:language="en" fo:country="GB" fo:font-style="normal" fo:font-weight="normal" officeooo:rsid="00af5a1e" style:font-style-asian="normal" style:font-weight-asian="normal" style:font-style-complex="normal" style:font-weight-complex="normal"/>
    </style:style>
    <style:style style:name="T324" style:family="text">
      <style:text-properties style:text-position="0% 100%" fo:language="en" fo:country="GB" fo:font-style="normal" fo:font-weight="normal" officeooo:rsid="005a78e3" style:font-style-asian="normal" style:font-weight-asian="normal" style:font-style-complex="normal" style:font-weight-complex="normal"/>
    </style:style>
    <style:style style:name="T325" style:family="text">
      <style:text-properties style:text-position="0% 100%" fo:language="en" fo:country="GB" fo:font-style="normal" fo:font-weight="normal" officeooo:rsid="005c4264" style:font-style-asian="normal" style:font-weight-asian="normal" style:font-style-complex="normal" style:font-weight-complex="normal"/>
    </style:style>
    <style:style style:name="T326" style:family="text">
      <style:text-properties style:text-position="0% 100%" fo:language="en" fo:country="GB" fo:font-style="normal" style:font-style-asian="normal" style:font-style-complex="normal"/>
    </style:style>
    <style:style style:name="T327" style:family="text">
      <style:text-properties style:text-position="0% 100%" fo:language="en" fo:country="GB" fo:font-style="normal" officeooo:rsid="0023eb0d" style:font-style-asian="normal" style:font-style-complex="normal"/>
    </style:style>
    <style:style style:name="T328" style:family="text">
      <style:text-properties style:text-position="0% 100%" fo:language="en" fo:country="GB" fo:font-style="normal" officeooo:rsid="002b1d65" style:font-style-asian="normal" style:font-style-complex="normal"/>
    </style:style>
    <style:style style:name="T329" style:family="text">
      <style:text-properties style:text-position="0% 100%" fo:language="en" fo:country="GB" fo:font-style="normal" officeooo:rsid="00a59972" style:font-style-asian="normal" style:font-style-complex="normal"/>
    </style:style>
    <style:style style:name="T330" style:family="text">
      <style:text-properties style:text-position="0% 100%" fo:language="en" fo:country="GB" fo:font-style="normal" officeooo:rsid="0029d9ed" style:font-style-asian="normal" style:font-style-complex="normal"/>
    </style:style>
    <style:style style:name="T331" style:family="text">
      <style:text-properties style:text-position="0% 100%" fo:language="en" fo:country="GB" fo:font-style="normal" officeooo:rsid="00ba552f" style:font-style-asian="normal" style:font-style-complex="normal"/>
    </style:style>
    <style:style style:name="T332" style:family="text">
      <style:text-properties style:text-position="0% 100%" fo:language="en" fo:country="GB" fo:font-style="normal" officeooo:rsid="00b86eeb" style:font-style-asian="normal" style:font-style-complex="normal"/>
    </style:style>
    <style:style style:name="T333" style:family="text">
      <style:text-properties style:text-position="0% 100%" fo:language="en" fo:country="GB" fo:font-style="normal" officeooo:rsid="010b8cd3" style:font-style-asian="normal" style:font-style-complex="normal"/>
    </style:style>
    <style:style style:name="T334" style:family="text">
      <style:text-properties style:text-position="0% 100%" fo:language="en" fo:country="GB" fo:font-style="normal" officeooo:rsid="002b780b" style:font-style-asian="normal" style:font-style-complex="normal"/>
    </style:style>
    <style:style style:name="T335" style:family="text">
      <style:text-properties style:text-position="0% 100%" fo:language="en" fo:country="GB" fo:font-style="normal" officeooo:rsid="00bace6f" style:font-style-asian="normal" style:font-style-complex="normal"/>
    </style:style>
    <style:style style:name="T336" style:family="text">
      <style:text-properties style:text-position="0% 100%" fo:language="en" fo:country="GB" fo:font-style="normal" officeooo:rsid="0046809b" style:font-style-asian="normal" style:font-style-complex="normal"/>
    </style:style>
    <style:style style:name="T337" style:family="text">
      <style:text-properties style:text-position="0% 100%" fo:language="en" fo:country="GB" fo:font-style="normal" officeooo:rsid="002028b6" style:font-style-asian="normal" style:font-style-complex="normal"/>
    </style:style>
    <style:style style:name="T338" style:family="text">
      <style:text-properties style:text-position="0% 100%" fo:language="en" fo:country="GB" fo:font-style="normal" officeooo:rsid="002eea9b" style:font-style-asian="normal" style:font-style-complex="normal"/>
    </style:style>
    <style:style style:name="T339" style:family="text">
      <style:text-properties style:text-position="0% 100%" fo:language="en" fo:country="GB" fo:font-style="normal" officeooo:rsid="001c3f80" style:font-style-asian="normal" style:font-style-complex="normal"/>
    </style:style>
    <style:style style:name="T340" style:family="text">
      <style:text-properties style:text-position="0% 100%" fo:language="en" fo:country="GB" fo:font-style="normal" officeooo:rsid="0008924b" style:font-style-asian="normal" style:font-style-complex="normal"/>
    </style:style>
    <style:style style:name="T341" style:family="text">
      <style:text-properties style:text-position="0% 100%" fo:language="en" fo:country="GB" fo:font-style="normal" officeooo:rsid="00bf2ba5" style:font-style-asian="normal" style:font-style-complex="normal"/>
    </style:style>
    <style:style style:name="T342" style:family="text">
      <style:text-properties style:text-position="0% 100%" fo:language="en" fo:country="GB" fo:font-style="normal" officeooo:rsid="002ef645" style:font-style-asian="normal" style:font-style-complex="normal"/>
    </style:style>
    <style:style style:name="T343" style:family="text">
      <style:text-properties style:text-position="0% 100%" fo:language="en" fo:country="GB" fo:font-style="normal" officeooo:rsid="0025b28c" style:font-style-asian="normal" style:font-style-complex="normal"/>
    </style:style>
    <style:style style:name="T344" style:family="text">
      <style:text-properties style:text-position="0% 100%" fo:language="en" fo:country="GB" fo:font-style="normal" officeooo:rsid="0028f453" style:font-style-asian="normal" style:font-style-complex="normal"/>
    </style:style>
    <style:style style:name="T345" style:family="text">
      <style:text-properties style:text-position="0% 100%" fo:language="en" fo:country="GB" fo:font-style="normal" officeooo:rsid="0054c424" style:font-style-asian="normal" style:font-style-complex="normal"/>
    </style:style>
    <style:style style:name="T346" style:family="text">
      <style:text-properties style:text-position="0% 100%" fo:language="en" fo:country="GB" fo:font-style="normal" officeooo:rsid="00567d2f" style:font-style-asian="normal" style:font-style-complex="normal"/>
    </style:style>
    <style:style style:name="T347" style:family="text">
      <style:text-properties style:text-position="0% 100%" fo:language="en" fo:country="GB" fo:font-style="normal" officeooo:rsid="0023872f" style:font-style-asian="normal" style:font-style-complex="normal"/>
    </style:style>
    <style:style style:name="T348" style:family="text">
      <style:text-properties style:text-position="0% 100%" fo:language="en" fo:country="GB" fo:font-style="normal" officeooo:rsid="002842c4" style:font-style-asian="normal" style:font-style-complex="normal"/>
    </style:style>
    <style:style style:name="T349" style:family="text">
      <style:text-properties style:text-position="0% 100%" fo:language="en" fo:country="GB" fo:font-style="normal" officeooo:rsid="00a69610" style:font-style-asian="normal" style:font-style-complex="normal"/>
    </style:style>
    <style:style style:name="T350" style:family="text">
      <style:text-properties style:text-position="0% 100%" fo:language="en" fo:country="GB" fo:font-style="normal" officeooo:rsid="00a67df2" style:font-style-asian="normal" style:font-style-complex="normal"/>
    </style:style>
    <style:style style:name="T351" style:family="text">
      <style:text-properties style:text-position="0% 100%" fo:language="en" fo:country="GB" fo:font-style="normal" officeooo:rsid="00a87085" style:font-style-asian="normal" style:font-style-complex="normal"/>
    </style:style>
    <style:style style:name="T352" style:family="text">
      <style:text-properties style:text-position="0% 100%" fo:language="en" fo:country="GB" fo:font-style="normal" officeooo:rsid="0023bef9" style:font-style-asian="normal" style:font-style-complex="normal"/>
    </style:style>
    <style:style style:name="T353" style:family="text">
      <style:text-properties style:text-position="0% 100%" fo:language="en" fo:country="GB" fo:font-style="normal" officeooo:rsid="006d6c8f" style:font-style-asian="normal" style:font-style-complex="normal"/>
    </style:style>
    <style:style style:name="T354" style:family="text">
      <style:text-properties style:text-position="0% 100%" fo:language="en" fo:country="GB" fo:font-style="normal" officeooo:rsid="0072689c" style:font-style-asian="normal" style:font-style-complex="normal"/>
    </style:style>
    <style:style style:name="T355" style:family="text">
      <style:text-properties style:text-position="0% 100%" fo:language="en" fo:country="GB" fo:font-style="normal" officeooo:rsid="00252e92" style:font-style-asian="normal" style:font-style-complex="normal"/>
    </style:style>
    <style:style style:name="T356" style:family="text">
      <style:text-properties style:text-position="0% 100%" fo:language="en" fo:country="GB" fo:font-style="normal" officeooo:rsid="0032b6ae" style:font-style-asian="normal" style:font-style-complex="normal"/>
    </style:style>
    <style:style style:name="T357" style:family="text">
      <style:text-properties style:text-position="0% 100%" fo:language="en" fo:country="GB" fo:font-style="normal" officeooo:rsid="004b31ae" style:font-style-asian="normal" style:font-style-complex="normal"/>
    </style:style>
    <style:style style:name="T358" style:family="text">
      <style:text-properties style:text-position="0% 100%" fo:language="en" fo:country="GB" fo:font-style="normal" officeooo:rsid="00aaf0b8" style:font-style-asian="normal" style:font-style-complex="normal"/>
    </style:style>
    <style:style style:name="T359" style:family="text">
      <style:text-properties style:text-position="0% 100%" fo:language="en" fo:country="GB" fo:font-style="normal" officeooo:rsid="00e203fd" style:font-style-asian="normal" style:font-style-complex="normal"/>
    </style:style>
    <style:style style:name="T360" style:family="text">
      <style:text-properties style:text-position="0% 100%" fo:language="en" fo:country="GB" fo:font-style="normal" officeooo:rsid="00e7dffe" style:font-style-asian="normal" style:font-style-complex="normal"/>
    </style:style>
    <style:style style:name="T361" style:family="text">
      <style:text-properties style:text-position="0% 100%" fo:language="en" fo:country="GB" fo:font-style="normal" officeooo:rsid="0035bb9b" style:font-style-asian="normal" style:font-style-complex="normal"/>
    </style:style>
    <style:style style:name="T362" style:family="text">
      <style:text-properties style:text-position="0% 100%" fo:language="en" fo:country="GB" fo:font-style="normal" officeooo:rsid="00364321" style:font-style-asian="normal" style:font-style-complex="normal"/>
    </style:style>
    <style:style style:name="T363" style:family="text">
      <style:text-properties style:text-position="0% 100%" fo:language="en" fo:country="GB" fo:font-style="normal" officeooo:rsid="00e5e95f" style:font-style-asian="normal" style:font-style-complex="normal"/>
    </style:style>
    <style:style style:name="T364" style:family="text">
      <style:text-properties style:text-position="0% 100%" fo:language="en" fo:country="GB" fo:font-style="normal" officeooo:rsid="00e6de11" style:font-style-asian="normal" style:font-style-complex="normal"/>
    </style:style>
    <style:style style:name="T365" style:family="text">
      <style:text-properties style:text-position="0% 100%" fo:language="en" fo:country="GB" fo:font-style="normal" officeooo:rsid="00ab89a9" style:font-style-asian="normal" style:font-style-complex="normal"/>
    </style:style>
    <style:style style:name="T366" style:family="text">
      <style:text-properties style:text-position="0% 100%" fo:language="en" fo:country="GB" fo:font-style="normal" officeooo:rsid="0026d86d" style:font-style-asian="normal" style:font-style-complex="normal"/>
    </style:style>
    <style:style style:name="T367" style:family="text">
      <style:text-properties style:text-position="0% 100%" fo:language="en" fo:country="GB" fo:font-style="normal" officeooo:rsid="003b6110" style:font-style-asian="normal" style:font-style-complex="normal"/>
    </style:style>
    <style:style style:name="T368" style:family="text">
      <style:text-properties style:text-position="0% 100%" fo:language="en" fo:country="GB" fo:font-style="normal" style:font-name-asian="Times New Roman2" style:language-asian="en" style:country-asian="US" style:font-style-asian="normal" style:font-name-complex="Times New Roman2" style:font-style-complex="normal"/>
    </style:style>
    <style:style style:name="T369" style:family="text">
      <style:text-properties style:text-position="0% 100%" fo:language="en" fo:country="GB" fo:font-style="normal" officeooo:rsid="00df6988" style:font-name-asian="Times New Roman2" style:language-asian="en" style:country-asian="US" style:font-style-asian="normal" style:font-name-complex="Times New Roman2" style:font-style-complex="normal"/>
    </style:style>
    <style:style style:name="T370" style:family="text">
      <style:text-properties style:text-position="0% 100%" fo:language="en" fo:country="GB" fo:font-style="normal" officeooo:rsid="0025b28c" style:font-name-asian="Times New Roman2" style:language-asian="en" style:country-asian="US" style:font-style-asian="normal" style:font-name-complex="Times New Roman2" style:font-style-complex="normal"/>
    </style:style>
    <style:style style:name="T371" style:family="text">
      <style:text-properties style:text-position="0% 100%" fo:language="en" fo:country="GB" fo:font-style="normal" officeooo:rsid="00a8b898" style:font-name-asian="Times New Roman2" style:language-asian="en" style:country-asian="US" style:font-style-asian="normal" style:font-name-complex="Times New Roman2" style:font-style-complex="normal"/>
    </style:style>
    <style:style style:name="T372" style:family="text">
      <style:text-properties style:text-position="0% 100%" fo:language="en" fo:country="GB" fo:font-style="normal" officeooo:rsid="00a99890" style:font-name-asian="Times New Roman2" style:language-asian="en" style:country-asian="US" style:font-style-asian="normal" style:font-name-complex="Times New Roman2" style:font-style-complex="normal"/>
    </style:style>
    <style:style style:name="T373" style:family="text">
      <style:text-properties style:text-position="0% 100%" fo:language="en" fo:country="GB" fo:font-style="normal" officeooo:rsid="00aa8360" style:font-name-asian="Times New Roman2" style:language-asian="en" style:country-asian="US" style:font-style-asian="normal" style:font-name-complex="Times New Roman2" style:font-style-complex="normal"/>
    </style:style>
    <style:style style:name="T374" style:family="text">
      <style:text-properties style:text-position="0% 100%" fo:language="en" fo:country="GB" fo:font-style="normal" officeooo:rsid="000f0991" style:font-name-asian="Times New Roman2" style:language-asian="en" style:country-asian="US" style:font-style-asian="normal" style:font-name-complex="Times New Roman2" style:font-style-complex="normal"/>
    </style:style>
    <style:style style:name="T375" style:family="text">
      <style:text-properties style:text-position="0% 100%" fo:language="en" fo:country="GB" fo:font-style="normal" officeooo:rsid="00d84c5c" style:font-name-asian="Times New Roman2" style:language-asian="en" style:country-asian="US" style:font-style-asian="normal" style:font-name-complex="Times New Roman2" style:font-style-complex="normal"/>
    </style:style>
    <style:style style:name="T376" style:family="text">
      <style:text-properties style:text-position="0% 100%" fo:language="en" fo:country="GB" fo:font-weight="normal" style:font-weight-asian="normal" style:font-weight-complex="normal"/>
    </style:style>
    <style:style style:name="T377" style:family="text">
      <style:text-properties style:text-position="0% 100%" fo:language="en" fo:country="GB" fo:font-weight="normal" officeooo:rsid="00199cb0" style:font-weight-asian="normal" style:font-weight-complex="normal"/>
    </style:style>
    <style:style style:name="T378" style:family="text">
      <style:text-properties style:text-position="0% 100%" fo:language="en" fo:country="GB" fo:font-weight="normal" officeooo:rsid="0019c00e" style:font-weight-asian="normal" style:font-weight-complex="normal"/>
    </style:style>
    <style:style style:name="T379" style:family="text">
      <style:text-properties style:text-position="0% 100%" fo:language="en" fo:country="GB" fo:font-weight="normal" officeooo:rsid="0023eb0d" style:font-weight-asian="normal" style:font-weight-complex="normal"/>
    </style:style>
    <style:style style:name="T380" style:family="text">
      <style:text-properties style:text-position="0% 100%" fo:language="en" fo:country="GB" fo:font-weight="normal" officeooo:rsid="0025b28c" style:font-weight-asian="normal" style:font-weight-complex="normal"/>
    </style:style>
    <style:style style:name="T381" style:family="text">
      <style:text-properties style:text-position="0% 100%" fo:language="en" fo:country="GB" fo:font-weight="normal" officeooo:rsid="002028b6" style:font-weight-asian="normal" style:font-weight-complex="normal"/>
    </style:style>
    <style:style style:name="T382" style:family="text">
      <style:text-properties style:text-position="0% 100%" fo:language="en" fo:country="GB" fo:font-style="italic" fo:font-weight="normal" officeooo:rsid="00c89cd7" style:font-name-asian="Times New Roman2" style:language-asian="en" style:country-asian="US" style:font-style-asian="italic" style:font-weight-asian="normal" style:font-name-complex="Times New Roman2" style:font-style-complex="italic" style:font-weight-complex="normal"/>
    </style:style>
    <style:style style:name="T383" style:family="text">
      <style:text-properties style:text-position="0% 100%" fo:language="en" fo:country="GB" fo:font-style="italic" fo:font-weight="normal" officeooo:rsid="0023e211" style:font-name-asian="Times New Roman2" style:language-asian="en" style:country-asian="US" style:font-style-asian="italic" style:font-weight-asian="normal" style:font-name-complex="Times New Roman2" style:font-style-complex="italic" style:font-weight-complex="normal"/>
    </style:style>
    <style:style style:name="T384" style:family="text">
      <style:text-properties style:text-position="0% 100%" fo:language="en" fo:country="GB" fo:font-style="italic" officeooo:rsid="00b86eeb" style:font-style-asian="italic" style:font-style-complex="italic"/>
    </style:style>
    <style:style style:name="T385" style:family="text">
      <style:text-properties style:text-position="0% 100%" fo:language="en" fo:country="GB" officeooo:rsid="000b3af2"/>
    </style:style>
    <style:style style:name="T386" style:family="text">
      <style:text-properties style:text-position="0% 100%" fo:language="en" fo:country="GB" officeooo:rsid="006b2ee0"/>
    </style:style>
    <style:style style:name="T387" style:family="text">
      <style:text-properties style:text-position="0% 100%" fo:language="en" fo:country="GB" officeooo:rsid="000b848b"/>
    </style:style>
    <style:style style:name="T388" style:family="text">
      <style:text-properties style:text-position="0% 100%" fo:language="en" fo:country="GB" officeooo:rsid="000d3af2"/>
    </style:style>
    <style:style style:name="T389" style:family="text">
      <style:text-properties style:text-position="0% 100%" fo:language="en" fo:country="GB" officeooo:rsid="006776ee"/>
    </style:style>
    <style:style style:name="T390" style:family="text">
      <style:text-properties style:text-position="0% 100%" officeooo:rsid="00695a4c"/>
    </style:style>
    <style:style style:name="T391" style:family="text">
      <style:text-properties style:text-position="0% 100%" officeooo:rsid="0085275b"/>
    </style:style>
    <style:style style:name="T392" style:family="text">
      <style:text-properties style:text-position="0% 100%" officeooo:rsid="006b2ee0"/>
    </style:style>
    <style:style style:name="T393" style:family="text">
      <style:text-properties officeooo:rsid="003b6110"/>
    </style:style>
    <style:style style:name="T394" style:family="text">
      <style:text-properties officeooo:rsid="00ad40da"/>
    </style:style>
    <style:style style:name="T395" style:family="text">
      <style:text-properties officeooo:rsid="0072689c"/>
    </style:style>
    <style:style style:name="T396" style:family="text">
      <style:text-properties officeooo:rsid="0073c679"/>
    </style:style>
    <style:style style:name="T397" style:family="text">
      <style:text-properties officeooo:rsid="003ecfb0"/>
    </style:style>
    <style:style style:name="T398" style:family="text">
      <style:text-properties officeooo:rsid="003f687d"/>
    </style:style>
    <style:style style:name="T399" style:family="text">
      <style:text-properties officeooo:rsid="00473029"/>
    </style:style>
    <style:style style:name="T400" style:family="text">
      <style:text-properties officeooo:rsid="0041282d"/>
    </style:style>
    <style:style style:name="T401" style:family="text">
      <style:text-properties officeooo:rsid="005c4264"/>
    </style:style>
    <style:style style:name="T402" style:family="text">
      <style:text-properties officeooo:rsid="0060d999"/>
    </style:style>
    <style:style style:name="T403" style:family="text">
      <style:text-properties officeooo:rsid="0062570e"/>
    </style:style>
    <style:style style:name="T404" style:family="text">
      <style:text-properties officeooo:rsid="00f443a3"/>
    </style:style>
    <style:style style:name="T405" style:family="text">
      <style:text-properties officeooo:rsid="0068fa02"/>
    </style:style>
    <style:style style:name="T406" style:family="text">
      <style:text-properties officeooo:rsid="0036c55d"/>
    </style:style>
    <style:style style:name="T407" style:family="text">
      <style:text-properties officeooo:rsid="006b70e1"/>
    </style:style>
    <style:style style:name="T408" style:family="text">
      <style:text-properties officeooo:rsid="004e491b"/>
    </style:style>
    <style:style style:name="T409" style:family="text">
      <style:text-properties officeooo:rsid="007ffc23"/>
    </style:style>
    <style:style style:name="T410" style:family="text">
      <style:text-properties officeooo:rsid="001e748f"/>
    </style:style>
    <style:style style:name="T411" style:family="text">
      <style:text-properties officeooo:rsid="0026d86d"/>
    </style:style>
    <style:style style:name="T412" style:family="text">
      <style:text-properties officeooo:rsid="002818ed"/>
    </style:style>
    <style:style style:name="T413" style:family="text">
      <style:text-properties officeooo:rsid="002a688d"/>
    </style:style>
    <style:style style:name="T414" style:family="text">
      <style:text-properties style:font-name="Liberation Serif1" officeooo:rsid="002a688d" style:font-name-asian="Liberation Serif1" style:font-name-complex="Liberation Serif1"/>
    </style:style>
    <style:style style:name="T415" style:family="text">
      <style:text-properties style:font-name="Liberation Serif1" fo:font-style="normal" officeooo:rsid="002a688d" style:font-name-asian="Liberation Serif1" style:font-style-asian="normal" style:font-name-complex="Liberation Serif1" style:font-style-complex="normal"/>
    </style:style>
    <style:style style:name="T416" style:family="text">
      <style:text-properties officeooo:rsid="002add41"/>
    </style:style>
    <style:style style:name="T417" style:family="text">
      <style:text-properties officeooo:rsid="002c9f5a"/>
    </style:style>
    <style:style style:name="T418" style:family="text">
      <style:text-properties style:font-name="Liberation Serif" fo:font-size="12pt" fo:language="en" fo:country="GB" fo:font-style="italic" fo:font-weight="normal" officeooo:rsid="00174a89" style:font-size-asian="12pt" style:language-asian="en" style:country-asian="US" style:font-style-asian="italic" style:font-weight-asian="normal" style:font-size-complex="12pt" style:font-style-complex="italic" style:font-weight-complex="normal"/>
    </style:style>
    <style:style style:name="T419" style:family="text">
      <style:text-properties style:font-name="Liberation Serif" fo:font-size="12pt" fo:language="en" fo:country="GB" fo:font-style="italic" fo:font-weight="normal" officeooo:rsid="00fe5c47" style:font-size-asian="12pt" style:language-asian="en" style:country-asian="US" style:font-style-asian="italic" style:font-weight-asian="normal" style:font-size-complex="12pt" style:font-style-complex="italic" style:font-weight-complex="normal"/>
    </style:style>
    <style:style style:name="T420" style:family="text">
      <style:text-properties style:font-name="Liberation Serif" fo:font-size="12pt" fo:language="en" fo:country="GB" fo:font-style="italic" fo:font-weight="normal" officeooo:rsid="00164cd3" style:font-size-asian="12pt" style:language-asian="en" style:country-asian="US" style:font-style-asian="italic" style:font-weight-asian="normal" style:font-size-complex="12pt" style:font-style-complex="italic" style:font-weight-complex="normal"/>
    </style:style>
    <style:style style:name="T421" style:family="text">
      <style:text-properties style:font-name="Liberation Serif" fo:font-size="12pt" fo:language="en" fo:country="GB" fo:font-weight="normal" officeooo:rsid="00141034" style:font-size-asian="12pt" style:language-asian="en" style:country-asian="US" style:font-weight-asian="normal" style:font-size-complex="12pt" style:font-weight-complex="normal"/>
    </style:style>
    <style:style style:name="T422" style:family="text">
      <style:text-properties style:font-name="Liberation Serif" fo:font-size="12pt" fo:language="en" fo:country="GB" officeooo:rsid="00127d21" style:font-size-asian="12pt" style:font-size-complex="12pt"/>
    </style:style>
    <style:style style:name="T423" style:family="text">
      <style:text-properties style:font-name="Liberation Serif" fo:font-size="12pt" fo:language="en" fo:country="GB" officeooo:rsid="001c625f" style:font-size-asian="12pt" style:font-size-complex="12pt"/>
    </style:style>
    <style:style style:name="T424" style:family="text">
      <style:text-properties style:font-name="Liberation Serif" fo:font-size="12pt" fo:language="en" fo:country="GB" officeooo:rsid="001b556a" style:font-size-asian="12pt" style:font-size-complex="12pt"/>
    </style:style>
    <style:style style:name="T425" style:family="text">
      <style:text-properties style:font-name="Liberation Serif" fo:language="en" fo:country="GB" fo:font-weight="normal" officeooo:rsid="001a847e" style:font-weight-asian="normal" style:font-weight-complex="normal"/>
    </style:style>
    <style:style style:name="T426" style:family="text">
      <style:text-properties style:font-name="Liberation Serif" fo:language="en" fo:country="GB" fo:font-weight="normal" officeooo:rsid="001c625f" style:font-weight-asian="normal" style:font-weight-complex="normal"/>
    </style:style>
    <style:style style:name="Sect1" style:family="section">
      <style:section-properties text:dont-balance-text-columns="false" style:editable="false">
        <style:columns fo:column-count="2">
          <style:column style:rel-width="4819*" fo:start-indent="0cm" fo:end-indent="0.199cm"/>
          <style:column style:rel-width="4818*" fo:start-indent="0.199cm" fo:end-indent="0cm"/>
        </style:columns>
      </style:section-properties>
    </style:style>
    <style:style style:name="Sect2" style:family="section">
      <style:section-properties style:editable="false">
        <style:columns fo:column-count="2">
          <style:column style:rel-width="4819*" fo:start-indent="0cm" fo:end-indent="0.199cm"/>
          <style:column style:rel-width="4818*" fo:start-indent="0.199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edictive value of NT-proBNP on Postoperative Outcome of Isolated Coronary Artery Bypass Patients</text:p>
      <text:p text:style-name="P16"/>
      <text:p text:style-name="P23"><text:span text:style-name="T9">Ibrahim A. Elsedeeq, Msc; Gamal H. Ahmed, </text:span><text:span text:style-name="T10">MD*; </text:span><text:span text:style-name="T9">Tarq El-Taweel</text:span><text:span text:style-name="T415">†</text:span><text:span text:style-name="T9">, </text:span><text:span text:style-name="T10">MD; </text:span><text:span text:style-name="T9">Amal Rizk, </text:span><text:span text:style-name="T10">MD*; </text:span><text:span text:style-name="T9">Mohamed F. Abdel-Aleem, </text:span><text:span text:style-name="T10">MD*</text:span></text:p>
      <text:p text:style-name="P29">* Department of <text:span text:style-name="T154">Critical Care Medicine</text:span>, Faculty of Medicine, <text:span text:style-name="T413">Cairo</text:span> University</text:p>
      <text:p text:style-name="P29"><text:span text:style-name="T414">†</text:span><text:span text:style-name="T8">Department of Cardiothoracic Surgery, Faculty of Medicine, </text:span><text:span text:style-name="T413">Cairo</text:span><text:span text:style-name="T8"> University</text:span></text:p>
      <text:p text:style-name="P17"/>
      <text:section text:style-name="Sect1" text:name="Section1">
        <text:p text:style-name="P18">Abstract</text:p>
        <text:p text:style-name="P18"/>
        <text:p text:style-name="P26"><text:span text:style-name="T12">B</text:span><text:span text:style-name="T13">ackground:</text:span><text:span text:style-name="T416"> </text:span>High <text:span text:style-name="T416">NTpro</text:span>BNP levels <text:span text:style-name="T91">are associated with poor prognosis in heart failure and acute coronary syndromes</text:span></text:p>
        <text:p text:style-name="P26"><text:span text:style-name="T13">Aim of the study:</text:span><text:span text:style-name="T416"> </text:span><text:span text:style-name="T91">We investigated whether pre-operative NTproBNP levels are correlated with post-operative complications in patients undergoing elective off-pump coronary artery bypass grafting.</text:span></text:p>
        <text:p text:style-name="P27"><text:span text:style-name="T157">Patients and methods:</text:span><text:span text:style-name="T88"> <text:s/>65 consecutive patients undergoing elective off-pump coronary artery bypass grafting were recruited from 3 centers. <text:s/></text:span><text:span text:style-name="T92">Patients with valvular heart disease, morbid obesity, COPD, thyroid dysfunction and renal impairment were excluded. </text:span><text:span text:style-name="T88">Pre-operative levels of NTproBNP were measured in venous blood samples collected before induction of anaesthesia. <text:s/>Patients were observed for post-operative complications till discharge form hospital</text:span></text:p>
        <text:p text:style-name="P25"><text:span text:style-name="T155">Results:</text:span><text:span text:style-name="T93"> <text:s/></text:span><text:span text:style-name="Citation"><text:span text:style-name="T79">The average age was </text:span></text:span><text:span text:style-name="Citation"><text:span text:style-name="T60">57.62</text:span></text:span><text:span text:style-name="Citation"><text:span text:style-name="T79"> ±</text:span></text:span><text:span text:style-name="Citation"><text:span text:style-name="T60">7.21. <text:s/></text:span></text:span><text:span text:style-name="Citation"><text:span text:style-name="T61">86.15%</text:span></text:span><text:span text:style-name="Citation"><text:span text:style-name="T60"> of the patients were males. <text:s text:c="2"/></text:span></text:span><text:span text:style-name="Citation"><text:span text:style-name="T58">EuroscoreII </text:span></text:span><text:span text:style-name="Citation"><text:span text:style-name="T63">averaged 0.76±0.34. <text:s/></text:span></text:span><text:span text:style-name="Citation"><text:span text:style-name="T78">preoperative NTproBNP levels </text:span></text:span><text:span text:style-name="Citation"><text:span text:style-name="T80">were</text:span></text:span><text:span text:style-name="Citation"><text:span text:style-name="T59"> median</text:span></text:span><text:span text:style-name="Citation"><text:span text:style-name="T57">(IQR)</text:span></text:span><text:span text:style-name="Citation"><text:span text:style-name="T59"> 160</text:span></text:span><text:span text:style-name="Citation"><text:span text:style-name="T62">(</text:span></text:span><text:span text:style-name="Citation"><text:span text:style-name="T59">80-397.5</text:span></text:span><text:span text:style-name="Citation"><text:span text:style-name="T57">). <text:s/>levels in patients with complications were higher but didn’t reach statistical significance.</text:span></text:span></text:p>
        <text:p text:style-name="P25"><text:span text:style-name="Citation"><text:span text:style-name="T80">Conclusion:</text:span></text:span><text:span text:style-name="Citation"><text:span text:style-name="T57"> <text:s/>pre-operative levels of NTproBNP were not correlated with post-operative complications in patients undergoing elective OPCAB, likely due to low complication rates in our study.</text:span></text:span></text:p>
        <text:p text:style-name="P22"/>
        <text:p text:style-name="P18">Key Words: <text:span text:style-name="T1">NT-proBNP , Cardiac surgery, </text:span><text:span text:style-name="T6">off-pump CABG</text:span><text:span text:style-name="T1">, Complications.</text:span></text:p>
        <text:p text:style-name="P18">Introduction</text:p>
        <text:p text:style-name="P18"/>
        <text:p text:style-name="Text_20_body">BNP is produced in both atria and ventricles, and is upregulated in failing ventricular myocardium <text:span text:style-name="T402">i</text:span>n response to increased myocardial stretch and wall stress, <text:span text:style-name="T402">together with </text:span><text:s/>the inactive byproduct N-terminal-proBNP (NTproBNP)<text:span text:style-name="T248"><text:bibliography-mark text:identifier="iwanaga 2006" text:bibliography-type="article" text:author="Iwanaga, I Nishi, S Furuichi, T Noguchi, K Sase, and Y Kihara" text:journal="Journal of American College of Cardiology" text:pages="742-748" text:title="B-type natriuretic peptide strongly reflects diastolic wall stress in patients with chronic heart failure: comparison between systolic and diastolic heart failure" text:volume="47" text:year="2006">[1]</text:bibliography-mark></text:span>. <text:s/></text:p>
        <text:p text:style-name="Text_20_body"><text:span text:style-name="T403">C</text:span>hanges in hemodynamic parameters <text:s/>and plasma NPs levels <text:s/>are closely related in patients with cardiovascular diseases.<text:span text:style-name="T402">T</text:span>he NPs system activation is modulated also by the activity of the counteregulatory neurohormonal system. Consequently, <text:span text:style-name="T402">even</text:span> very small changes in hemodynamics may produce significant variations in plasma concentrations of NPs<text:span text:style-name="T248"><text:bibliography-mark text:identifier="emdin 2004" text:bibliography-type="article" text:author="Emdin, Passino C, and Prontera C et al" text:journal="Clin Chem Lab Med" text:pages="627–636" text:title="Cardiac natriuretic hormones, neuroormones, thyroid hormones and cytokines in normal subjects and patients with heart failure" text:volume="42" text:year="2004">[2]</text:bibliography-mark></text:span>.</text:p>
        <text:p text:style-name="Text_20_body"><text:span text:style-name="T403">The physiologic actions natriuretic peptides</text:span> reduce cardiac preload and afterload to counteract the detrimental effects of pressure and volume overload seen in HF. These physiologic processes are counter-regulatory to the detrimental neurohormonal activation of the sympathetic nervous system and RAAS in HF and are why ANP and BNP levels reflect HF severity<text:span text:style-name="T248"><text:bibliography-mark text:identifier="potter 2011" text:bibliography-type="article" text:author="Potter" text:journal="FEBS J" text:pages="1808–1817" text:title="Natriuretic peptide metabolism, clearance and degradation" text:volume="278" text:year="2011">[3]</text:bibliography-mark></text:span>.</text:p>
        <text:p text:style-name="Text_20_body"><text:span text:style-name="T403">BNP</text:span> concentrations were found to be independent risk markers for morbidity and mortality <text:span text:style-name="T403">in patients with heart failure</text:span>. In some studies NPs levels were stronger predictors of mortality and/or major cardiovascular events than left ventricular EF, NYHA class<text:span text:style-name="T248"><text:bibliography-mark text:identifier="clerico 2004" text:bibliography-type="article" text:author="Clerico and Emdin" text:journal="Clin Chem" text:pages="33-50" text:title="Diagnostic accuracy and prognostic relevance of the measurement of the cardiac natriuretic peptides: a review" text:volume="50" text:year="2004">[4]</text:bibliography-mark></text:span>.</text:p>
        <text:p text:style-name="Text_20_body">Several clinical trials have measured BNP or NTproBNP in patients presenting with acute coronary syndrome and consistently found that elevated NP values revealed important prognostic information<text:span text:style-name="T248"><text:bibliography-mark text:identifier="gaggin 2014" text:bibliography-type="article" text:author="Gaggin and James L Januzzi" text:journal="Clin Lab Med" text:pages="43-58" text:title="Natriuretic peptides in heart failure syndrome" text:volume="34" text:year="2014">[5]</text:bibliography-mark></text:span>.</text:p>
        <text:p text:style-name="Text_20_body"><text:soft-page-break/>In patients undergoing cardiac surgery, accurate risk adjustment is of paramount importance for clinical audit, benchmarking and research and to identify high-risk patients that may benefit from prophylactic interventions to reduce post-operative adverse outcomes. <text:s/><text:span text:style-name="T404">A</text:span>lthough many existing clinical prognostic models such as EuroSCORE are very useful, further refinement, update or recalibration are needed to maintain their utility. Most of these clinical prognostic scores for cardiac surgery are only useful in predicting mortality but not adverse events such as AF or cardiogenic shock requiring IABP. <text:s/><text:span text:style-name="T404">T</text:span>he strength of associations between pre- operative natriuretic peptide levels and adverse outcomes after cardiac surgery varied between different studies<text:span text:style-name="T248"><text:bibliography-mark text:identifier="litton 2012" text:bibliography-type="article" text:author="Litton E and Ho KM" text:journal="European Journal of Cardio-thoracic Surgery" text:pages="525-534" text:title="The use of pre-operative brain natriuretic peptides as a predictor of adverse outcones after cardiac surgery: a systematic review and meta-analysis" text:volume="41" text:year="2012">[6]</text:bibliography-mark></text:span>. <text:s/></text:p>
        <text:p text:style-name="P21"><text:span text:style-name="T30"/></text:p>
        <text:p text:style-name="P21"><text:span text:style-name="T30">Patients and Methods</text:span></text:p>
        <text:p text:style-name="P21"><text:span text:style-name="T30"/></text:p>
        <text:p text:style-name="P24"><text:span text:style-name="T23">6</text:span><text:span text:style-name="T24">5</text:span><text:span text:style-name="T23"> </text:span><text:span text:style-name="T25">consecutive </text:span><text:span text:style-name="T26">adult patients</text:span><text:span text:style-name="T23"> registered for elective off-pump coronary artery bypass grafting OPCAB were recruited </text:span><text:span text:style-name="T25">from 3 cardiothoracic surgery centers. <text:s/></text:span><text:span text:style-name="T27">Patients were excluded if they had </text:span><text:s/>signicant valvular heart disease, dilated or hypertophic cardiomyopathy, NYHA III or IV, EF <text:span text:style-name="T28">&lt; </text:span>40%, <text:s/><text:span text:style-name="T29">need</text:span><text:span text:style-name="T46">ed</text:span><text:span text:style-name="T29"> </text:span>inotropic support or intra-aortic balloon pump <text:span text:style-name="T29">before surgery, </text:span>preoperative atrial fibrillation, creatinine clearance <text:span text:style-name="T28">&lt;</text:span> 60 ml/min/1.73 m2, hyperthyoidism and hypothyroidism <text:span text:style-name="T28">(serum TSH levels above or below reference ranges respectively. <text:s/>It was measured only upon clinical suspicion.), </text:span>moderate to severe COPD <text:span text:style-name="T28">(Shortness of breath at own pace on level, FEV1 &lt; 80% of predicted, or continuous use of bronchodilators for &gt; 2 weeks).</text:span></text:p>
        <text:p text:style-name="P24"><text:span text:style-name="T2">Beta-blocking agents and statins were given to all patients until the morning of surgery. <text:s/>Oral antiplatelets were stopped 5-7 days before surgery. <text:s/>Euroscore II was calculated. <text:s/></text:span><text:span text:style-name="T1">Venous samples for measuring NT-proBNP were collected on the day of surgery before induction. Samples were sent for analysis in Cairo University Clinical Pathology department. <text:s/>No specific attempts were made to standardize the anesthetic </text:span><text:span text:style-name="T5">or</text:span><text:span text:style-name="T1"> surgical management.</text:span></text:p>
        <text:p text:style-name="P24"><text:span text:style-name="T3">After conclusion of the surgery, all patients were transferred to the intensive care unit ICU intubated and mechanically ventilated. <text:s/>The patients were </text:span><text:span text:style-name="T2">assessed for extubation</text:span><text:span text:style-name="T5"> </text:span><text:span text:style-name="T2">4-8 hours </text:span><text:span text:style-name="T5">after</text:span><text:span text:style-name="T2"> arrival in the ICU</text:span><text:span text:style-name="T3">. <text:s/>All patients received intravenous nitroglycerin infusions for the first 24hr unless they were hypotensive. <text:s/></text:span><text:span text:style-name="T4">Inotropic agents were used when the patient’s mean arterial pressure was below 60 mmHg and adequate perfusion could not be achieved. <text:s/></text:span><text:span text:style-name="T3">Potassium deficiency was promptly treated as necessary to maintain </text:span><text:span text:style-name="T5">it level</text:span><text:span text:style-name="T3"> within 4-5mEq/L. <text:s/></text:span><text:span text:style-name="T2">Beta-blocking agents and statins </text:span><text:span text:style-name="T5">were re-administered</text:span><text:span text:style-name="T2"> as soon as possible postoperatively. <text:s/></text:span><text:span text:style-name="T4">Clinicians resposnsible for patient care were blinded to the preoperative NTproBNP levels. <text:s/>All data were also collected by individuals blinded to these levels.</text:span></text:p>
        <text:p text:style-name="P24"><text:span text:style-name="T7">The clinical endpoints of the study were </text:span><text:span text:style-name="T33">low output heart failure </text:span><text:span text:style-name="T34">(inotrop</text:span><text:span text:style-name="T35">ic support </text:span><text:span text:style-name="T34">at </text:span><text:span text:style-name="T35">second</text:span><text:span text:style-name="T34"> post-operative </text:span><text:span text:style-name="T35">day, </text:span><text:span text:style-name="T36">adrenaline &gt; 50ng/kg/min or dobutamine &gt; 10mcg/kg/minat any time</text:span><text:span text:style-name="T34"> and/or need for intra-aortic balloon pump)</text:span><text:span text:style-name="T33"> , arrhythmias, </text:span><text:span text:style-name="T36">perioperative myocardial Infarction, </text:span><text:span text:style-name="T33">length of ICU, </text:span><text:span text:style-name="T34">length of postoperative </text:span><text:span text:style-name="T33">hospital stay, prolonged intubation </text:span><text:span text:style-name="T34">(Intubation more than 24 hours postoperatively and/or reintubation following planned extubation), </text:span><text:span text:style-name="T37">and mortality.</text:span></text:p>
        <text:p text:style-name="P24"><text:span text:style-name="T17">A</text:span><text:span text:style-name="T15">n Excel spreadsheet was established for the entry of data. We used validation checks on numerical variables and option-based data entry method for categorical variables to reduce potential errors. Data were coded and entered using the statistical package SPSS (Statistical Package for the Social Sciences) version 24. Data was summarized using mean, standard deviation, median, minimum, maximum </text:span><text:span text:style-name="T16">and interquartile ranage</text:span><text:span text:style-name="T15"> in quantitative data and using frequency (count) and relative frequency (percentage) for categorical data. Comparisons between quantitative variables were done using the non-parametric Mann-Whitney test. Correlations between quantitative variables were done using Spearman correlation coefficient. <text:s/>ROC curve was constructed with area under curve analysis performed to detect best cutoff value of NTproBNP for detection of outcomes. P-values less than 0.05 were considered as statistically significant.</text:span></text:p>
        <text:p text:style-name="P20"/>
        <text:p text:style-name="P18"/>
        <text:p text:style-name="P18"><text:soft-page-break/></text:p>
        <text:p text:style-name="P18"/>
        <text:p text:style-name="P18">Results</text:p>
        <text:p text:style-name="P32"><text:span text:style-name="Citation"><text:span text:style-name="T42">Sixty-</text:span></text:span><text:span text:style-name="Citation"><text:span text:style-name="T43">five</text:span></text:span><text:span text:style-name="Citation"><text:span text:style-name="T44"> patients were recruited in this study.</text:span></text:span><text:span text:style-name="Citation"><text:span text:style-name="T41"> <text:s/>The average age was </text:span></text:span><text:span text:style-name="Citation"><text:span text:style-name="T142">57.62</text:span></text:span><text:span text:style-name="Citation"><text:span text:style-name="T187"> ±</text:span></text:span><text:span text:style-name="Citation"><text:span text:style-name="T142">7.21. <text:s/>Most of the patients were males </text:span></text:span><text:span text:style-name="Citation"><text:span text:style-name="T129">5</text:span></text:span><text:span text:style-name="Citation"><text:span text:style-name="T130">6 </text:span></text:span><text:span text:style-name="Citation"><text:span text:style-name="T131">(</text:span></text:span><text:span text:style-name="Citation"><text:span text:style-name="T129">86.15%</text:span></text:span><text:span text:style-name="Citation"><text:span text:style-name="T130">)</text:span></text:span><text:span text:style-name="Citation"><text:span text:style-name="T180">. <text:s/></text:span></text:span><text:span text:style-name="Citation"><text:span text:style-name="T129">10</text:span></text:span><text:span text:style-name="Citation"><text:span text:style-name="T180"> (</text:span></text:span><text:span text:style-name="Citation"><text:span text:style-name="T129">15.38%) </text:span></text:span><text:span text:style-name="Citation"><text:span text:style-name="T132">had diabetes mellitus, 4</text:span></text:span><text:span text:style-name="Citation"><text:span text:style-name="T130">2</text:span></text:span><text:span text:style-name="Citation"><text:span text:style-name="T132"> (</text:span></text:span><text:span text:style-name="Citation"><text:span text:style-name="T129">64.62%) </text:span></text:span><text:span text:style-name="Citation"><text:span text:style-name="T132">were hypertensive and only one had peripheral vascular disease in the form of 70% stenosis of right carotid artery. </text:span></text:span><text:span text:style-name="Citation"><text:span text:style-name="T133">(Table.</text:span></text:span><text:span text:style-name="Citation"><text:span text:style-name="T133"><text:sequence-ref text:reference-format="value" text:ref-name="refTable0">1</text:sequence-ref></text:span></text:span><text:span text:style-name="Citation"><text:span text:style-name="T133">)</text:span></text:span></text:p>
        <text:p text:style-name="P32"><text:span text:style-name="Citation"><text:span text:style-name="T133">P</text:span></text:span><text:span text:style-name="Citation"><text:span text:style-name="T134">reoperative ejection fraction of patients averaged 50.91±8.13. The calculated EuroscoreII </text:span></text:span><text:span text:style-name="Citation"><text:span text:style-name="T140">averaged 0.76±0.34. Its</text:span></text:span><text:span text:style-name="Citation"><text:span text:style-name="T134"> median was 0.68 with an interquartile range of </text:span></text:span><text:span text:style-name="Citation"><text:span text:style-name="T135">(</text:span></text:span><text:span text:style-name="Citation"><text:span text:style-name="T136">0.55-0.82</text:span></text:span><text:span text:style-name="Citation"><text:span text:style-name="T135">). <text:s/></text:span></text:span><text:span text:style-name="Citation"><text:span text:style-name="T143">The preoperative NTproBNP levels </text:span></text:span><text:span text:style-name="Citation"><text:span text:style-name="T144">averaged </text:span></text:span><text:span text:style-name="Citation"><text:span text:style-name="T137">312.41</text:span></text:span><text:span text:style-name="Citation"><text:span text:style-name="T141">±</text:span></text:span><text:span text:style-name="Citation"><text:span text:style-name="T143"> </text:span></text:span><text:span text:style-name="Citation"><text:span text:style-name="T138">329.93</text:span></text:span><text:span text:style-name="Citation"><text:span text:style-name="T139">pg/mL</text:span></text:span><text:span text:style-name="Citation"><text:span text:style-name="T138">. <text:s/></text:span></text:span><text:span text:style-name="Citation"><text:span text:style-name="T137">The median was 160 with interquartile range of [80-397.5].</text:span></text:span></text:p>
        <text:p text:style-name="P32"><text:span text:style-name="Citation"><text:span text:style-name="T38">Only two patients died; one of sepsis and the other of respiratory failure. Three required prolonged mechanical ventilation, one of whom was due to delayed recovery from anaesthesia (the only patient suffering from such complication). </text:span></text:span><text:span text:style-name="Citation"><text:span text:style-name="T39">Three</text:span></text:span><text:span text:style-name="Citation"><text:span text:style-name="T38"> suffered recent onset arrhythmia (3 Atrial fibrillation, One Ventricular Tachycardia) during their ICU stay. One patient was re-admitted to the ICU for atrial fibrillation. <text:s/>Five patients had low output heart failure, and four had perioperative myocardial infarction. The mean ICU stay was 3.37</text:span></text:span><text:span text:style-name="Citation"><text:span text:style-name="T40">±</text:span></text:span><text:span text:style-name="Citation"><text:span text:style-name="T38">0.84 days and mean hospital stay was 6.38</text:span></text:span><text:span text:style-name="Citation"><text:span text:style-name="T40">±</text:span></text:span><text:span text:style-name="Citation"><text:span text:style-name="T38">1.3 days.</text:span></text:span></text:p>
        <text:p text:style-name="P19"><text:span text:style-name="Citation"><text:span text:style-name="T216">There were no significant differences in pre-operative NTproBNP levels in patients who had or didn’t have any of the observed post-operative complications. </text:span></text:span><text:span text:style-name="Citation"><text:span text:style-name="T217">(</text:span></text:span><text:span text:style-name="Citation"><text:span text:style-name="T216">Table.</text:span></text:span><text:span text:style-name="Citation"><text:span text:style-name="T216"><text:sequence-ref text:reference-format="value" text:ref-name="refTable2">3</text:sequence-ref></text:span></text:span><text:span text:style-name="Citation"><text:span text:style-name="T217">) <text:s/>Pre-operative NTproBNP didn’t correlate with duration of ICU stay or post-operative hospital stay. (p&gt;0.05)</text:span></text:span></text:p>
        <text:p text:style-name="P7"/>
        <text:p text:style-name="P7"/>
        <text:p text:style-name="P7"/>
        <text:p text:style-name="P7"/>
        <text:p text:style-name="P7"/>
        <text:p text:style-name="P7"/>
        <text:p text:style-name="P7">Table <text:sequence text:ref-name="refTable0" text:name="Table" text:formula="ooow:Table+1" style:num-format="1">1</text:sequence>: pre-operative characteristics of patients</text:p>
        <table:table table:name="Table1" table:style-name="Table1">
          <table:table-column table:style-name="Table1.A"/>
          <table:table-column table:style-name="Table1.B"/>
          <table:table-row table:style-name="Table1.1">
            <table:table-cell table:style-name="Table1.A1" office:value-type="string">
              <text:p text:style-name="P7">Variables</text:p>
            </table:table-cell>
            <table:table-cell table:style-name="Table1.A1" office:value-type="string">
              <text:p text:style-name="P7"><text:span text:style-name="T182">Patients (N =</text:span><text:span text:style-name="T186">65</text:span><text:span text:style-name="T182">)</text:span></text:p>
            </table:table-cell>
          </table:table-row>
          <table:table-row table:style-name="Table1.2">
            <table:table-cell table:style-name="Table1.A2" office:value-type="string">
              <text:p text:style-name="P11">Age in years<text:tab/></text:p>
              <text:list xml:id="list3842370805" text:style-name="WWNum29">
                <text:list-item>
                  <text:p text:style-name="P3">Mean ±SD</text:p>
                </text:list-item>
                <text:list-item>
                  <text:p text:style-name="P3">Median (Range)</text:p>
                </text:list-item>
              </text:list>
            </table:table-cell>
            <table:table-cell table:style-name="Table1.B2" office:value-type="string">
              <text:p text:style-name="P7"/>
              <text:p text:style-name="P7"><text:span text:style-name="T87">57.62</text:span><text:span text:style-name="T182"> ±</text:span><text:span text:style-name="T87">7.21</text:span></text:p>
              <text:p text:style-name="P7"><text:span text:style-name="T87">57</text:span><text:span text:style-name="T182"> (</text:span><text:span text:style-name="T183">44</text:span><text:span text:style-name="T182"> -</text:span><text:span text:style-name="T183">73</text:span><text:span text:style-name="T182">)</text:span></text:p>
            </table:table-cell>
          </table:table-row>
          <table:table-row table:style-name="Table1.3">
            <table:table-cell table:style-name="Table1.A3" office:value-type="string">
              <text:p text:style-name="P11">Gender, No (%)</text:p>
            </table:table-cell>
            <table:table-cell table:style-name="Table1.B3" office:value-type="string">
              <text:p text:style-name="P7"/>
            </table:table-cell>
          </table:table-row>
          <table:table-row table:style-name="Table1.4">
            <table:table-cell table:style-name="Table1.A8" office:value-type="string">
              <text:list xml:id="list205478158" text:style-name="WWNum28">
                <text:list-item>
                  <text:p text:style-name="P4">Male</text:p>
                </text:list-item>
              </text:list>
            </table:table-cell>
            <table:table-cell table:style-name="Table1.B4" office:value-type="string">
              <text:p text:style-name="P7"><text:span text:style-name="T21">5</text:span><text:span text:style-name="T22">6 </text:span><text:span text:style-name="T20">(</text:span><text:span text:style-name="T177">86.15%</text:span><text:span text:style-name="T178">)</text:span></text:p>
            </table:table-cell>
          </table:table-row>
          <table:table-row table:style-name="Table1.5">
            <table:table-cell table:style-name="Table1.A8" office:value-type="string">
              <text:list xml:id="list171334178141680" text:continue-numbering="true" text:style-name="WWNum28">
                <text:list-item>
                  <text:p text:style-name="P4">Female</text:p>
                </text:list-item>
              </text:list>
            </table:table-cell>
            <table:table-cell table:style-name="Table1.B5" office:value-type="string">
              <text:p text:style-name="P7"><text:span text:style-name="T22">9</text:span><text:span text:style-name="T20"> (</text:span><text:span text:style-name="T176">13.85%</text:span><text:span text:style-name="T20">)</text:span></text:p>
            </table:table-cell>
          </table:table-row>
          <table:table-row table:style-name="Table1.6">
            <table:table-cell table:style-name="Table1.A6" table:number-columns-spanned="2" office:value-type="string">
              <text:p text:style-name="P10">Comorbidities, No (%)</text:p>
            </table:table-cell>
            <table:covered-table-cell/>
          </table:table-row>
          <table:table-row table:style-name="Table1.7">
            <table:table-cell table:style-name="Table1.A8" office:value-type="string">
              <text:list xml:id="list171334467608405" text:continue-numbering="true" text:style-name="WWNum28">
                <text:list-item>
                  <text:p text:style-name="P4">DM</text:p>
                </text:list-item>
              </text:list>
            </table:table-cell>
            <table:table-cell table:style-name="Table1.B7" office:value-type="string">
              <text:p text:style-name="P7"><text:span text:style-name="T88">10</text:span><text:span text:style-name="T20"> (</text:span><text:span text:style-name="T89">15.38%)</text:span></text:p>
            </table:table-cell>
          </table:table-row>
          <table:table-row table:style-name="Table1.8">
            <table:table-cell table:style-name="Table1.A8" office:value-type="string">
              <text:list xml:id="list171334559501493" text:continue-numbering="true" text:style-name="WWNum28">
                <text:list-item>
                  <text:p text:style-name="P4">HTN</text:p>
                </text:list-item>
              </text:list>
            </table:table-cell>
            <table:table-cell table:style-name="Table1.B8" office:value-type="string">
              <text:p text:style-name="P7"><text:span text:style-name="T88">4</text:span><text:span text:style-name="T90">2</text:span><text:span text:style-name="T20"> (</text:span><text:span text:style-name="T89">64.62%)</text:span></text:p>
            </table:table-cell>
          </table:table-row>
          <table:table-row table:style-name="Table1.12">
            <table:table-cell table:style-name="Table1.A9" office:value-type="string">
              <text:list xml:id="list171334712071864" text:continue-numbering="true" text:style-name="WWNum28">
                <text:list-item>
                  <text:p text:style-name="P4">Peripheral vascualr disease</text:p>
                </text:list-item>
              </text:list>
            </table:table-cell>
            <table:table-cell table:style-name="Table1.B9" office:value-type="string">
              <text:p text:style-name="P7"><text:span text:style-name="T88">1</text:span><text:span text:style-name="T20"> (</text:span><text:span text:style-name="T89">1.54%)</text:span></text:p>
            </table:table-cell>
          </table:table-row>
          <table:table-row table:style-name="Table1.12">
            <table:table-cell table:style-name="Table1.A10" table:number-columns-spanned="2" office:value-type="string">
              <text:list xml:id="list171335970266656" text:continue-numbering="true" text:style-name="WWNum28">
                <text:list-header>
                  <text:p text:style-name="P9">Ejection Fraction</text:p>
                </text:list-header>
              </text:list>
            </table:table-cell>
            <table:covered-table-cell/>
          </table:table-row>
          <table:table-row table:style-name="Table1.12">
            <table:table-cell table:style-name="Table1.A11" office:value-type="string">
              <text:list xml:id="list171335721053622" text:continue-numbering="true" text:style-name="WWNum28">
                <text:list-item>
                  <text:p text:style-name="P4">mean ±SD</text:p>
                </text:list-item>
                <text:list-item>
                  <text:p text:style-name="P4">median <text:span text:style-name="T190">[</text:span>range<text:span text:style-name="T190">]</text:span></text:p>
                </text:list-item>
              </text:list>
            </table:table-cell>
            <table:table-cell table:style-name="Table1.B11" office:value-type="string">
              <text:p text:style-name="P7">50.91<text:span text:style-name="T182">±8.13</text:span></text:p>
              <text:p text:style-name="P7"><text:span text:style-name="T182">49</text:span><text:span text:style-name="T185">[</text:span><text:span text:style-name="T184">40-67</text:span><text:span text:style-name="T185">]</text:span></text:p>
            </table:table-cell>
          </table:table-row>
          <table:table-row table:style-name="Table1.12">
            <table:table-cell table:style-name="Table1.A12" office:value-type="string">
              <text:list xml:id="list171334380359915" text:continue-numbering="true" text:style-name="WWNum28">
                <text:list-header>
                  <text:p text:style-name="P4">EuroScore II</text:p>
                </text:list-header>
                <text:list-item>
                  <text:p text:style-name="P4">mean±SD</text:p>
                </text:list-item>
                <text:list-item>
                  <text:p text:style-name="P5">median <text:span text:style-name="T190">(</text:span><text:span text:style-name="T14">IQR</text:span><text:span text:style-name="T190">)</text:span></text:p>
                </text:list-item>
              </text:list>
            </table:table-cell>
            <table:table-cell table:style-name="Table1.B12" office:value-type="string">
              <text:p text:style-name="P7"/>
              <text:p text:style-name="P7">0.76<text:span text:style-name="T182">±0.34</text:span></text:p>
              <text:p text:style-name="P8"><text:span text:style-name="T182">0.68</text:span><text:span text:style-name="T185">(</text:span><text:span text:style-name="T184">0.55-0.82</text:span><text:span text:style-name="T185">)</text:span></text:p>
            </table:table-cell>
          </table:table-row>
        </table:table>
        <text:p text:style-name="P7"/>
        <text:p text:style-name="P7"/>
        <text:p text:style-name="P7">Table <text:sequence text:ref-name="refTable1" text:name="Table" text:formula="ooow:Table+1" style:num-format="1">2</text:sequence>: Rate in post-operative complications</text:p>
        <table:table table:name="Table2" table:style-name="Table2">
          <table:table-column table:style-name="Table2.A"/>
          <table:table-column table:style-name="Table2.B"/>
          <table:table-row table:style-name="Table2.1">
            <table:table-cell table:style-name="Table2.A1" office:value-type="string">
              <text:p text:style-name="P11"/>
            </table:table-cell>
            <table:table-cell table:style-name="Table2.A1" office:value-type="string">
              <text:p text:style-name="P7">Count<text:span text:style-name="T243">(</text:span> %<text:span text:style-name="T243">)</text:span></text:p>
            </table:table-cell>
          </table:table-row>
          <table:table-row table:style-name="Table2.2">
            <table:table-cell table:style-name="Table2.A2" office:value-type="string">
              <text:p text:style-name="P14">low CO</text:p>
            </table:table-cell>
            <table:table-cell table:style-name="Table2.B2" office:value-type="float" office:value="0">
              <text:p text:style-name="P7">5 <text:span text:style-name="T243">(7.7)</text:span></text:p>
            </table:table-cell>
          </table:table-row>
          <table:table-row table:style-name="Table2.1">
            <table:table-cell table:style-name="Table2.A2" office:value-type="string">
              <text:p text:style-name="P14">arrhythmia</text:p>
            </table:table-cell>
            <table:table-cell table:style-name="Table2.B2" office:value-type="float" office:value="0">
              <text:p text:style-name="P7">4 <text:span text:style-name="T243">(6.2)</text:span></text:p>
            </table:table-cell>
          </table:table-row>
          <table:table-row table:style-name="Table2.1">
            <table:table-cell table:style-name="Table2.A2" office:value-type="string">
              <text:p text:style-name="P14">perioperative MI</text:p>
            </table:table-cell>
            <table:table-cell table:style-name="Table2.B2" office:value-type="float" office:value="0">
              <text:p text:style-name="P7">4 <text:span text:style-name="T243">(6.2)</text:span></text:p>
            </table:table-cell>
          </table:table-row>
          <table:table-row table:style-name="Table2.1">
            <table:table-cell table:style-name="Table2.A2" office:value-type="string">
              <text:p text:style-name="P14">prolonged vent</text:p>
            </table:table-cell>
            <table:table-cell table:style-name="Table2.B2" office:value-type="float" office:value="0">
              <text:p text:style-name="P7">3 <text:span text:style-name="T243">(4.6)</text:span></text:p>
            </table:table-cell>
          </table:table-row>
          <table:table-row table:style-name="Table2.1">
            <table:table-cell table:style-name="Table2.A2" office:value-type="string">
              <text:p text:style-name="P14">Delayed Recovery</text:p>
            </table:table-cell>
            <table:table-cell table:style-name="Table2.B2" office:value-type="float" office:value="0">
              <text:p text:style-name="P7">1 <text:span text:style-name="T243">(1.5)</text:span></text:p>
            </table:table-cell>
          </table:table-row>
          <table:table-row table:style-name="Table2.1">
            <table:table-cell table:style-name="Table2.A7" office:value-type="string">
              <text:p text:style-name="P14">mortality</text:p>
            </table:table-cell>
            <table:table-cell table:style-name="Table2.B7" office:value-type="float" office:value="0">
              <text:p text:style-name="P7">2 <text:span text:style-name="T243">(1.5)</text:span></text:p>
            </table:table-cell>
          </table:table-row>
        </table:table>
        <text:p text:style-name="P30"/>
        <text:p text:style-name="P30"><text:soft-page-break/>Discussion</text:p>
        <text:p text:style-name="P34"><text:span text:style-name="T126">S</text:span><text:span text:style-name="T406">tudies </text:span><text:span text:style-name="T126">investigating</text:span><text:span text:style-name="T406"> the </text:span><text:span text:style-name="T407">value of perioperative </text:span><text:span text:style-name="T408">BNP</text:span><text:span text:style-name="T295"><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95"><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295"><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95"><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95"><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408"> and N</text:span><text:span text:style-name="T409">T</text:span><text:span text:style-name="T408">proBNP</text:span><text:span text:style-name="T295"><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96"><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296"><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96"><text:bibliography-mark text:identifier="Cerrahoglu 2007" text:bibliography-type="article" text:author="Cerrahoglu M, Iskesen I, Tekin C, Onur E, Yildirim F, Sirin BH" text:journal="Circulation Journal" text:pages="79-83" text:title="N-terminal proBNP levels can predict cardiac failure after cardiac surgery" text:volume="71" text:year="2007">[14]</text:bibliography-mark></text:span><text:span text:style-name="T296"><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296"><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96"><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296"><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96"><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96"><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96"><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21]</text:bibliography-mark></text:span><text:span text:style-name="T296"><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407"> </text:span><text:span text:style-name="T406">in predicting</text:span><text:span text:style-name="T407"> the prognosis and outocome of cardiac surgery <text:s/>are very heterogenous in design: the peptide used, the time and frequency of sampling, the clinical end-points, the duration of follow-up .. etc., and results.</text:span></text:p>
        <text:p text:style-name="P34"><text:span text:style-name="T123">In </text:span><text:span text:style-name="T298">our study, </text:span><text:span text:style-name="T410">we</text:span><text:span text:style-name="T298"> investigate</text:span><text:span text:style-name="T410">d</text:span><text:span text:style-name="T298"> the value of pre-operative natriuretic peptides <text:s/>in predicting </text:span><text:span text:style-name="T299">clinical </text:span><text:span text:style-name="T298">outcomes </text:span><text:span text:style-name="T299">following off-pump coronary artery bypass grafting</text:span><text:span text:style-name="T298">. We’ve chosen NTproBNP over BNP because </text:span><text:span text:style-name="T300">it</text:span><text:span text:style-name="T199"> is accepted to be more biochemically stable than BNP. <text:s text:c="2"/>It can be drawn into glass or plastic tubes and does not require an addition of protease inhibitors such as EDTA. NTproBNP can be drawn into serum, heparin plasma, or EDTA. The intra-individual, day-to-day biologic variation in stable HF patients is about 38% for BNP and 28% for NTproBNP; in patients without HF</text:span><text:span text:style-name="T249"><text:bibliography-mark text:identifier="Gaggin and Januzzi 2013" text:bibliography-type="article" text:author="Gaggin and Januzzi" text:journal="Biochem Biophys Acta" text:pages="2442-245-" text:title="Biomarkers and diagnostics in heart failure" text:volume="1832(12)" text:year="2013">[23]</text:bibliography-mark></text:span><text:span text:style-name="T199">.</text:span></text:p>
        <text:p text:style-name="P34"><text:span text:style-name="T199">We decided to exclude from the study population patients with factors that may influence NTproBNP levels and the post-operative morbidity. <text:s/>Thus extremes of age, morbid obesity, severe chronic obstructive pulmonary disease, renal impairment, ejection fraction &lt; 40%, pre-operative artrial fibrillation and NYHA III/IV were among the exclusion criteria.</text:span></text:p>
        <text:p text:style-name="P34"><text:span text:style-name="T199">Steady-state levels of NT-proBNP are as much as four-to six-fold higher than BNP</text:span><text:span text:style-name="T250"><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302">. <text:s/></text:span><text:span text:style-name="T303">Cuthbertson et al.</text:span><text:span text:style-name="T249"><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303"> assumed that a conversion factor of four to one between NT-proBNP and BNP is appropriate in the NTproBNP range &lt; 400pg/mL (according to local data in their lab, n=735, Pearson’s correlation coefficient=0.82, P,0.001). <text:s/></text:span><text:span text:style-name="T304">Chen et al.</text:span><text:span text:style-name="T251"><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304"> used in their study both BNP and NTproBNP with pre-operative levels 103.8±184pgmL and 621.3±1050.7pg/mL, suggesting a factor of conversion aournd six.</text:span><text:span text:style-name="T303"> <text:s/>While this might not </text:span><text:span text:style-name="T304">result in </text:span><text:span text:style-name="T303">accurate </text:span><text:span text:style-name="T304">estimates under all conditions and in all levels</text:span><text:span text:style-name="T303">, <text:s/>it is helpful to keep that in mind while comparing different studies using different peptides.</text:span></text:p>
        <text:p text:style-name="P34"><text:span text:style-name="T199"/></text:p>
        <text:p text:style-name="P28"><text:span text:style-name="T199"/></text:p>
      </text:section>
      <text:p text:style-name="P31"/>
      <text:p text:style-name="P6">Table <text:sequence text:ref-name="refTable2" text:name="Table" text:formula="ooow:Table+1" style:num-format="1">3</text:sequence>: relation between NTproBNP and post-operative complications</text:p>
      <table:table table:name="Table3" table:style-name="Table3" table:template-name="Academic">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P13">Complication</text:p>
          </table:table-cell>
          <table:table-cell table:style-name="Table3.A1" table:number-columns-spanned="3" office:value-type="string">
            <text:p text:style-name="P6">pre-operative NTproBNP (pg/mL)</text:p>
          </table:table-cell>
          <table:covered-table-cell/>
          <table:covered-table-cell/>
        </table:table-row>
        <table:table-row table:style-name="Table3.1">
          <table:covered-table-cell/>
          <table:table-cell table:style-name="Table3.B2" office:value-type="float" office:value="0">
            <text:p text:style-name="P6">No</text:p>
          </table:table-cell>
          <table:table-cell table:style-name="Table3.B2" office:value-type="float" office:value="0">
            <text:p text:style-name="P6">Yes</text:p>
          </table:table-cell>
          <table:table-cell table:style-name="Table3.B2" table:number-rows-spanned="2" office:value-type="float" office:value="0">
            <text:p text:style-name="P6">P-value</text:p>
          </table:table-cell>
        </table:table-row>
        <table:table-row table:style-name="Table3.3">
          <table:covered-table-cell/>
          <table:table-cell table:style-name="Table3.B3" office:value-type="float" office:value="0">
            <text:p text:style-name="P6">Mean <text:span text:style-name="T245">±</text:span>SD</text:p>
          </table:table-cell>
          <table:table-cell table:style-name="Table3.C3" office:value-type="float" office:value="0">
            <text:p text:style-name="P6">Mean <text:span text:style-name="T245">±</text:span>SD</text:p>
          </table:table-cell>
          <table:covered-table-cell/>
        </table:table-row>
        <table:table-row table:style-name="Table3.4">
          <table:table-cell table:style-name="Table3.A4" office:value-type="string">
            <text:p text:style-name="P13">Low output heart failure</text:p>
          </table:table-cell>
          <table:table-cell table:style-name="Table3.B4" office:value-type="float" office:value="0">
            <text:p text:style-name="P6">296.84<text:span text:style-name="T246">±</text:span><text:span text:style-name="T244">329.75</text:span></text:p>
          </table:table-cell>
          <table:table-cell table:style-name="Table3.C4" office:value-type="float" office:value="0">
            <text:p text:style-name="P6">490<text:span text:style-name="T246">±</text:span><text:span text:style-name="T244">307.97</text:span></text:p>
          </table:table-cell>
          <table:table-cell table:style-name="Table3.D4" office:value-type="float" office:value="0.168">
            <text:p text:style-name="P6">0.17</text:p>
          </table:table-cell>
        </table:table-row>
        <table:table-row table:style-name="Table3.8">
          <table:table-cell table:style-name="Table3.A5" office:value-type="string">
            <text:p text:style-name="P13">Arrhythmia</text:p>
          </table:table-cell>
          <table:table-cell table:style-name="Table3.B5" office:value-type="float" office:value="0">
            <text:p text:style-name="P6">306.37<text:span text:style-name="T247">+-333.77</text:span></text:p>
          </table:table-cell>
          <table:table-cell table:style-name="Table3.C5" office:value-type="float" office:value="0">
            <text:p text:style-name="P6">400<text:span text:style-name="T247">+-292.91</text:span></text:p>
          </table:table-cell>
          <table:table-cell table:style-name="Table3.D5" office:value-type="float" office:value="0.462">
            <text:p text:style-name="P6">0.46</text:p>
          </table:table-cell>
        </table:table-row>
        <table:table-row table:style-name="Table3.6">
          <table:table-cell table:style-name="Table3.A6" office:value-type="string">
            <text:p text:style-name="P13">perioperative MI</text:p>
          </table:table-cell>
          <table:table-cell table:style-name="Table3.B6" office:value-type="float" office:value="0">
            <text:p text:style-name="P6">303.79<text:span text:style-name="T247">+-331.23</text:span></text:p>
          </table:table-cell>
          <table:table-cell table:style-name="Table3.C6" office:value-type="float" office:value="0">
            <text:p text:style-name="P6"><text:span text:style-name="T174">437.5</text:span>+-<text:span text:style-name="T174">326.22</text:span></text:p>
          </table:table-cell>
          <table:table-cell table:style-name="Table3.D6" office:value-type="float" office:value="0.42">
            <text:p text:style-name="P6"><text:span text:style-name="T174">0.4</text:span><text:span text:style-name="T175">2</text:span></text:p>
          </table:table-cell>
        </table:table-row>
        <table:table-row table:style-name="Table3.8">
          <table:table-cell table:style-name="Table3.A7" office:value-type="string">
            <text:p text:style-name="P13">Prolonged ventilation</text:p>
          </table:table-cell>
          <table:table-cell table:style-name="Table3.B7" office:value-type="float" office:value="0">
            <text:p text:style-name="P6">300.33<text:span text:style-name="T247">+-330.69</text:span></text:p>
          </table:table-cell>
          <table:table-cell table:style-name="Table3.C7" office:value-type="float" office:value="0">
            <text:p text:style-name="P6">550<text:span text:style-name="T247">+-244.33</text:span></text:p>
          </table:table-cell>
          <table:table-cell table:style-name="Table3.D7" office:value-type="float" office:value="0.121">
            <text:p text:style-name="P6">0.12</text:p>
          </table:table-cell>
        </table:table-row>
        <table:table-row table:style-name="Table3.8">
          <table:table-cell table:style-name="Table3.A8" office:value-type="string">
            <text:p text:style-name="P13">Delayed neurological recovery</text:p>
          </table:table-cell>
          <table:table-cell table:style-name="Table3.B8" office:value-type="float" office:value="0">
            <text:p text:style-name="P6">300.65<text:span text:style-name="T247">+-319.29</text:span></text:p>
          </table:table-cell>
          <table:table-cell table:style-name="Table3.C8" office:value-type="float" office:value="1030">
            <text:p text:style-name="P6">1030</text:p>
          </table:table-cell>
          <table:table-cell table:style-name="Table3.D8" office:value-type="float" office:value="0">
            <text:p text:style-name="P6">`0.129</text:p>
          </table:table-cell>
        </table:table-row>
        <table:table-row table:style-name="Table3.9">
          <table:table-cell table:style-name="Table3.A9" office:value-type="string">
            <text:p text:style-name="P13">Mortality</text:p>
          </table:table-cell>
          <table:table-cell table:style-name="Table3.B9" office:value-type="float" office:value="0">
            <text:p text:style-name="P6">306.33<text:span text:style-name="T247">+-331.15</text:span></text:p>
          </table:table-cell>
          <table:table-cell table:style-name="Table3.C9" office:value-type="float" office:value="0">
            <text:p text:style-name="P6">495<text:span text:style-name="T247">+-318.19</text:span></text:p>
          </table:table-cell>
          <table:table-cell table:style-name="Table3.D9" office:value-type="string">
            <text:p text:style-name="P6"><text:span text:style-name="T175">`</text:span><text:span text:style-name="T174">0.306</text:span></text:p>
          </table:table-cell>
        </table:table-row>
      </table:table>
      <text:p text:style-name="P2"/>
      <text:p text:style-name="P2"/>
      <text:section text:style-name="Sect1" text:name="Section2">
        <text:p text:style-name="P35"><text:span text:style-name="T198">Our study showed no significant differences </text:span><text:span text:style-name="T200">in </text:span><text:span text:style-name="T198">NTproBNP between patients with and without post-operative </text:span><text:span text:style-name="T213">myocardial infarction</text:span><text:span text:style-name="T198">. <text:s/>This is similar to reports by </text:span><text:span text:style-name="T214">Eliasdottir et al.</text:span><text:span text:style-name="T253"><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254"> </text:span><text:span text:style-name="T214">, </text:span><text:span text:style-name="T219"><text:s/></text:span><text:span text:style-name="T220"><text:s/></text:span><text:span text:style-name="T221">Schachner et al.</text:span><text:span text:style-name="T258"><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220"> </text:span><text:span text:style-name="T222">and Akhmedova et al.</text:span><text:span text:style-name="T259"><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221">. <text:s/></text:span><text:span text:style-name="T223"><text:s/></text:span><text:span text:style-name="T219">Attaran et al.</text:span><text:span text:style-name="T258"><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19"> </text:span><text:span text:style-name="T220">also showed similar results but, </text:span><text:soft-page-break/><text:span text:style-name="T220">they used BNP in their study. <text:s/></text:span><text:span text:style-name="T224">Post-operative myocardial infarction is likely caused by intra-operative variables and are thus not captured by pre-operative natriuretic peptide levels.</text:span></text:p>
        <text:p text:style-name="P35"><text:span text:style-name="T218">Both our study and </text:span><text:span text:style-name="T221">Schachner et al.</text:span><text:span text:style-name="T257"><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260"> </text:span><text:span text:style-name="T218">showed no significant differences in NTproBNP between patients with </text:span><text:span text:style-name="T225">and without </text:span><text:span text:style-name="T226">neurological complications. <text:s/>To our knowledge these are the only studies that looked into such relation. <text:s/></text:span><text:span text:style-name="T230">D</text:span>espite cerebrovascular events and coronary artery disease sharing common etiology, other factors, such as aortic calcification and intraoperative hemodynamics heavily influence the incidence of post-operative cerebral infarctions, and these can’t be reflected in pre-operative natriuretic peptide levels.</text:p>
        <text:p text:style-name="P35"><text:span text:style-name="T218">Our study showed no siginificant </text:span><text:span text:style-name="T227">correlation between pre-operative NTproBNP and ICU stay. <text:s/>This is in accordance with </text:span><text:span text:style-name="T201">Chen et al.</text:span><text:span text:style-name="T262"><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01"> , </text:span><text:span text:style-name="T202">who </text:span><text:span text:style-name="T201">found no significant pre-operative BNP and NTproBNP in patients with ICU stay &gt;4 days, in a population </text:span><text:span text:style-name="T203">very similar to ours; </text:span><text:span text:style-name="T211">and </text:span><text:span text:style-name="T204">Öztekin et al.</text:span><text:span text:style-name="T263"><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305">, who found no signicant differences in ICU stay duration among patients with </text:span><text:span text:style-name="T306">low (&lt;100pg/mL), moderately elevated (between 100 and 500 pg/mL) and high (&gt; 500pg/mL) NTproBNP levels.</text:span><text:span text:style-name="T203"> </text:span><text:span text:style-name="T205"><text:s/>Akhmedova et al.</text:span><text:span text:style-name="T264"><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205"> </text:span><text:span text:style-name="T206">also</text:span><text:span text:style-name="T205"> found no significant differences in ICU stay </text:span><text:span text:style-name="T206">between</text:span><text:span text:style-name="T205"> patients with pre-operative NTproBNP more and less than 430 pg/L.</text:span></text:p>
        <text:p text:style-name="P35"><text:span text:style-name="T228">Fellahi et al.</text:span><text:span text:style-name="T261"><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229"> </text:span><text:span text:style-name="T227">found that <text:s/>‘[pre-operative BNP levels]</text:span><text:span text:style-name="T231"> descrimination to predict a prolonged length of stay in the ICU was of ... li</text:span><text:span text:style-name="T232">m</text:span><text:span text:style-name="T231">ited value’ </text:span><text:span text:style-name="T208">since their reciever operator characteristics curve ROC analysis </text:span><text:span text:style-name="T209">for </text:span><text:span text:style-name="T210">ICU stay &gt; 4 days </text:span><text:span text:style-name="T207">had an</text:span><text:span text:style-name="T208"> area under curve </text:span><text:span text:style-name="T209">AUC </text:span><text:span text:style-name="T208">of </text:span><text:span text:style-name="T209">0.6 </text:span><text:span text:style-name="T207">denoting poor diagnostic performance</text:span><text:span text:style-name="T209">. </text:span><text:span text:style-name="T212">Cuthbertson et al.</text:span><text:span text:style-name="T265"> </text:span><text:span text:style-name="T265"><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307"><text:s/></text:span><text:span text:style-name="T153"><text:s/>also found weak</text:span><text:span text:style-name="T307"> predictive performance of NTproBNP for prolonged </text:span><text:span text:style-name="T308">ICU stay &gt; a day </text:span><text:span text:style-name="T307">(odds ratio OR 1.03 as per 250pg/mL increase in NTproBNP). <text:s/></text:span><text:span text:style-name="T308">Indeed, they</text:span><text:span text:style-name="T265"> </text:span><text:span text:style-name="T265"><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308"><text:s/>found such weak numbers with almost all of the clinical end points they were investigating </text:span><text:span text:style-name="T309">despite being a very large study (N=1010). <text:s/>Thus they concluded </text:span><text:span text:style-name="T310">that ‘</text:span><text:span text:style-name="T382">NTproBNP levels predict early outcome after cardiac surgery</text:span><text:span text:style-name="T310">’ and that ‘</text:span><text:span text:style-name="T382">it appears to be independent of other widely utilized methods of risk stratifications’ </text:span><text:span text:style-name="T383">but, </text:span><text:span text:style-name="T382"><text:s/>‘the predictive utility is modest’ </text:span><text:span text:style-name="T310">and</text:span><text:span text:style-name="T382"> ‘its clinical validity is moderate due to its modest sensitivity and specificity it demonstrates for the outcome’. <text:s/></text:span><text:span text:style-name="T233">Jogia et al.</text:span><text:span text:style-name="T289"><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98"> <text:s/>reported <text:s/></text:span><text:span text:style-name="T128">modest, yet</text:span><text:span text:style-name="T234"> statisically significant correlation</text:span><text:span text:style-name="T235"> (r=0.59, p=0.001 <text:s/></text:span><text:span text:style-name="T238">and </text:span><text:span text:style-name="T239">area under ROC cuve of 0.66</text:span><text:span text:style-name="T235">)</text:span><text:span text:style-name="T234"> </text:span><text:span text:style-name="T241">between</text:span><text:span text:style-name="T234"> pre-operative NTproBNP </text:span><text:span text:style-name="T198">and </text:span><text:span text:style-name="T235">length of stay in ICU. <text:s/></text:span><text:span text:style-name="T128">T</text:span><text:span text:style-name="T235">hey described them as </text:span><text:span text:style-name="T234">‘</text:span><text:span text:style-name="T240">not strong enough to be clinically useful predictors’. </text:span></text:p>
        <text:p text:style-name="P35"><text:span text:style-name="T148">Jogia</text:span><text:span text:style-name="T290"><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40"> reported ICU stay </text:span><text:span text:style-name="T237">as </text:span><text:span text:style-name="T240">27±18hr, </text:span><text:span text:style-name="T242">and Cuthbertson</text:span><text:span text:style-name="T265"><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42"> defined prolonged ICU stay as &gt; a day</text:span><text:span text:style-name="T237">. <text:s/>By contrast, the centers in which we performed our study would routinely admit patients in the ICU for at least 2 post-operative days. <text:s/>This might have allowed their data to reflect more precisely the time needed for the patient in the ICU.</text:span></text:p>
        <text:p text:style-name="P35"><text:span text:style-name="T127">However, our stud</text:span><text:span text:style-name="T128">y</text:span><text:span text:style-name="T127"> should be compared </text:span><text:span text:style-name="T128">to these</text:span><text:span text:style-name="T145"><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47"><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46"><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28">studies </text:span><text:span text:style-name="T127">with caution since </text:span><text:span text:style-name="T236">they have included in their study patients with EF&lt; 35%, <text:s/>NYHA III/IV and valve surgery patients.</text:span></text:p>
        <text:p text:style-name="P35"><text:span text:style-name="T312">T</text:span><text:span text:style-name="T311">he fact that inclusion of valve surgery can dramatically alter the diagnostic performance of pre-opreative natriuretic peptide is most clearly shown </text:span><text:span text:style-name="T313">by</text:span><text:span text:style-name="T311"> Fellahi et al.</text:span><text:span text:style-name="T266"><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314"> <text:s/></text:span><text:span text:style-name="T315">I</text:span><text:span text:style-name="T326">n their <text:s/>study</text:span><text:span text:style-name="T274"><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326"> , </text:span><text:span text:style-name="T327">which</text:span><text:span text:style-name="T326"> included CABG and <text:s/>AVR patients; <text:s/>ROC curve analysis </text:span><text:span text:style-name="T328">of pre-operative BNP </text:span><text:span text:style-name="T326">revealed </text:span><text:span text:style-name="T328">AUC of 0.67 (p= 0.002) for predicting MACEs. <text:s/></text:span><text:span text:style-name="T326">However, when they re-analysed the data after dividing the patients into t</text:span><text:span text:style-name="T329">w</text:span><text:span text:style-name="T326">o groups, CABG </text:span><text:span text:style-name="T329">group </text:span><text:span text:style-name="T326">and AVR group; </text:span><text:span text:style-name="T330">preoperative BNP levels were significantly different </text:span><text:span text:style-name="T326">between the groups despite other demographic data being comparable, and p</text:span><text:span text:style-name="T331">reop</text:span><text:span text:style-name="T332">erative </text:span><text:span text:style-name="T326">values of </text:span><text:span text:style-name="T332">BNP were </text:span><text:span text:style-name="T329">more</text:span><text:span text:style-name="T332"> accurate in predicting MACEs after AVR </text:span><text:span text:style-name="T333">(</text:span><text:span text:style-name="T334">area under </text:span><text:span text:style-name="T333">ROC <text:s/>0.78, p&lt;0.001)</text:span><text:span text:style-name="T332">, whereas </text:span><text:span text:style-name="T326">no</text:span><text:span text:style-name="T384"> significant</text:span><text:span text:style-name="T332"> discrimination was found for BNP values in predicting long-</text:span><text:span text:style-name="T335">t</text:span><text:span text:style-name="T332">erm adverse cardiac outcome after </text:span><text:span text:style-name="T384">CABG surgery</text:span><text:span text:style-name="T332"> </text:span><text:span text:style-name="T333">(</text:span><text:span text:style-name="T334">area under </text:span><text:span text:style-name="T333">ROC 0.54, p</text:span><text:span text:style-name="T326">=</text:span><text:span text:style-name="T333">0.3</text:span><text:span text:style-name="T326">2</text:span><text:span text:style-name="T333">)</text:span><text:span text:style-name="T335">. <text:s/></text:span><text:span text:style-name="T336">Attaran</text:span><text:span text:style-name="T275"><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336"> </text:span><text:span text:style-name="T327">also </text:span><text:span text:style-name="T336">found significant differences in pre-operative BNP levels in patients undergoing AVR/MVR vs CABG. <text:s/></text:span><text:span text:style-name="T329">And </text:span><text:span text:style-name="T337">Cuthbertson</text:span><text:span text:style-name="T276"><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76"> </text:span><text:span text:style-name="T327">in</text:span><text:span text:style-name="T329"> </text:span><text:span text:style-name="T337">multivariable analysis of pre-operative variables affecting mortality </text:span><text:span text:style-name="T327">reported </text:span><text:span text:style-name="T337">valve/aortic surgery±CABG </text:span><text:span text:style-name="T149">having</text:span><text:span text:style-name="T337"> OR <text:s/>3.38, </text:span><text:span text:style-name="T327">and </text:span><text:span text:style-name="T337"><text:s/>valve/aortic surgery was an independent factor predicting </text:span><text:span text:style-name="T338">hospital stay &gt; 1week with OR 1.67.</text:span></text:p>
        <text:p text:style-name="P35"><text:span text:style-name="T215">Schachner et al., 2010</text:span><text:span text:style-name="T255"><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255"> </text:span><text:span text:style-name="T256"><text:s/></text:span><text:span text:style-name="T377">reported statistically significant difference </text:span><text:span text:style-name="T378">in</text:span><text:span text:style-name="T377"> ICU stay in patients who had NTproBNP levels &gt;502pg/mL </text:span><text:span text:style-name="T379">as</text:span><text:span text:style-name="T378"> ‘In general, those patients exhibited a higher rate of comorbidities, resulting in an increased risk </text:span><text:soft-page-break/><text:span text:style-name="T378">score’. </text:span><text:span text:style-name="T379">T</text:span><text:span text:style-name="T378">hey didn’t provide any multivariable analysis to determine whether NTproBNP is and independent factor for prolonged ICU stay. <text:s/></text:span><text:span text:style-name="T379">And</text:span><text:span text:style-name="T376"> while they</text:span><text:span text:style-name="T252"><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252"> <text:s/></text:span><text:span text:style-name="T376">only included in their study patients undergoing isolated CABG; <text:s/></text:span><text:span text:style-name="T380">older <text:s/>patients, <text:s/>and those with renal impairment and urgent surgeries where included, </text:span><text:span text:style-name="T381">result</text:span><text:span text:style-name="T380">ing</text:span><text:span text:style-name="T381"> in NTproBNP levels much higher than in our study. <text:s/></text:span></text:p>
        <text:p text:style-name="P35"><text:span text:style-name="T339">Our study showed no significant differences </text:span><text:span text:style-name="T340">in </text:span><text:span text:style-name="T339">NTproBNP between patients with and without post-operative atrial fibrillation AF. <text:s/>This is similar to reports by Jogia</text:span><text:span text:style-name="T277"><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339">, and Attaran</text:span><text:span text:style-name="T277"><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339">.</text:span></text:p>
        <text:p text:style-name="P35"><text:span text:style-name="T341">Cuthbertson</text:span><text:span text:style-name="T278"><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341"> </text:span><text:span text:style-name="T326">reported an odds ratio of 1.02(1-1.03) per 250pg/mL increase in pre-operative NTproBNP and the development of post-operative AF (p=0.02). <text:s/>Apart from the fact that the value itself is of very poor diagnostic </text:span><text:span text:style-name="T329">performance</text:span><text:span text:style-name="T326">, the 95% confidence interval CI included 1, undermining its statistical significance.</text:span></text:p>
        <text:p text:style-name="P35"><text:span text:style-name="T342">O</text:span><text:span text:style-name="T326">ther studies</text:span><text:span text:style-name="T273"><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273"><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73"><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326"> report</text:span><text:span text:style-name="T343">ed</text:span><text:span text:style-name="T326"> AF as part of a composite endpoint in the form of ‘cardiac complications’ or ‘major </text:span><text:span text:style-name="T344">adverse cardiac events’ so these can’t be fairly compared.</text:span></text:p>
        <text:p text:style-name="P37"><text:span text:style-name="T150">Noteworthy is t</text:span><text:span text:style-name="T326">he incidence of AF in our study. <text:s/></text:span><text:span text:style-name="T345">While the incidence of post-cardiac surgey AF is reported to be as high as 35%</text:span><text:span text:style-name="T279"><text:bibliography-mark text:identifier="greenberg 2017" text:bibliography-type="article" text:author="Greenberg JW, Lancaster TS, Schuessler RB, Melby SJ" text:journal="Eur J Cardiothorac Surg" text:pages="665-672" text:title="Postoperative atrial fibrillation following cardiac surgery: a persistent complication" text:volume="52" text:year="2017">[25]</text:bibliography-mark></text:span><text:span text:style-name="T345">, only </text:span><text:span text:style-name="T343">4</text:span><text:span text:style-name="T345"> (</text:span><text:span text:style-name="T343">6.2</text:span><text:span text:style-name="T345">%) of our patients developed post-operative AF. <text:s/>This is likely due to the lower risk factors </text:span><text:span text:style-name="T329">found in our patient (p</text:span><text:span text:style-name="T345">atients with pre-operative AF, valvular disease </text:span><text:span text:style-name="T346">and severe COPD</text:span><text:span text:style-name="T345"> were excluded from our study</text:span><text:span text:style-name="T329">)</text:span><text:span text:style-name="T345">. <text:s/>Our patients were relatively young with good EF (mean age 57.62, EF 50.9). <text:s/></text:span><text:span text:style-name="T346">All had their beta-blockers on the morning of surgery and resumed them on the second post-operative day. <text:s/>In fact, Chen</text:span><text:span text:style-name="T280"><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346"> reported even lower incidence of ‘new onset arrhythmia’ 3/76 patients (3.9%), in a population similar to ours.</text:span></text:p>
        <text:p text:style-name="P37"><text:span text:style-name="T347">O</text:span><text:span text:style-name="T326">ur study showed no significant differences in NTproBNP levels in patients who </text:span><text:span text:style-name="T348">required</text:span><text:span text:style-name="T326"> or not prolonged </text:span><text:span text:style-name="T348">mechanical ventilation &gt;24hr</text:span><text:span text:style-name="T326">. <text:s/></text:span><text:span text:style-name="T349">Öztekin</text:span><text:span text:style-name="T281"><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349"> and </text:span><text:span text:style-name="T350">Ak</text:span><text:span text:style-name="T351">h</text:span><text:span text:style-name="T350">medova</text:span><text:span text:style-name="T282"><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282"> </text:span><text:span text:style-name="T350">found no significant difference in ventilation time in patients with high vs low NTproBNP levels. <text:s/>Similarly Sindhvananda</text:span><text:span text:style-name="T282"><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21]</text:bibliography-mark></text:span><text:span text:style-name="T282"> </text:span><text:span text:style-name="T350">found no significant differences in </text:span><text:span text:style-name="T343">pre-operative </text:span><text:span text:style-name="T350">NTproBNP in patients who had simple, difficult, or prolonged weaning.</text:span></text:p>
        <text:p text:style-name="P35"><text:span text:style-name="T352">This is in contrast to</text:span><text:span text:style-name="T347"> Liu</text:span><text:span text:style-name="T283"><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347"> and </text:span><text:span text:style-name="T353">Jogia</text:span><text:span text:style-name="T284"><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84"> </text:span><text:span text:style-name="T352">who </text:span><text:span text:style-name="T347">reported </text:span><text:span text:style-name="T329">‘</text:span><text:span text:style-name="T347">good’ correlation between v</text:span><text:span text:style-name="T352">entilation time and NTproBNP levels. Yet the coefficients they calculated are rather modest, (r=0.177, p=0.009) and </text:span><text:span text:style-name="T354">(r=0.46, p=0.015</text:span><text:span text:style-name="T355">) respectively. <text:s/>Cuthbertson</text:span><text:span text:style-name="T285"><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355"> also reported weak performance of NTproBNP in predicting the need for mechanical ventilation &gt;24hr postoperative (OR=1.03).</text:span></text:p>
        <text:p text:style-name="P35"><text:span text:style-name="T369">T</text:span><text:span text:style-name="T368">hus, earlier studies showed significant, but weak correlation between pre-op</text:span><text:span text:style-name="T370">e</text:span><text:span text:style-name="T368">rative natriuretic peptides and ventilation time, while more recent studies seem to lack that finding.</text:span><text:span text:style-name="T371"> <text:s/>One can speculate that since the </text:span><text:span text:style-name="T372">correlation </text:span><text:span text:style-name="T371">was weak to begin with,</text:span><text:span text:style-name="T372"> even minor improvements in mechanical ventilation </text:span><text:span text:style-name="T371">technologies and</text:span><text:span text:style-name="T372"> protocols </text:span><text:span text:style-name="T373">might have</text:span><text:span text:style-name="T372"> render</text:span><text:span text:style-name="T373">ed</text:span><text:span text:style-name="T372"> it invalid.</text:span></text:p>
        <text:p text:style-name="P35"><text:span text:style-name="T326">Our study showed no significant </text:span><text:span text:style-name="T343">correlation between</text:span><text:span text:style-name="T326"> NtproBNP </text:span><text:span text:style-name="T150">mortality.</text:span><text:span text:style-name="T326">. <text:s/>This is similar to </text:span><text:span text:style-name="T356">Jogia</text:span><text:span text:style-name="T286"><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86"> </text:span><text:span text:style-name="T356">, </text:span><text:span text:style-name="T343">and is likely</text:span><text:span text:style-name="T356"> due to the very low mortality count in our study (2/65 patients) and Jogia’s</text:span><text:span text:style-name="T286"><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356"> (2/118). <text:s/></text:span><text:span text:style-name="T357">Also most of the other studies were looking into correlations with 1month mortality </text:span><text:span text:style-name="T287"><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287"><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287"><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87"><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87"><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357"><text:s/>or long-term</text:span><text:span text:style-name="T287"><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287"><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357"> mortality, whereas we were looking into in-hospital mortality.</text:span></text:p>
        <text:p text:style-name="P35"><text:span text:style-name="T326">Schachner</text:span><text:span text:style-name="T273"><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358"> </text:span><text:span text:style-name="T359">found that NT-proBNP </text:span><text:span text:style-name="T360">&gt;502pg/mL </text:span><text:span text:style-name="T359">predicted</text:span><text:span text:style-name="T361"> overall</text:span><text:span text:style-name="T362"> </text:span><text:span text:style-name="T359">mortality </text:span><text:span text:style-name="T150">with</text:span><text:span text:style-name="T363"> sensitivity </text:span><text:span text:style-name="T364">66.7%</text:span><text:span text:style-name="T363"> and <text:s/>specificity </text:span><text:span text:style-name="T364">63.9%</text:span><text:span text:style-name="T363">, </text:span><text:span text:style-name="T343">but they didn’t report the area under curve. <text:s/></text:span><text:span text:style-name="T363">R</text:span><text:span text:style-name="T326">ecently, two large studies</text:span><text:span text:style-name="T273"><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73"><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326"> looked into the predictive performance of pre-operative natriuretic peptides on mortality, in comparison with EuroSCORE II. <text:s/>Brynildsen</text:span><text:span text:style-name="T273"><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326"> found </text:span><text:span text:style-name="T365">that pre-operative NTproBNP &gt;1170 pg/mL predicted with sensitivity 66%, specificity 73% and area under ROC curve 0.73, while EuroSCORE II had an area under ROC curve 0.74. <text:s/></text:span><text:span text:style-name="T326">Suc</text:span><text:span text:style-name="T288"><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326"> found poor performance of pre-operative BNP in predicting mortality with area under ROC curve 0.66 compared to EuroSCORE II which had area under ROC curve 0.82. <text:s/>In univariate analysis, BNP was associated with mortality with an unadjusted OR of 1.06. <text:s/>In a multivariable analysis, however, BNP was not associated with mortality anymore. <text:s/>The differences between the performance of natriuretic peptides in the two studies might be explained by the duration of </text:span><text:soft-page-break/><text:span text:style-name="T326">follow-up. <text:s/>While Suc</text:span><text:span text:style-name="T273"><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326"> were looking into in-hospital mortality, Brynildsen</text:span><text:span text:style-name="T273"><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326"> were looking into long-term mortality (961 days of follow-up). <text:s/>This also explain</text:span><text:span text:style-name="T366">s</text:span><text:span text:style-name="T326"> the better performance of EuroSCORE II in </text:span><text:span text:style-name="T366">Suc</text:span><text:span text:style-name="T273"><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326"> <text:s/>since it is actually designed and calibrated for in-hospital mortality.</text:span></text:p>
        <text:p text:style-name="P35"><text:span text:style-name="T363">O</text:span><text:span text:style-name="T326">ur study showed no significant differences in NTproBNP levels in patients who did or didn’t developed post-operative low output heart failure. <text:s/>This was defined as inotropic support at second post-operative day, adrenaline &gt;50ng.kg</text:span><text:span text:style-name="T273">-1</text:span><text:span text:style-name="T326">.min</text:span><text:span text:style-name="T273">-1</text:span><text:span text:style-name="T326"> </text:span><text:span text:style-name="T367">or dobutamine &gt; 10µ</text:span><text:span text:style-name="T326">g.kg</text:span><text:span text:style-name="T273">-1</text:span><text:span text:style-name="T326">.min</text:span><text:span text:style-name="T273">-1</text:span><text:span text:style-name="T326"> <text:s/></text:span><text:span text:style-name="T367">at any time and/or need for intra-aortic balloon pump. <text:s/></text:span><text:span text:style-name="T374"><text:s text:c="2"/></text:span><text:span text:style-name="T375">This is because many of our surgical and anaesthesia teams would use “low dose” inotropic support routinely for at least 12 hours post-operatively. <text:s/></text:span><text:span text:style-name="T367">Since no patient in our study needed IABP, this can be considered synonymous with need for inotropic support.</text:span></text:p>
        <text:p text:style-name="P35"><text:span text:style-name="T367">S</text:span><text:span text:style-name="T326">imilarly, Öztekin</text:span><text:span text:style-name="T273"><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326"> found no differences in inotropic support among patients with low, moderately elevated and high pre-operative levels of NTproBNP in throughout a post-operative 3-day period.</text:span></text:p>
        <text:p text:style-name="P35"><text:span text:style-name="T393">Jogia</text:span><text:span text:style-name="T291"><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393"> </text:span><text:span text:style-name="T124">reported</text:span><text:span text:style-name="T393"> </text:span><text:span text:style-name="T394">modest</text:span><text:span text:style-name="T393"> correlation </text:span><text:span text:style-name="T411">between </text:span><text:span text:style-name="T393">pre-operative NTproBNP and </text:span><text:span text:style-name="T395">total perioperative noradrenaline dose (r=</text:span><text:span text:style-name="T396">0.55, p=0.003) </text:span><text:span text:style-name="T411">that was </text:span><text:span text:style-name="T393">‘</text:span><text:span text:style-name="T396">not useful as a predictor with the error of calssification almost 50%’.</text:span></text:p>
        <text:p text:style-name="P35"><text:span text:style-name="T316">This is in contrast to </text:span><text:span text:style-name="T317">Eliasdottir</text:span><text:span text:style-name="T267"><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318"> </text:span><text:span text:style-name="T151">who reported that</text:span><text:span text:style-name="T318"> NTproBNP levels </text:span><text:span text:style-name="T151">predicted inotropic support with an ar</text:span><text:span text:style-name="T318">rea under ROC curve was 0.84, sensitivity 79% and specificity 75% at cutoff 376pg/mL </text:span><text:span text:style-name="T316">and</text:span><text:span text:style-name="T318"> </text:span><text:span text:style-name="T319">[</text:span><text:span text:style-name="T318">Akhmedova et al., 2020]</text:span><text:span text:style-name="T267"><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318"> found significant difference in inotropic requirement between patients with NTproBNP more than and less than 430pg/mL <text:s/>(r=0.62). </text:span><text:span text:style-name="T319">Attaran</text:span><text:span text:style-name="T268"><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319"> also found significant differences in BNP levels in patients requiring inotropes and/or IABP.</text:span></text:p>
        <text:p text:style-name="P35">While <text:span text:style-name="T397">Krzych</text:span><text:span text:style-name="T292"><text:bibliography-mark text:identifier="krzych" text:bibliography-type="article" text:author="Krzych Ł, Szurlej D, Kołodziej T, Machej L, Węglarzy A, Błach A, Wilczyński M, Woś S , Bochenek A" text:journal="Kardiologia Polska" text:pages="1121–1127" text:title="Diagnostic accuracy of pre−operative NT−proBNP level in predicting short−term outcomes in coronary surgery: a pilot study" text:volume="69(11)" text:year="2011">[26]</text:bibliography-mark></text:span><text:span text:style-name="T397"> report no significant correlation between NTproBNP and low cardiac output syndrome, they didn’t define it and the numbers challenge a classical textbook definition of it. <text:s/>They report that 9% of their patients had low cardiac output syndrome, </text:span><text:span text:style-name="T398">7% needed IABP, while 61% needed inotropic support. <text:s/></text:span><text:span text:style-name="T399">However, </text:span><text:span text:style-name="T125">f</text:span><text:span text:style-name="T399">or the need o</text:span><text:span text:style-name="T412">f</text:span><text:span text:style-name="T399"> inotrop</text:span><text:span text:style-name="T412">es</text:span><text:span text:style-name="T399"> area under ROC curve was 0.73</text:span><text:span text:style-name="T400">(p&lt;0.001)</text:span><text:span text:style-name="T399">, sensitivity 55.7%, specificity 82.1% at cutoff 684pg/mL.</text:span></text:p>
        <text:p text:style-name="P35"><text:span text:style-name="T320">Similar to our study, Öztekin</text:span><text:span text:style-name="T269"><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320"> found no significant difference between patinets with low and high levels of NTproBNP in ICU or hospital stay, duration of intubation and need for inotropes. </text:span><text:span text:style-name="T321">Hamed </text:span><text:span text:style-name="T322">et al.</text:span><text:span text:style-name="T270"><text:bibliography-mark text:identifier="hamed 2019" text:bibliography-type="article" text:author="AHMED M.M. HAMED; MOHAMED M. ABO EL-NASR; EL-ATAFY E. EL-ATAFY andABD EL-HADY M. TAHA" text:journal="Med. J. Cairo Univ." text:pages="107-111" text:title="Perioperative Prognostic Value of N-Terminal Pro-Brain NatriureticPeptide (NT- proBNP) Level in Patients Undergoing Open HeartSurgery" text:volume="87(1)" text:year="2019">[27]</text:bibliography-mark></text:span><text:span text:style-name="T321"> measured in their study pre and post-</text:span><text:span text:style-name="T323">operative NTproBNP levels. <text:s text:c="2"/>They found positive correlation between post-operative NTproBNP levles and many of the </text:span><text:span text:style-name="T322">post-operative </text:span><text:span text:style-name="T323">clinical outcome</text:span><text:span text:style-name="T322">s</text:span><text:span text:style-name="T323">, <text:s/></text:span><text:span text:style-name="T322">h</text:span><text:span text:style-name="T323">owever, they didn’t mention</text:span><text:span text:style-name="T321"> </text:span><text:span text:style-name="T322">any correlation between </text:span><text:span text:style-name="T152">levels and outcome.</text:span></text:p>
        <text:p text:style-name="P35"><text:span text:style-name="T324">Chen’</text:span><text:span text:style-name="T322">s study</text:span><text:span text:style-name="T271"><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324"> </text:span><text:span text:style-name="T322">is the most similar to ours in cohort and outcome. <text:s/>T</text:span><text:span text:style-name="T325">hey report</text:span><text:span text:style-name="T322">ed</text:span><text:span text:style-name="T325"> higher, but non-significant levels of pre-operative NTproBNP in patients with prolonged ICU stay, prolonged hospitalization and major complications. <text:s/>‘Because elective CABG surgery was a prerequisite for enrollment <text:s/>… our preoperative BNP and NT-proBNP concentrations were lower than those in previous studies. This may explain why preoperative BNP and NT- proBNP are not significantly associated with outcomes.’</text:span><text:span text:style-name="T272"><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p>
        <text:p text:style-name="P35"/>
        <text:p text:style-name="P36"><text:span text:style-name="T401">C</text:span>onclusion</text:p>
        <text:p text:style-name="P35">Our study didn’t show significant correlation between pre-operative NTproBNP and <text:s/>post-operative heart failure, arrhythmias, perioperative myocardial infarction, length of ICU stay, prolonged intubation, hospital stay or mortality. <text:s/>This is likely due to the low incidence of complications and low NTproBNP levels secondary to the predicted favorable outcomes in our patients given that they had very low risk factor.</text:p>
        <text:p text:style-name="P35">However, through reviewing other studies we’ve <text:span text:style-name="T405">come </text:span>to the conclusion that pre-operative NTproBNP can’t predict post-operative neurological complications<text:span text:style-name="T248"><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 and peri-operative myocardial infarction<text:span text:style-name="T293"><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293"><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293"><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59"><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 <text:s/>This is likely because they are more dependent on intra-operative variable that can’t be captured by pre-operative natriuretic peptide levels.</text:p>
        <text:p text:style-name="P35">Pre-operative natriuretic peptides has moderate<text:span text:style-name="T301"> to weak</text:span><text:span text:style-name="T248"><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48"><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301"> correlation with different post-operative variables. <text:s/>Their diagnostic </text:span><text:soft-page-break/><text:span text:style-name="T301">performance on predicting MACEs</text:span><text:span text:style-name="T248"><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248"><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48"><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301"> </text:span><text:span text:style-name="T390">and/or mid to long-term </text:span><text:span text:style-name="T301">mortality is better and more consistent </text:span><text:span text:style-name="T390">across studies than with individual outcome variables. <text:s/>Diagnostic accuracy indices suggest that natriuretic peptides are better used as exclusion tests (low positive predictve value vs good negative predictive value).</text:span></text:p>
        <text:p text:style-name="P35"><text:span text:style-name="T390">Predictive performance is better in valvular surgery than in CABG</text:span><text:span text:style-name="T297"><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390"> <text:s/>this is likely because post-operative outcome is more affected by intra-operative variables (eg. ischemia and myocardial protection) in coronary surgery.</text:span></text:p>
        <text:p text:style-name="P35"><text:span text:style-name="T301">W</text:span><text:span text:style-name="T391">h</text:span><text:span text:style-name="T301">ether</text:span><text:span text:style-name="T248"><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28]</text:bibliography-mark></text:span><text:span text:style-name="T301"> </text:span><text:span text:style-name="T392">or not</text:span><text:span text:style-name="T294"><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29]</text:bibliography-mark></text:span><text:span text:style-name="T294"> </text:span><text:span text:style-name="T392"><text:s/>pre-operative natriuretic peptides are independent predictors of poor outcome has also been inconclusive. <text:s/></text:span><text:span text:style-name="T385">W</text:span><text:span text:style-name="T386">hile this is </text:span><text:span text:style-name="T385">a </text:span><text:span text:style-name="T386">valid </text:span><text:span text:style-name="T385">and interesting </text:span><text:span text:style-name="T386">research question, it might be of less clinical </text:span><text:span text:style-name="T385">relevance</text:span><text:span text:style-name="T386">. <text:s/></text:span><text:span text:style-name="T387"><text:s text:c="2"/></text:span><text:span text:style-name="T388">Altough</text:span><text:span text:style-name="T385"> many existing clinical prognostic models such as EuroSCORE are very useful, </text:span><text:span text:style-name="T387">m</text:span><text:span text:style-name="T385">ost of these clinical prognostic scores for cardiac surgery are </text:span><text:span text:style-name="T387">primarily</text:span><text:span text:style-name="T385"> useful in predicting mortality. <text:s/></text:span><text:span text:style-name="T389">The predictive value of natriuretic peptides on length of ICU stay and post-operative inotropic support </text:span><text:span text:style-name="T388">was more consistent in centers adopting ‘fast-track’ protocols</text:span><text:span text:style-name="T389">. <text:s/></text:span><text:span text:style-name="T387">An established scoring system for the prediction of morbidity and lengths of stay following cardiac surgeyr will be invaluable in resource allocation</text:span><text:span text:style-name="T388">. <text:s/>A relatively cheap, simple, reproducible test, like natriuretic peptide measurement, we imagine; will be part of such a scoring system.</text:span></text:p>
        <text:p text:style-name="P35"><text:span text:style-name="T11">Acknowledgments</text:span>: This research was carried out without funding.</text:p>
        <text:p text:style-name="P35"><text:span text:style-name="T11">Conflicts of interest</text:span>: No conflicts of interest declared.</text:p>
        <text:p text:style-name="P33"><text:span text:style-name="T11">Authors' Contributions</text:span>: All authors had equal role in design, work, statistical analysis and manuscript writing. All authors have approved the final article work.</text:p>
      </text:section>
      <text:bibliography text:style-name="Sect2" text:protected="true" text:name="Bibliography1">
        <text:bibliography-source>
          <text:index-title-template text:style-name="Bibliography_20_Heading">Reference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p text:style-name="Bibliography_20_Heading">References</text:p>
          </text:index-title>
          <text:p text:style-name="P1">[1] <text:s text:c="2"/>Iwanaga, I Nishi, S Furuichi, T Noguchi, K Sase, and Y Kihara. B-type natriuretic peptide strongly reflects diastolic wall stress in patients with chronic heart failure: comparison between systolic and diastolic heart failure. Journal of American College of Cardiology, 2006;47:742-748</text:p>
          <text:p text:style-name="P1">[2] <text:s text:c="2"/>Emdin, Passino C, and Prontera C et al. Cardiac natriuretic hormones, neuroormones, thyroid hormones and cytokines in normal subjects and patients with heart failure. Clin Chem Lab Med, 2004;42:627–636</text:p>
          <text:p text:style-name="P1">[3] <text:s text:c="2"/>Potter. Natriuretic peptide metabolism, clearance and degradation. FEBS J, 2011;278:1808–1817</text:p>
          <text:p text:style-name="P1">[4] <text:s text:c="2"/>Clerico and Emdin. Diagnostic accuracy and prognostic relevance of the measurement of the cardiac natriuretic peptides: a review. Clin Chem, 2004;50:33-50</text:p>
          <text:p text:style-name="P1">[5] <text:s text:c="2"/>Gaggin and James L Januzzi. Natriuretic peptides in heart failure syndrome. Clin Lab Med, 2014;34:43-58</text:p>
          <text:p text:style-name="P1">[6] <text:s text:c="2"/>Litton E and Ho KM. The use of pre-operative brain natriuretic peptides as a predictor of adverse outcones after cardiac surgery: a systematic review and meta-analysis. European Journal of Cardio-thoracic Surgery, 2012;41:525-534</text:p>
          <text:p text:style-name="P1">[7] <text:s text:c="2"/>Attaran S, Sherwood R, Desai J, Langworthy R, Mhandu R, John L, El-Gamel A. <text:s/>Brain natriuretic peptide a predictive marker in cardiac surgery. , 2009;9:662-666</text:p>
          <text:p text:style-name="P1">[8] <text:s text:c="2"/>Fellahi JL, Daccache G, Rubes D, Massetti M, Gérard JL, Hanouz JL. Does Preoperative B-Type Natriuretic Peptide Better Predict Adverse Outcome and Prolonged Length of Stay Than the Standard European System for Cardiac Operative Risk Evaluation After Cardiac Surgery?. , 2011;25(2):256-262</text:p>
          <text:p text:style-name="P1">[9] <text:s text:c="2"/>Fellahi JL, Daccache G, Makroum Y, Massetti M, Gérard JL, Hanouz JL. The Prognostic Value of B-Type Natriuretic Peptide After Cardiac Surgery: A Comparative Study Between Coronary Artery Bypass Graft Surgery and Aortic Valve Replacement. Journal of Cardiothoracic and Vascular Anesthesia, 2012;26(4):624-30</text:p>
          <text:p text:style-name="P1">[10] <text:s text:c="2"/>Chen TH, Ching-Ling Lin, Joseph Jaey-Ming Shih, James Yao-Ming Shih, Chung-Huo Chen, Mei-Ling Chang, Chih-Hui Chin. Plasma B-type natriuretic peptide in predicting outcomes of elective coronary artery bypass surgery. Kaohsiung Journal of Medical Sciences, 2013;29:254-258</text:p>
          <text:p text:style-name="P1">[11] <text:s text:c="2"/>Gaspard Suc, Philippe Estagnasie, Alain Brusset, Niki Procopi, Pierre Squara &amp;Lee S. <text:soft-page-break/>Nguyen. Effect of BNP on risk assessmentin cardiac surgery patients,in addition to EuroScore II. Scientific Reports, 2020;10:10865</text:p>
          <text:p text:style-name="P1">[12] <text:s text:c="2"/>Kerbaul F, Collart F, Giorgi R, Oddoze C, Lejeune PJ, Guidon C, Caus T, Bellezza M, Gouin F. <text:s/>Increased plasma levels of pro=brain natriuretic peptide in patients with cardiovascular complications following off-pump coronary artery surgery. Intensive Care Med, 2004;30:1799-1806</text:p>
          <text:p text:style-name="P1">[13] <text:s text:c="2"/>Jogia PM, Kakoff M, Sleigh JW, Bertinelli A, LaPine M, Richards AM, Devlin G. NTproBNP <text:s/>secretion and clinical endpoints in cardiac surgery intensive care patients. Anaesth Intensive Care, 2007;35:363-369</text:p>
          <text:p text:style-name="P1">[14] <text:s text:c="2"/>Cerrahoglu M, Iskesen I, Tekin C, Onur E, Yildirim F, Sirin BH. N-terminal proBNP levels can predict cardiac failure after cardiac surgery. Circulation Journal, 2007;71:79-83</text:p>
          <text:p text:style-name="P1">[15] <text:s text:c="2"/>Eliasdottir SB, Klemenzson G, Torfason B, Valsson F. <text:s/>Brian natriuretic peptide is a good predictor for outcome in cardiac surgery. <text:s/>Acta Anaesthesiol Scan, 2008;52:182-187</text:p>
          <text:p text:style-name="P1">[16] <text:s text:c="2"/>Cuthbertson BH, Croal BL, Rae D, Gibson PH, McNeilly JD, Jeffrey RR, Cairns Smith W, Prescott GJ, Buchan KG, El-Shafei H, Gibson GA and Hillis GS. N-terminal pro-B-type natriuretic peptide levels and early outcome after cardiac surgery: a prospective cohort study. Br J Anaesth, 2009;103:647-653</text:p>
          <text:p text:style-name="P1">[17] <text:s text:c="2"/>Schachner T, Wiedemann D, Fetz H, Laufer G, Kocher A, Bonaros N. Influence of preoperative serum N-terminal pro-brain type natriuretic peptide on the postoperative outcome and survival rates of coronary artery bypass patients. Clinics, 2010;65(12):1239-1245</text:p>
          <text:p text:style-name="P1">[18] <text:s text:c="2"/>Liu H, Wang C, Liu L, Zhuang Y, Zhang Y. Perioperative application of N-terminal pro-brain natriuretic peptide in patients undergoing cardiac surgery. Journal of Cardiothoracic Surgery, 2013;8:1-5</text:p>
          <text:p text:style-name="P1">[19] <text:s text:c="2"/>Ahmet Öztekin, Mehmet Erdem Memetoðlu , Rasim Kutlu, Ali Ihsan Tekin, Ozan Erbasan, ÜmitArslan, Ozan Erdem, Özgür Akkaya, Mustafa Simsek, Murataliev Tolkun Muratalievic. The Predictive Value of Preoperative Serum NT-proBNP Levels for the Need for Inotropic Supportin the Postoperative Period in PatientsUndergoing Coronary Artery Bypass Grafting. Cardiovasc. j., 2017;9(2):90-96</text:p>
          <text:p text:style-name="P1">[20] <text:s text:c="2"/>Jon Brynildsen, Liisa Petäjä, Ville Pettilä, Ståle Nygård, Suvi T.Vaara, Rita Linko, Marjatta Okkonen, Tor-Arne Hagve, LeenaSoininen, Raili Suojaranta-Ylinen, Magnus Nakrem Lyngbakken,Torbjørn Omland, Helge Røsjø. The predictive value of NT-proBNP and hs-TnT for risk of deathin cardiac surgical patients. Clinical Biochemistry, 2018;53:65-71</text:p>
          <text:p text:style-name="P1">[21] <text:s text:c="2"/>Sindhvananda W, Bunpeth C, Chareonkulnawanun N. N-Terminal Pro-Brain NatriureticPeptide in Post Cardiac Surgery as a Predictor of Ventilator-Weaning Outcomes. Int J AnestheticAnesthesiol, 2019;6:085</text:p>
          <text:p text:style-name="P1">[22] <text:s text:c="2"/>Irina A. Akhmedova, Taalaibek Z. Kudaiberdiev, Damirbek A. Abibillaev, Akylbek A. Zhooshev, Dolonbek E. Zaripov,Kaiyrnisa T. Tilemanbetova, Guliza N. Naizabekova. Relationship of preoperative NT-pro-BNP with clinical, perioperative and prognostic markers in cardiacsurgery: Preliminary study results. Heart Vessels Transplant, 2020;4:</text:p>
          <text:p text:style-name="P1">[23] <text:s text:c="2"/>Gaggin and Januzzi. Biomarkers and diagnostics in heart failure. Biochem Biophys Acta, 2013;1832(12):2442-245-</text:p>
          <text:p text:style-name="P1">[24] <text:s text:c="2"/>Schachner T, Wiedemann D, Fetz H, Laufer G, Kocher A, Bonaros N. Influence of preoperative serum N-terminal pro-brain type natriuretic peptide on the postoperative outcome and survival rates of coronary artery bypass patients. Clinics, 2010;65(12):1239-1245</text:p>
          <text:p text:style-name="P1">[25] <text:s text:c="2"/>Greenberg JW, Lancaster TS, Schuessler RB, Melby SJ. Postoperative atrial fibrillation following cardiac surgery: a persistent complication. Eur J Cardiothorac Surg, 2017;52:665-672</text:p>
          <text:p text:style-name="P1">[26] <text:s text:c="2"/>Krzych Ł, Szurlej D, Kołodziej T, Machej L, Węglarzy A, Błach A, Wilczyński M, Woś S , Bochenek A. Diagnostic accuracy of pre−operative NT−proBNP level in predicting short−term outcomes in coronary surgery: a pilot study. Kardiologia Polska, 2011;69(11):1121–1127</text:p>
          <text:p text:style-name="P1">[27] <text:s text:c="2"/>AHMED M.M. HAMED; MOHAMED M. ABO EL-NASR; EL-ATAFY E. EL-ATAFY andABD EL-HADY M. TAHA. Perioperative Prognostic Value of N-Terminal Pro-Brain NatriureticPeptide (NT- proBNP) Level in Patients Undergoing Open HeartSurgery. Med. J. Cairo Univ., 2019;87(1):107-111</text:p>
          <text:p text:style-name="P1">[28] <text:s text:c="2"/>Cuthbertson BH, Croal BL, Rae D, Gibson PH, McNeilly JD, Jeffrey RR, Cairns Smith W, Prescott GJ, Buchan KG, El-Shafei H, Gibson GA and Hillis GS. N-terminal pro-B-type natriuretic peptide levels and early outcome after <text:soft-page-break/>cardiac surgery: a prospective cohort study. Br J Anaesth, 2009;103:647-653</text:p>
          <text:p text:style-name="P1">[29] <text:s text:c="2"/>Gaspard Suc, Philippe Estagnasie, Alain Brusset, Niki Procopi, Pierre Squara &amp;Lee S. Nguyen. Effect of BNP on risk assessmentin cardiac surgery patients,in addition to EuroScore II. Scientific Reports, 2020;10:10865</text:p>
        </text:index-body>
      </text:bibliography>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 svg:font-family=""/>
    <style:font-face style:name="Linux Libertine Mono O" svg:font-family="'Linux Libertine Mono O'"/>
    <style:font-face style:name="Times New Roman1"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ew Century Schoolbook" svg:font-family="'New Century Schoolboo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82cm" style:contextual-spacing="false" fo:line-height="100%" fo:text-align="justify" style:justify-single-word="false" fo:text-indent="0cm" style:auto-text-indent="false">
        <style:tab-stops>
          <style:tab-stop style:position="2.619cm"/>
        </style:tab-stops>
      </style:paragraph-properties>
      <style:text-properties fo:font-variant="normal" fo:text-transform="none" fo:color="#000000" loext:opacity="100%" style:font-name="Times new roman" fo:font-family="'Times new roman'" style:font-family-generic="roman" fo:font-size="12pt" fo:font-style="normal" fo:font-weight="normal" officeooo:rsid="00198f84" style:font-name-asian="Calibri" style:font-family-asian="Calibri" style:font-family-generic-asian="system" style:font-pitch-asian="variable" style:font-size-asian="12pt" style:language-asian="en" style:country-asian="US" style:font-weight-asian="normal" style:font-name-complex="Times New Roman2" style:font-family-complex="'Times New Roman'" style:font-family-generic-complex="system" style:font-pitch-complex="variable" style:font-size-complex="12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font-size="11pt" style:font-name-asian="Calibri" style:font-family-asian="Calibri" style:font-family-generic-asian="system" style:font-pitch-asian="variable" style:font-size-asian="11pt" style:language-asian="en" style:country-asian="US"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82f58" style:font-size-asian="12pt" style:font-style-asian="normal" style:font-weight-asian="normal" style:font-size-complex="12pt" style:font-style-complex="normal" style:font-weight-complex="normal" style:text-overline-style="none" style:text-overline-color="font-color"/>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ListLabel_20_42" style:display-name="ListLabel 42" style:family="text">
      <style:text-properties fo:font-weight="bold" style:font-name-asian="Calibri" style:font-family-asian="Calibri" style:font-family-generic-asian="system" style:font-pitch-asian="variable" style:font-weight-asian="bold" style:font-name-complex="Times New Roman2" style:font-family-complex="'Times New Roman'" style:font-family-generic-complex="system" style:font-pitch-complex="variable"/>
    </style:style>
    <style:style style:name="ListLabel_20_41" style:display-name="ListLabel 41" style:family="text">
      <style:text-properties fo:font-weight="bold" style:font-name-asian="Calibri" style:font-family-asian="Calibri" style:font-family-generic-asian="system" style:font-pitch-asian="variable" style:font-weight-asian="bold"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5T09:50:43.310446087</meta:creation-date>
    <meta:generator>LibreOffice/7.0.4.2$Linux_X86_64 LibreOffice_project/00$Build-2</meta:generator>
    <dc:date>2021-01-26T17:13:33.908170595</dc:date>
    <meta:editing-duration>PT35M17S</meta:editing-duration>
    <meta:editing-cycles>4</meta:editing-cycles>
    <meta:document-statistic meta:table-count="3" meta:image-count="0" meta:object-count="0" meta:page-count="10" meta:paragraph-count="173" meta:word-count="4708" meta:character-count="33382" meta:non-whitespace-character-count="28654"/>
  </office:meta>
</office:document-meta>
</file>